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04cm"/>
    </style:style>
    <style:style style:name="co3" style:family="table-column">
      <style:table-column-properties fo:break-before="auto" style:column-width="6.188cm"/>
    </style:style>
    <style:style style:name="co4" style:family="table-column">
      <style:table-column-properties fo:break-before="auto" style:column-width="5.473cm"/>
    </style:style>
    <style:style style:name="co5" style:family="table-column">
      <style:table-column-properties fo:break-before="auto" style:column-width="33.777cm"/>
    </style:style>
    <style:style style:name="ro1" style:family="table-row">
      <style:table-row-properties style:row-height="0.41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80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dddddd"/>
    </style:style>
  </office:automatic-styles>
  <office:body>
    <office:spreadsheet>
      <table:table table:name="pnps" table:style-name="ta1" table:print="false">
        <table:table-column table:style-name="co1" table:number-columns-repeated="42" table:default-cell-style-name="Default"/>
        <table:table-column table:style-name="co1" table:number-columns-repeated="32" table:default-cell-style-name="ce3"/>
        <table:table-column table:style-name="co1" table:number-columns-repeated="950" table:default-cell-style-name="Default"/>
        <table:table-row table:style-name="ro1">
          <table:table-cell/>
          <table:table-cell office:value-type="string">
            <text:p>011_SRF_T</text:p>
          </table:table-cell>
          <table:table-cell office:value-type="string">
            <text:p>015_SRF_T</text:p>
          </table:table-cell>
          <table:table-cell office:value-type="string">
            <text:p>016_SRF_T</text:p>
          </table:table-cell>
          <table:table-cell office:value-type="string">
            <text:p>018_SRF_T</text:p>
          </table:table-cell>
          <table:table-cell office:value-type="string">
            <text:p>019_SRF_T</text:p>
          </table:table-cell>
          <table:table-cell office:value-type="string">
            <text:p>022_DCM_T</text:p>
          </table:table-cell>
          <table:table-cell office:value-type="string">
            <text:p>025_DCM_T</text:p>
          </table:table-cell>
          <table:table-cell office:value-type="string">
            <text:p>031_SRF_T</text:p>
          </table:table-cell>
          <table:table-cell office:value-type="string">
            <text:p>032_SRF_T</text:p>
          </table:table-cell>
          <table:table-cell office:value-type="string">
            <text:p>033_SRF_T</text:p>
          </table:table-cell>
          <table:table-cell office:value-type="string">
            <text:p>037_MES_T</text:p>
          </table:table-cell>
          <table:table-cell office:value-type="string">
            <text:p>038_MES_T</text:p>
          </table:table-cell>
          <table:table-cell office:value-type="string">
            <text:p>039_DCM_T</text:p>
          </table:table-cell>
          <table:table-cell office:value-type="string">
            <text:p>039_MES_T</text:p>
          </table:table-cell>
          <table:table-cell office:value-type="string">
            <text:p>039_SRF_T</text:p>
          </table:table-cell>
          <table:table-cell office:value-type="string">
            <text:p>040_MES_T</text:p>
          </table:table-cell>
          <table:table-cell office:value-type="string">
            <text:p>040_SRF_T</text:p>
          </table:table-cell>
          <table:table-cell office:value-type="string">
            <text:p>040_ZZZ_T</text:p>
          </table:table-cell>
          <table:table-cell office:value-type="string">
            <text:p>041_DCM_T</text:p>
          </table:table-cell>
          <table:table-cell office:value-type="string">
            <text:p>041_SRF_T</text:p>
          </table:table-cell>
          <table:table-cell office:value-type="string">
            <text:p>042_DCM_T</text:p>
          </table:table-cell>
          <table:table-cell office:value-type="string">
            <text:p>042_SRF_T</text:p>
          </table:table-cell>
          <table:table-cell office:value-type="string">
            <text:p>043_SRF_T</text:p>
          </table:table-cell>
          <table:table-cell office:value-type="string">
            <text:p>044_SRF_T</text:p>
          </table:table-cell>
          <table:table-cell office:value-type="string">
            <text:p>046_SRF_T</text:p>
          </table:table-cell>
          <table:table-cell office:value-type="string">
            <text:p>047_SRF_T</text:p>
          </table:table-cell>
          <table:table-cell office:value-type="string">
            <text:p>049_SRF_T</text:p>
          </table:table-cell>
          <table:table-cell office:value-type="string">
            <text:p>050_SRF_T</text:p>
          </table:table-cell>
          <table:table-cell office:value-type="string">
            <text:p>051_SRF_T</text:p>
          </table:table-cell>
          <table:table-cell office:value-type="string">
            <text:p>052_DCM_T</text:p>
          </table:table-cell>
          <table:table-cell office:value-type="string">
            <text:p>052_SRF_T</text:p>
          </table:table-cell>
          <table:table-cell office:value-type="string">
            <text:p>053_SRF_T</text:p>
          </table:table-cell>
          <table:table-cell office:value-type="string">
            <text:p>054_SRF_T</text:p>
          </table:table-cell>
          <table:table-cell office:value-type="string">
            <text:p>067_SRF_T</text:p>
          </table:table-cell>
          <table:table-cell office:value-type="string">
            <text:p>068_DCM_T</text:p>
          </table:table-cell>
          <table:table-cell office:value-type="string">
            <text:p>068_SRF_T</text:p>
          </table:table-cell>
          <table:table-cell office:value-type="string">
            <text:p>070_MES_T</text:p>
          </table:table-cell>
          <table:table-cell office:value-type="string">
            <text:p>070_SRF_T</text:p>
          </table:table-cell>
          <table:table-cell office:value-type="string">
            <text:p>071_SRF_T</text:p>
          </table:table-cell>
          <table:table-cell office:value-type="string">
            <text:p>072_DCM_T</text:p>
          </table:table-cell>
          <table:table-cell office:value-type="string">
            <text:p>072_SRF_T</text:p>
          </table:table-cell>
          <table:table-cell table:style-name="Default" office:value-type="string">
            <text:p>076_DCM_T</text:p>
          </table:table-cell>
          <table:table-cell table:style-name="Default" office:value-type="string">
            <text:p>076_MES_T</text:p>
          </table:table-cell>
          <table:table-cell table:style-name="Default" office:value-type="string">
            <text:p>076_SRF_T</text:p>
          </table:table-cell>
          <table:table-cell table:style-name="Default" office:value-type="string">
            <text:p>078_DCM_T</text:p>
          </table:table-cell>
          <table:table-cell table:style-name="Default" office:value-type="string">
            <text:p>078_SRF_T</text:p>
          </table:table-cell>
          <table:table-cell table:style-name="Default" office:value-type="string">
            <text:p>080_SRF_T</text:p>
          </table:table-cell>
          <table:table-cell table:style-name="Default" office:value-type="string">
            <text:p>081_DCM_T</text:p>
          </table:table-cell>
          <table:table-cell table:style-name="Default" office:value-type="string">
            <text:p>081_SRF_T</text:p>
          </table:table-cell>
          <table:table-cell table:style-name="Default" office:value-type="string">
            <text:p>082_DCM_T</text:p>
          </table:table-cell>
          <table:table-cell table:style-name="Default" office:value-type="string">
            <text:p>082_SRF_T</text:p>
          </table:table-cell>
          <table:table-cell table:style-name="Default" office:value-type="string">
            <text:p>083_SRF_T</text:p>
          </table:table-cell>
          <table:table-cell table:style-name="Default" office:value-type="string">
            <text:p>084_SRF_T</text:p>
          </table:table-cell>
          <table:table-cell table:style-name="Default" office:value-type="string">
            <text:p>085_DCM_T</text:p>
          </table:table-cell>
          <table:table-cell table:style-name="Default" office:value-type="string">
            <text:p>085_SRF_T</text:p>
          </table:table-cell>
          <table:table-cell table:style-name="Default" office:value-type="string">
            <text:p>086_DCM_T</text:p>
          </table:table-cell>
          <table:table-cell table:style-name="Default" office:value-type="string">
            <text:p>086_SRF_T</text:p>
          </table:table-cell>
          <table:table-cell table:style-name="Default" office:value-type="string">
            <text:p>087_SRF_T</text:p>
          </table:table-cell>
          <table:table-cell table:style-name="Default" office:value-type="string">
            <text:p>088_SRF_T</text:p>
          </table:table-cell>
          <table:table-cell table:style-name="Default" office:value-type="string">
            <text:p>089_SRF_T</text:p>
          </table:table-cell>
          <table:table-cell table:style-name="Default" office:value-type="string">
            <text:p>090_SRF_T</text:p>
          </table:table-cell>
          <table:table-cell table:style-name="Default" office:value-type="string">
            <text:p>091_SRF_T</text:p>
          </table:table-cell>
          <table:table-cell table:style-name="Default" office:value-type="string">
            <text:p>092_SRF_T</text:p>
          </table:table-cell>
          <table:table-cell table:style-name="Default" office:value-type="string">
            <text:p>093_DCM_T</text:p>
          </table:table-cell>
          <table:table-cell table:style-name="Default" office:value-type="string">
            <text:p>093_SRF_T</text:p>
          </table:table-cell>
          <table:table-cell table:style-name="Default" office:value-type="string">
            <text:p>096_DCM_T</text:p>
          </table:table-cell>
          <table:table-cell table:style-name="Default" office:value-type="string">
            <text:p>096_SRF_T</text:p>
          </table:table-cell>
          <table:table-cell table:style-name="Default" office:value-type="string">
            <text:p>097_DCM_T</text:p>
          </table:table-cell>
          <table:table-cell table:style-name="Default" office:value-type="string">
            <text:p>097_MES_T</text:p>
          </table:table-cell>
          <table:table-cell table:style-name="Default" office:value-type="string">
            <text:p>097_SRF_T</text:p>
          </table:table-cell>
          <table:table-cell table:style-name="Default" office:value-type="string">
            <text:p>098_DCM_T</text:p>
          </table:table-cell>
          <table:table-cell table:style-name="Default" office:value-type="string">
            <text:p>098_MES_T</text:p>
          </table:table-cell>
          <table:table-cell table:style-name="Default" office:value-type="string">
            <text:p>098_SRF_T</text:p>
          </table:table-cell>
          <table:table-cell office:value-type="string">
            <text:p>099_SRF_T</text:p>
          </table:table-cell>
          <table:table-cell office:value-type="string">
            <text:p>100_DCM_T</text:p>
          </table:table-cell>
          <table:table-cell office:value-type="string">
            <text:p>100_MES_T</text:p>
          </table:table-cell>
          <table:table-cell office:value-type="string">
            <text:p>100_SRF_T</text:p>
          </table:table-cell>
          <table:table-cell office:value-type="string">
            <text:p>102_DCM_T</text:p>
          </table:table-cell>
          <table:table-cell office:value-type="string">
            <text:p>102_MES_T</text:p>
          </table:table-cell>
          <table:table-cell office:value-type="string">
            <text:p>102_SRF_T</text:p>
          </table:table-cell>
          <table:table-cell office:value-type="string">
            <text:p>106_DCM_T</text:p>
          </table:table-cell>
          <table:table-cell office:value-type="string">
            <text:p>106_MES_T</text:p>
          </table:table-cell>
          <table:table-cell office:value-type="string">
            <text:p>106_SRF_T</text:p>
          </table:table-cell>
          <table:table-cell office:value-type="string">
            <text:p>109_DCM_T</text:p>
          </table:table-cell>
          <table:table-cell office:value-type="string">
            <text:p>109_MES_T</text:p>
          </table:table-cell>
          <table:table-cell office:value-type="string">
            <text:p>109_SRF_T</text:p>
          </table:table-cell>
          <table:table-cell office:value-type="string">
            <text:p>110_DCM_T</text:p>
          </table:table-cell>
          <table:table-cell office:value-type="string">
            <text:p>110_MES_T</text:p>
          </table:table-cell>
          <table:table-cell office:value-type="string">
            <text:p>110_SRF_T</text:p>
          </table:table-cell>
          <table:table-cell office:value-type="string">
            <text:p>111_DCM_T</text:p>
          </table:table-cell>
          <table:table-cell office:value-type="string">
            <text:p>111_SRF_T</text:p>
          </table:table-cell>
          <table:table-cell office:value-type="string">
            <text:p>112_DCM_T</text:p>
          </table:table-cell>
          <table:table-cell office:value-type="string">
            <text:p>112_SRF_T</text:p>
          </table:table-cell>
          <table:table-cell office:value-type="string">
            <text:p>113_SRF_T</text:p>
          </table:table-cell>
          <table:table-cell office:value-type="string">
            <text:p>122_DCM_T</text:p>
          </table:table-cell>
          <table:table-cell office:value-type="string">
            <text:p>122_MES_T</text:p>
          </table:table-cell>
          <table:table-cell office:value-type="string">
            <text:p>122_SRF_T</text:p>
          </table:table-cell>
          <table:table-cell office:value-type="string">
            <text:p>123_MIX_T</text:p>
          </table:table-cell>
          <table:table-cell office:value-type="string">
            <text:p>123_SRF_T</text:p>
          </table:table-cell>
          <table:table-cell office:value-type="string">
            <text:p>124_MIX_T</text:p>
          </table:table-cell>
          <table:table-cell office:value-type="string">
            <text:p>124_SRF_T</text:p>
          </table:table-cell>
          <table:table-cell office:value-type="string">
            <text:p>125_MIX_T</text:p>
          </table:table-cell>
          <table:table-cell office:value-type="string">
            <text:p>125_SRF_T</text:p>
          </table:table-cell>
          <table:table-cell office:value-type="string">
            <text:p>127_DCM_T</text:p>
          </table:table-cell>
          <table:table-cell office:value-type="string">
            <text:p>127_SRF_T</text:p>
          </table:table-cell>
          <table:table-cell office:value-type="string">
            <text:p>128_DCM_T</text:p>
          </table:table-cell>
          <table:table-cell office:value-type="string">
            <text:p>128_SRF_T</text:p>
          </table:table-cell>
          <table:table-cell office:value-type="string">
            <text:p>129_DCM_T</text:p>
          </table:table-cell>
          <table:table-cell office:value-type="string">
            <text:p>129_SRF_T</text:p>
          </table:table-cell>
          <table:table-cell office:value-type="string">
            <text:p>131_DCM_T</text:p>
          </table:table-cell>
          <table:table-cell office:value-type="string">
            <text:p>131_MES_T</text:p>
          </table:table-cell>
          <table:table-cell office:value-type="string">
            <text:p>131_SRF_T</text:p>
          </table:table-cell>
          <table:table-cell office:value-type="string">
            <text:p>132_DCM_T</text:p>
          </table:table-cell>
          <table:table-cell office:value-type="string">
            <text:p>132_MES_T</text:p>
          </table:table-cell>
          <table:table-cell office:value-type="string">
            <text:p>132_SRF_T</text:p>
          </table:table-cell>
          <table:table-cell office:value-type="string">
            <text:p>133_DCM_T</text:p>
          </table:table-cell>
          <table:table-cell office:value-type="string">
            <text:p>133_SRF_T</text:p>
          </table:table-cell>
          <table:table-cell office:value-type="string">
            <text:p>134_SRF_T</text:p>
          </table:table-cell>
          <table:table-cell office:value-type="string">
            <text:p>135_DCM_T</text:p>
          </table:table-cell>
          <table:table-cell office:value-type="string">
            <text:p>135_SRF_T</text:p>
          </table:table-cell>
          <table:table-cell office:value-type="string">
            <text:p>136_SRF_T</text:p>
          </table:table-cell>
          <table:table-cell office:value-type="string">
            <text:p>137_DCM_T</text:p>
          </table:table-cell>
          <table:table-cell office:value-type="string">
            <text:p>137_MES_T</text:p>
          </table:table-cell>
          <table:table-cell office:value-type="string">
            <text:p>137_SRF_T</text:p>
          </table:table-cell>
          <table:table-cell office:value-type="string">
            <text:p>138_DCM_T</text:p>
          </table:table-cell>
          <table:table-cell office:value-type="string">
            <text:p>138_MES_T</text:p>
          </table:table-cell>
          <table:table-cell office:value-type="string">
            <text:p>138_SRF_T</text:p>
          </table:table-cell>
          <table:table-cell office:value-type="string">
            <text:p>139_SRF_T</text:p>
          </table:table-cell>
          <table:table-cell office:value-type="string">
            <text:p>140_SRF_T</text:p>
          </table:table-cell>
          <table:table-cell office:value-type="string">
            <text:p>141_SRF_T</text:p>
          </table:table-cell>
          <table:table-cell office:value-type="string">
            <text:p>142_DCM_T</text:p>
          </table:table-cell>
          <table:table-cell office:value-type="string">
            <text:p>142_MES_T</text:p>
          </table:table-cell>
          <table:table-cell office:value-type="string">
            <text:p>142_SRF_T</text:p>
          </table:table-cell>
          <table:table-cell office:value-type="string">
            <text:p>143_DCM_T</text:p>
          </table:table-cell>
          <table:table-cell office:value-type="string">
            <text:p>143_SRF_T</text:p>
          </table:table-cell>
          <table:table-cell office:value-type="string">
            <text:p>144_SRF_T</text:p>
          </table:table-cell>
          <table:table-cell office:value-type="string">
            <text:p>145_MES_T</text:p>
          </table:table-cell>
          <table:table-cell office:value-type="string">
            <text:p>145_SRF_T</text:p>
          </table:table-cell>
          <table:table-cell office:value-type="string">
            <text:p>147_SRF_T</text:p>
          </table:table-cell>
          <table:table-cell office:value-type="string">
            <text:p>148b_MES_T</text:p>
          </table:table-cell>
          <table:table-cell office:value-type="string">
            <text:p>148_SRF_T</text:p>
          </table:table-cell>
          <table:table-cell office:value-type="string">
            <text:p>149_MES_T</text:p>
          </table:table-cell>
          <table:table-cell office:value-type="string">
            <text:p>149_SRF_T</text:p>
          </table:table-cell>
          <table:table-cell office:value-type="string">
            <text:p>150_DCM_T</text:p>
          </table:table-cell>
          <table:table-cell office:value-type="string">
            <text:p>150_SRF_T</text:p>
          </table:table-cell>
          <table:table-cell office:value-type="string">
            <text:p>151_DCM_T</text:p>
          </table:table-cell>
          <table:table-cell office:value-type="string">
            <text:p>151_SRF_T</text:p>
          </table:table-cell>
          <table:table-cell office:value-type="string">
            <text:p>152_MXL_T</text:p>
          </table:table-cell>
          <table:table-cell office:value-type="string">
            <text:p>152_SRF_T</text:p>
          </table:table-cell>
          <table:table-cell office:value-type="string">
            <text:p>153_MXL_T</text:p>
          </table:table-cell>
          <table:table-cell office:value-type="string">
            <text:p>155_DCM_T</text:p>
          </table:table-cell>
          <table:table-cell office:value-type="string">
            <text:p>155_SRF_T</text:p>
          </table:table-cell>
          <table:table-cell office:value-type="string">
            <text:p>158_DCM_T</text:p>
          </table:table-cell>
          <table:table-cell office:value-type="string">
            <text:p>158_SRF_T</text:p>
          </table:table-cell>
          <table:table-cell office:value-type="string">
            <text:p>163_MES_T</text:p>
          </table:table-cell>
          <table:table-cell office:value-type="string">
            <text:p>163_SRF_T</text:p>
          </table:table-cell>
          <table:table-cell office:value-type="string">
            <text:p>168_DCM_T</text:p>
          </table:table-cell>
          <table:table-cell office:value-type="string">
            <text:p>168_IZZ_T</text:p>
          </table:table-cell>
          <table:table-cell office:value-type="string">
            <text:p>168_SRF_T</text:p>
          </table:table-cell>
          <table:table-cell office:value-type="string">
            <text:p>173_DCM_T</text:p>
          </table:table-cell>
          <table:table-cell office:value-type="string">
            <text:p>173_SRF_T</text:p>
          </table:table-cell>
          <table:table-cell office:value-type="string">
            <text:p>175_IZZ_T</text:p>
          </table:table-cell>
          <table:table-cell office:value-type="string">
            <text:p>175_SRF_T</text:p>
          </table:table-cell>
          <table:table-cell office:value-type="string">
            <text:p>175_ZZZ_T</text:p>
          </table:table-cell>
          <table:table-cell office:value-type="string">
            <text:p>178_SRF_T</text:p>
          </table:table-cell>
          <table:table-cell office:value-type="string">
            <text:p>180_SRF_T</text:p>
          </table:table-cell>
          <table:table-cell office:value-type="string">
            <text:p>180_ZZZ_T</text:p>
          </table:table-cell>
          <table:table-cell office:value-type="string">
            <text:p>188_DCM_T</text:p>
          </table:table-cell>
          <table:table-cell office:value-type="string">
            <text:p>188_SRF_T</text:p>
          </table:table-cell>
          <table:table-cell office:value-type="string">
            <text:p>189_DCM_T</text:p>
          </table:table-cell>
          <table:table-cell office:value-type="string">
            <text:p>189_SRF_T</text:p>
          </table:table-cell>
          <table:table-cell office:value-type="string">
            <text:p>189_ZZZ_T</text:p>
          </table:table-cell>
          <table:table-cell office:value-type="string">
            <text:p>191_SRF_T</text:p>
          </table:table-cell>
          <table:table-cell office:value-type="string">
            <text:p>193_SRF_T</text:p>
          </table:table-cell>
          <table:table-cell office:value-type="string">
            <text:p>194_DCM_T</text:p>
          </table:table-cell>
          <table:table-cell office:value-type="string">
            <text:p>194_SRF_T</text:p>
          </table:table-cell>
          <table:table-cell office:value-type="string">
            <text:p>196_SRF_T</text:p>
          </table:table-cell>
          <table:table-cell office:value-type="string">
            <text:p>201_DCM_T</text:p>
          </table:table-cell>
          <table:table-cell office:value-type="string">
            <text:p>201_SRF_T</text:p>
          </table:table-cell>
          <table:table-cell office:value-type="string">
            <text:p>205_SRF_T</text:p>
          </table:table-cell>
          <table:table-cell office:value-type="string">
            <text:p>206_MES_T</text:p>
          </table:table-cell>
          <table:table-cell office:value-type="string">
            <text:p>206_SRF_T</text:p>
          </table:table-cell>
          <table:table-cell office:value-type="string">
            <text:p>208_SRF_T</text:p>
          </table:table-cell>
          <table:table-cell office:value-type="string">
            <text:p>209_MES_T</text:p>
          </table:table-cell>
          <table:table-cell office:value-type="string">
            <text:p>209_SRF_T</text:p>
          </table:table-cell>
          <table:table-cell office:value-type="string">
            <text:p>210_MES_T</text:p>
          </table:table-cell>
          <table:table-cell office:value-type="string">
            <text:p>210_SRF_T</text:p>
          </table:table-cell>
          <table:table-cell office:value-type="string">
            <text:p>004_DCM_G</text:p>
          </table:table-cell>
          <table:table-cell office:value-type="string">
            <text:p>004_SRF_G</text:p>
          </table:table-cell>
          <table:table-cell office:value-type="string">
            <text:p>007_DCM_G</text:p>
          </table:table-cell>
          <table:table-cell office:value-type="string">
            <text:p>007_SRF_G</text:p>
          </table:table-cell>
          <table:table-cell office:value-type="string">
            <text:p>009_DCM_G</text:p>
          </table:table-cell>
          <table:table-cell office:value-type="string">
            <text:p>009_SRF_G</text:p>
          </table:table-cell>
          <table:table-cell office:value-type="string">
            <text:p>018_DCM_G</text:p>
          </table:table-cell>
          <table:table-cell office:value-type="string">
            <text:p>018_SRF_G</text:p>
          </table:table-cell>
          <table:table-cell office:value-type="string">
            <text:p>023_DCM_G</text:p>
          </table:table-cell>
          <table:table-cell office:value-type="string">
            <text:p>023_SRF_G</text:p>
          </table:table-cell>
          <table:table-cell office:value-type="string">
            <text:p>025_DCM_G</text:p>
          </table:table-cell>
          <table:table-cell office:value-type="string">
            <text:p>025_SRF_G</text:p>
          </table:table-cell>
          <table:table-cell office:value-type="string">
            <text:p>030_DCM_G</text:p>
          </table:table-cell>
          <table:table-cell office:value-type="string">
            <text:p>030_SRF_G</text:p>
          </table:table-cell>
          <table:table-cell office:value-type="string">
            <text:p>031_SRF_G</text:p>
          </table:table-cell>
          <table:table-cell office:value-type="string">
            <text:p>032_DCM_G</text:p>
          </table:table-cell>
          <table:table-cell office:value-type="string">
            <text:p>032_SRF_G</text:p>
          </table:table-cell>
          <table:table-cell office:value-type="string">
            <text:p>033_SRF_G</text:p>
          </table:table-cell>
          <table:table-cell office:value-type="string">
            <text:p>034_DCM_G</text:p>
          </table:table-cell>
          <table:table-cell office:value-type="string">
            <text:p>034_SRF_G</text:p>
          </table:table-cell>
          <table:table-cell office:value-type="string">
            <text:p>036_DCM_G</text:p>
          </table:table-cell>
          <table:table-cell office:value-type="string">
            <text:p>036_SRF_G</text:p>
          </table:table-cell>
          <table:table-cell office:value-type="string">
            <text:p>037_MES_G</text:p>
          </table:table-cell>
          <table:table-cell office:value-type="string">
            <text:p>038_DCM_G</text:p>
          </table:table-cell>
          <table:table-cell office:value-type="string">
            <text:p>038_MES_G</text:p>
          </table:table-cell>
          <table:table-cell office:value-type="string">
            <text:p>038_SRF_G</text:p>
          </table:table-cell>
          <table:table-cell office:value-type="string">
            <text:p>039_DCM_G</text:p>
          </table:table-cell>
          <table:table-cell office:value-type="string">
            <text:p>039_MES_G</text:p>
          </table:table-cell>
          <table:table-cell office:value-type="string">
            <text:p>041_DCM_G</text:p>
          </table:table-cell>
          <table:table-cell office:value-type="string">
            <text:p>041_SRF_G</text:p>
          </table:table-cell>
          <table:table-cell office:value-type="string">
            <text:p>042_DCM_G</text:p>
          </table:table-cell>
          <table:table-cell office:value-type="string">
            <text:p>042_SRF_G</text:p>
          </table:table-cell>
          <table:table-cell office:value-type="string">
            <text:p>045_SRF_G</text:p>
          </table:table-cell>
          <table:table-cell office:value-type="string">
            <text:p>048_SRF_G</text:p>
          </table:table-cell>
          <table:table-cell office:value-type="string">
            <text:p>052_DCM_G</text:p>
          </table:table-cell>
          <table:table-cell office:value-type="string">
            <text:p>052_SRF_G</text:p>
          </table:table-cell>
          <table:table-cell office:value-type="string">
            <text:p>056_MES_G</text:p>
          </table:table-cell>
          <table:table-cell office:value-type="string">
            <text:p>056_SRF_G</text:p>
          </table:table-cell>
          <table:table-cell office:value-type="string">
            <text:p>057_SRF_G</text:p>
          </table:table-cell>
          <table:table-cell office:value-type="string">
            <text:p>058_DCM_G</text:p>
          </table:table-cell>
          <table:table-cell office:value-type="string">
            <text:p>062_SRF_G</text:p>
          </table:table-cell>
          <table:table-cell office:value-type="string">
            <text:p>064_DCM_G</text:p>
          </table:table-cell>
          <table:table-cell office:value-type="string">
            <text:p>064_MES_G</text:p>
          </table:table-cell>
          <table:table-cell office:value-type="string">
            <text:p>064_SRF_G</text:p>
          </table:table-cell>
          <table:table-cell office:value-type="string">
            <text:p>065_DCM_G</text:p>
          </table:table-cell>
          <table:table-cell office:value-type="string">
            <text:p>065_MES_G</text:p>
          </table:table-cell>
          <table:table-cell office:value-type="string">
            <text:p>065_SRF_G</text:p>
          </table:table-cell>
          <table:table-cell office:value-type="string">
            <text:p>066_DCM_G</text:p>
          </table:table-cell>
          <table:table-cell office:value-type="string">
            <text:p>066_SRF_G</text:p>
          </table:table-cell>
          <table:table-cell office:value-type="string">
            <text:p>067_SRF_G</text:p>
          </table:table-cell>
          <table:table-cell office:value-type="string">
            <text:p>068_DCM_G</text:p>
          </table:table-cell>
          <table:table-cell office:value-type="string">
            <text:p>068_MES_G</text:p>
          </table:table-cell>
          <table:table-cell office:value-type="string">
            <text:p>068_SRF_G</text:p>
          </table:table-cell>
          <table:table-cell office:value-type="string">
            <text:p>070_MES_G</text:p>
          </table:table-cell>
          <table:table-cell office:value-type="string">
            <text:p>070_SRF_G</text:p>
          </table:table-cell>
          <table:table-cell office:value-type="string">
            <text:p>072_DCM_G</text:p>
          </table:table-cell>
          <table:table-cell office:value-type="string">
            <text:p>072_MES_G</text:p>
          </table:table-cell>
          <table:table-cell office:value-type="string">
            <text:p>072_SRF_G</text:p>
          </table:table-cell>
          <table:table-cell office:value-type="string">
            <text:p>076_DCM_G</text:p>
          </table:table-cell>
          <table:table-cell office:value-type="string">
            <text:p>076_MES_G</text:p>
          </table:table-cell>
          <table:table-cell office:value-type="string">
            <text:p>076_SRF_G</text:p>
          </table:table-cell>
          <table:table-cell office:value-type="string">
            <text:p>078_DCM_G</text:p>
          </table:table-cell>
          <table:table-cell office:value-type="string">
            <text:p>078_MES_G</text:p>
          </table:table-cell>
          <table:table-cell office:value-type="string">
            <text:p>078_SRF_G</text:p>
          </table:table-cell>
          <table:table-cell office:value-type="string">
            <text:p>082_DCM_G</text:p>
          </table:table-cell>
          <table:table-cell office:value-type="string">
            <text:p>082_SRF_G</text:p>
          </table:table-cell>
          <table:table-cell office:value-type="string">
            <text:p>084_SRF_G</text:p>
          </table:table-cell>
          <table:table-cell office:value-type="string">
            <text:p>085_DCM_G</text:p>
          </table:table-cell>
          <table:table-cell office:value-type="string">
            <text:p>085_MES_G</text:p>
          </table:table-cell>
          <table:table-cell office:value-type="string">
            <text:p>085_SRF_G</text:p>
          </table:table-cell>
          <table:table-cell office:value-type="string">
            <text:p>093_DCM_G</text:p>
          </table:table-cell>
          <table:table-cell office:value-type="string">
            <text:p>093_SRF_G</text:p>
          </table:table-cell>
          <table:table-cell office:value-type="string">
            <text:p>094_SRF_G</text:p>
          </table:table-cell>
          <table:table-cell office:value-type="string">
            <text:p>096_SRF_G</text:p>
          </table:table-cell>
          <table:table-cell office:value-type="string">
            <text:p>098_DCM_G</text:p>
          </table:table-cell>
          <table:table-cell office:value-type="string">
            <text:p>098_MES_G</text:p>
          </table:table-cell>
          <table:table-cell office:value-type="string">
            <text:p>098_SRF_G</text:p>
          </table:table-cell>
          <table:table-cell office:value-type="string">
            <text:p>099_SRF_G</text:p>
          </table:table-cell>
          <table:table-cell office:value-type="string">
            <text:p>100_DCM_G</text:p>
          </table:table-cell>
          <table:table-cell office:value-type="string">
            <text:p>100_MES_G</text:p>
          </table:table-cell>
          <table:table-cell office:value-type="string">
            <text:p>100_SRF_G</text:p>
          </table:table-cell>
          <table:table-cell office:value-type="string">
            <text:p>102_DCM_G</text:p>
          </table:table-cell>
          <table:table-cell office:value-type="string">
            <text:p>102_MES_G</text:p>
          </table:table-cell>
          <table:table-cell office:value-type="string">
            <text:p>102_SRF_G</text:p>
          </table:table-cell>
          <table:table-cell office:value-type="string">
            <text:p>109_DCM_G</text:p>
          </table:table-cell>
          <table:table-cell office:value-type="string">
            <text:p>109_MES_G</text:p>
          </table:table-cell>
          <table:table-cell office:value-type="string">
            <text:p>109_SRF_G</text:p>
          </table:table-cell>
          <table:table-cell office:value-type="string">
            <text:p>110_DCM_G</text:p>
          </table:table-cell>
          <table:table-cell office:value-type="string">
            <text:p>110_MES_G</text:p>
          </table:table-cell>
          <table:table-cell office:value-type="string">
            <text:p>110_SRF_G</text:p>
          </table:table-cell>
          <table:table-cell office:value-type="string">
            <text:p>111_DCM_G</text:p>
          </table:table-cell>
          <table:table-cell office:value-type="string">
            <text:p>111_MES_G</text:p>
          </table:table-cell>
          <table:table-cell office:value-type="string">
            <text:p>111_SRF_G</text:p>
          </table:table-cell>
          <table:table-cell office:value-type="string">
            <text:p>112_DCM_G</text:p>
          </table:table-cell>
          <table:table-cell office:value-type="string">
            <text:p>112_MES_G</text:p>
          </table:table-cell>
          <table:table-cell office:value-type="string">
            <text:p>112_SRF_G</text:p>
          </table:table-cell>
          <table:table-cell office:value-type="string">
            <text:p>122_DCM_G</text:p>
          </table:table-cell>
          <table:table-cell office:value-type="string">
            <text:p>122_MES_G</text:p>
          </table:table-cell>
          <table:table-cell office:value-type="string">
            <text:p>122_SRF_G</text:p>
          </table:table-cell>
          <table:table-cell office:value-type="string">
            <text:p>123_MIX_G</text:p>
          </table:table-cell>
          <table:table-cell office:value-type="string">
            <text:p>123_SRF_G</text:p>
          </table:table-cell>
          <table:table-cell office:value-type="string">
            <text:p>124_MIX_G</text:p>
          </table:table-cell>
          <table:table-cell office:value-type="string">
            <text:p>124_SRF_G</text:p>
          </table:table-cell>
          <table:table-cell office:value-type="string">
            <text:p>125_MIX_G</text:p>
          </table:table-cell>
          <table:table-cell office:value-type="string">
            <text:p>125_SRF_G</text:p>
          </table:table-cell>
          <table:table-cell office:value-type="string">
            <text:p>128_DCM_G</text:p>
          </table:table-cell>
          <table:table-cell office:value-type="string">
            <text:p>128_SRF_G</text:p>
          </table:table-cell>
          <table:table-cell office:value-type="string">
            <text:p>132_DCM_G</text:p>
          </table:table-cell>
          <table:table-cell office:value-type="string">
            <text:p>132_MES_G</text:p>
          </table:table-cell>
          <table:table-cell office:value-type="string">
            <text:p>132_SRF_G</text:p>
          </table:table-cell>
          <table:table-cell office:value-type="string">
            <text:p>133_DCM_G</text:p>
          </table:table-cell>
          <table:table-cell office:value-type="string">
            <text:p>133_MES_G</text:p>
          </table:table-cell>
          <table:table-cell office:value-type="string">
            <text:p>133_SRF_G</text:p>
          </table:table-cell>
          <table:table-cell office:value-type="string">
            <text:p>137_DCM_G</text:p>
          </table:table-cell>
          <table:table-cell office:value-type="string">
            <text:p>137_MES_G</text:p>
          </table:table-cell>
          <table:table-cell office:value-type="string">
            <text:p>137_SRF_G</text:p>
          </table:table-cell>
          <table:table-cell office:value-type="string">
            <text:p>138_DCM_G</text:p>
          </table:table-cell>
          <table:table-cell office:value-type="string">
            <text:p>138_MES_G</text:p>
          </table:table-cell>
          <table:table-cell office:value-type="string">
            <text:p>138_SRF_G</text:p>
          </table:table-cell>
          <table:table-cell office:value-type="string">
            <text:p>140_SRF_G</text:p>
          </table:table-cell>
          <table:table-cell office:value-type="string">
            <text:p>141_SRF_G</text:p>
          </table:table-cell>
          <table:table-cell office:value-type="string">
            <text:p>142_DCM_G</text:p>
          </table:table-cell>
          <table:table-cell office:value-type="string">
            <text:p>142_MES_G</text:p>
          </table:table-cell>
          <table:table-cell office:value-type="string">
            <text:p>142_SRF_G</text:p>
          </table:table-cell>
          <table:table-cell office:value-type="string">
            <text:p>145_MES_G</text:p>
          </table:table-cell>
          <table:table-cell office:value-type="string">
            <text:p>145_SRF_G</text:p>
          </table:table-cell>
          <table:table-cell office:value-type="string">
            <text:p>146_MES_G</text:p>
          </table:table-cell>
          <table:table-cell office:value-type="string">
            <text:p>146_SRF_G</text:p>
          </table:table-cell>
          <table:table-cell office:value-type="string">
            <text:p>148_SRF_G</text:p>
          </table:table-cell>
          <table:table-cell office:value-type="string">
            <text:p>148b_MES_G</text:p>
          </table:table-cell>
          <table:table-cell office:value-type="string">
            <text:p>149_MES_G</text:p>
          </table:table-cell>
          <table:table-cell office:value-type="string">
            <text:p>149_SRF_G</text:p>
          </table:table-cell>
          <table:table-cell office:value-type="string">
            <text:p>150_DCM_G</text:p>
          </table:table-cell>
          <table:table-cell office:value-type="string">
            <text:p>150_SRF_G</text:p>
          </table:table-cell>
          <table:table-cell office:value-type="string">
            <text:p>151_DCM_G</text:p>
          </table:table-cell>
          <table:table-cell office:value-type="string">
            <text:p>151_SRF_G</text:p>
          </table:table-cell>
          <table:table-cell office:value-type="string">
            <text:p>152_MES_G</text:p>
          </table:table-cell>
          <table:table-cell office:value-type="string">
            <text:p>152_MIX_G</text:p>
          </table:table-cell>
          <table:table-cell office:value-type="string">
            <text:p>152_SRF_G</text:p>
          </table:table-cell>
          <table:table-cell office:value-type="string">
            <text:p>155_DCM_G</text:p>
          </table:table-cell>
          <table:table-cell office:value-type="string">
            <text:p>155_MES_G</text:p>
          </table:table-cell>
          <table:table-cell office:value-type="string">
            <text:p>155_SRF_G</text:p>
          </table:table-cell>
          <table:table-cell office:value-type="string">
            <text:p>158_DCM_G</text:p>
          </table:table-cell>
          <table:table-cell office:value-type="string">
            <text:p>158_MES_G</text:p>
          </table:table-cell>
          <table:table-cell office:value-type="string">
            <text:p>158_SRF_G</text:p>
          </table:table-cell>
          <table:table-cell office:value-type="string">
            <text:p>163_MES_G</text:p>
          </table:table-cell>
          <table:table-cell office:value-type="string">
            <text:p>163_SRF_G</text:p>
          </table:table-cell>
          <table:table-cell office:value-type="string">
            <text:p>168_DCM_G</text:p>
          </table:table-cell>
          <table:table-cell office:value-type="string">
            <text:p>168_IZZ_G</text:p>
          </table:table-cell>
          <table:table-cell office:value-type="string">
            <text:p>168_SRF_G</text:p>
          </table:table-cell>
          <table:table-cell office:value-type="string">
            <text:p>173_DCM_G</text:p>
          </table:table-cell>
          <table:table-cell office:value-type="string">
            <text:p>173_IZZ_G</text:p>
          </table:table-cell>
          <table:table-cell office:value-type="string">
            <text:p>173_SRF_G</text:p>
          </table:table-cell>
          <table:table-cell office:value-type="string">
            <text:p>175_SRF_G</text:p>
          </table:table-cell>
          <table:table-cell office:value-type="string">
            <text:p>175_ZZZ_G</text:p>
          </table:table-cell>
          <table:table-cell office:value-type="string">
            <text:p>178_SRF_G</text:p>
          </table:table-cell>
          <table:table-cell office:value-type="string">
            <text:p>180_SRF_G</text:p>
          </table:table-cell>
          <table:table-cell office:value-type="string">
            <text:p>180_ZZZ_G</text:p>
          </table:table-cell>
          <table:table-cell office:value-type="string">
            <text:p>188_DCM_G</text:p>
          </table:table-cell>
          <table:table-cell office:value-type="string">
            <text:p>188_SRF_G</text:p>
          </table:table-cell>
          <table:table-cell office:value-type="string">
            <text:p>189_DCM_G</text:p>
          </table:table-cell>
          <table:table-cell office:value-type="string">
            <text:p>189_MES_G</text:p>
          </table:table-cell>
          <table:table-cell office:value-type="string">
            <text:p>189_SRF_G</text:p>
          </table:table-cell>
          <table:table-cell office:value-type="string">
            <text:p>191_SRF_G</text:p>
          </table:table-cell>
          <table:table-cell office:value-type="string">
            <text:p>193_SRF_G</text:p>
          </table:table-cell>
          <table:table-cell office:value-type="string">
            <text:p>194_DCM_G</text:p>
          </table:table-cell>
          <table:table-cell office:value-type="string">
            <text:p>194_SRF_G</text:p>
          </table:table-cell>
          <table:table-cell office:value-type="string">
            <text:p>196_SRF_G</text:p>
          </table:table-cell>
          <table:table-cell office:value-type="string">
            <text:p>201_DCM_G</text:p>
          </table:table-cell>
          <table:table-cell office:value-type="string">
            <text:p>201_MES_G</text:p>
          </table:table-cell>
          <table:table-cell office:value-type="string">
            <text:p>201_SRF_G</text:p>
          </table:table-cell>
          <table:table-cell office:value-type="string">
            <text:p>205_MES_G</text:p>
          </table:table-cell>
          <table:table-cell office:value-type="string">
            <text:p>205_SRF_G</text:p>
          </table:table-cell>
          <table:table-cell office:value-type="string">
            <text:p>206_MES_G</text:p>
          </table:table-cell>
          <table:table-cell office:value-type="string">
            <text:p>206_SRF_G</text:p>
          </table:table-cell>
          <table:table-cell office:value-type="string">
            <text:p>208_SRF_G</text:p>
          </table:table-cell>
          <table:table-cell office:value-type="string">
            <text:p>209_MES_G</text:p>
          </table:table-cell>
          <table:table-cell office:value-type="string">
            <text:p>209_SRF_G</text:p>
          </table:table-cell>
          <table:table-cell office:value-type="string">
            <text:p>210_MES_G</text:p>
          </table:table-cell>
          <table:table-cell office:value-type="string">
            <text:p>210_SRF_G</text:p>
          </table:table-cell>
          <table:table-cell table:number-columns-repeated="656"/>
        </table:table-row>
        <table:table-row table:style-name="ro1">
          <table:table-cell office:value-type="float" office:value="589873">
            <text:p>589873</text:p>
          </table:table-cell>
          <table:table-cell table:number-columns-repeated="11"/>
          <table:table-cell office:value-type="string">
            <text:p>0.6312544965336403</text:p>
          </table:table-cell>
          <table:table-cell/>
          <table:table-cell office:value-type="string">
            <text:p>0.62973750166692066</text:p>
          </table:table-cell>
          <table:table-cell table:number-columns-repeated="2"/>
          <table:table-cell office:value-type="string">
            <text:p>0.64278878414163254</text:p>
          </table:table-cell>
          <table:table-cell office:value-type="string">
            <text:p>0.6229976604128753</text:p>
          </table:table-cell>
          <table:table-cell table:number-columns-repeated="16"/>
          <table:table-cell office:value-type="string">
            <text:p>0.61010668473989493</text:p>
          </table:table-cell>
          <table:table-cell office:value-type="string">
            <text:p>0.62247016849709191</text:p>
          </table:table-cell>
          <table:table-cell office:value-type="string">
            <text:p>0.612838692619601</text:p>
          </table:table-cell>
          <table:table-cell office:value-type="string">
            <text:p>0.63568771843249317</text:p>
          </table:table-cell>
          <table:table-cell office:value-type="string">
            <text:p>0.62749814454752895</text:p>
          </table:table-cell>
          <table:table-cell office:value-type="string">
            <text:p>0.61376639013837597</text:p>
          </table:table-cell>
          <table:table-cell office:value-type="string">
            <text:p>0.61887821628566664</text:p>
          </table:table-cell>
          <table:table-cell table:style-name="Default" office:value-type="string">
            <text:p>0.65277343189185433</text:p>
          </table:table-cell>
          <table:table-cell table:style-name="Default" office:value-type="string">
            <text:p>0.61771624154930882</text:p>
          </table:table-cell>
          <table:table-cell table:style-name="Default" table:number-columns-repeated="19"/>
          <table:table-cell table:style-name="Default" office:value-type="string">
            <text:p>0.65515165744273274</text:p>
          </table:table-cell>
          <table:table-cell table:style-name="Default" table:number-columns-repeated="5"/>
          <table:table-cell table:style-name="Default" office:value-type="string">
            <text:p>0.62791860142464906</text:p>
          </table:table-cell>
          <table:table-cell table:style-name="Default" table:number-columns-repeated="2"/>
          <table:table-cell table:style-name="Default" office:value-type="string">
            <text:p>0.62432211189936915</text:p>
          </table:table-cell>
          <table:table-cell table:style-name="Default"/>
          <table:table-cell/>
          <table:table-cell office:value-type="string">
            <text:p>0.62017812548051665</text:p>
          </table:table-cell>
          <table:table-cell office:value-type="string">
            <text:p>0.62308313321158271</text:p>
          </table:table-cell>
          <table:table-cell office:value-type="string">
            <text:p>0.64004550309537933</text:p>
          </table:table-cell>
          <table:table-cell office:value-type="string">
            <text:p>0.64634999507120927</text:p>
          </table:table-cell>
          <table:table-cell office:value-type="string">
            <text:p>0.63362565853358943</text:p>
          </table:table-cell>
          <table:table-cell table:number-columns-repeated="5"/>
          <table:table-cell office:value-type="string">
            <text:p>0.63835702853983267</text:p>
          </table:table-cell>
          <table:table-cell/>
          <table:table-cell office:value-type="string">
            <text:p>0.64900822048004136</text:p>
          </table:table-cell>
          <table:table-cell table:number-columns-repeated="7"/>
          <table:table-cell office:value-type="string">
            <text:p>0.62567153003370546</text:p>
          </table:table-cell>
          <table:table-cell office:value-type="string">
            <text:p>0.62169737148371429</text:p>
          </table:table-cell>
          <table:table-cell/>
          <table:table-cell office:value-type="string">
            <text:p>0.6553238456643099</text:p>
          </table:table-cell>
          <table:table-cell/>
          <table:table-cell office:value-type="string">
            <text:p>0.62099023812068133</text:p>
          </table:table-cell>
          <table:table-cell table:number-columns-repeated="3"/>
          <table:table-cell office:value-type="string">
            <text:p>0.65623685863328873</text:p>
          </table:table-cell>
          <table:table-cell office:value-type="string">
            <text:p>0.65573325188550347</text:p>
          </table:table-cell>
          <table:table-cell office:value-type="string">
            <text:p>0.63152904361988349</text:p>
          </table:table-cell>
          <table:table-cell table:number-columns-repeated="7"/>
          <table:table-cell office:value-type="string">
            <text:p>0.6312797351333761</text:p>
          </table:table-cell>
          <table:table-cell/>
          <table:table-cell office:value-type="string">
            <text:p>0.62215058937829681</text:p>
          </table:table-cell>
          <table:table-cell/>
          <table:table-cell office:value-type="string">
            <text:p>0.65888394264446348</text:p>
          </table:table-cell>
          <table:table-cell office:value-type="string">
            <text:p>0.64389384030380836</text:p>
          </table:table-cell>
          <table:table-cell office:value-type="string">
            <text:p>0.62934598111932871</text:p>
          </table:table-cell>
          <table:table-cell/>
          <table:table-cell office:value-type="string">
            <text:p>0.62114587538978228</text:p>
          </table:table-cell>
          <table:table-cell office:value-type="string">
            <text:p>0.62190680364491113</text:p>
          </table:table-cell>
          <table:table-cell/>
          <table:table-cell office:value-type="string">
            <text:p>0.64485326927947451</text:p>
          </table:table-cell>
          <table:table-cell office:value-type="string">
            <text:p>0.62603311121494398</text:p>
          </table:table-cell>
          <table:table-cell table:number-columns-repeated="2"/>
          <table:table-cell office:value-type="string">
            <text:p>0.6521335620647386</text:p>
          </table:table-cell>
          <table:table-cell table:number-columns-repeated="2"/>
          <table:table-cell office:value-type="string">
            <text:p>0.62274703524022501</text:p>
          </table:table-cell>
          <table:table-cell/>
          <table:table-cell office:value-type="string">
            <text:p>0.63372604936089239</text:p>
          </table:table-cell>
          <table:table-cell table:number-columns-repeated="7"/>
          <table:table-cell office:value-type="string">
            <text:p>0.6451373661979285</text:p>
          </table:table-cell>
          <table:table-cell/>
          <table:table-cell office:value-type="string">
            <text:p>0.62400809099287002</text:p>
          </table:table-cell>
          <table:table-cell office:value-type="string">
            <text:p>0.64140492818728512</text:p>
          </table:table-cell>
          <table:table-cell office:value-type="string">
            <text:p>0.63147615692250758</text:p>
          </table:table-cell>
          <table:table-cell office:value-type="string">
            <text:p>0.62870607641382392</text:p>
          </table:table-cell>
          <table:table-cell office:value-type="string">
            <text:p>0.6209498627380764</text:p>
          </table:table-cell>
          <table:table-cell/>
          <table:table-cell office:value-type="string">
            <text:p>0.62110563543297614</text:p>
          </table:table-cell>
          <table:table-cell table:number-columns-repeated="65"/>
          <table:table-cell office:value-type="string">
            <text:p>0.61677358669151072</text:p>
          </table:table-cell>
          <table:table-cell table:number-columns-repeated="15"/>
          <table:table-cell office:value-type="string">
            <text:p>0.60267996749894404</text:p>
          </table:table-cell>
          <table:table-cell office:value-type="string">
            <text:p>0.60880025779398828</text:p>
          </table:table-cell>
          <table:table-cell table:number-columns-repeated="4"/>
          <table:table-cell office:value-type="string">
            <text:p>0.61743931515873141</text:p>
          </table:table-cell>
          <table:table-cell office:value-type="string">
            <text:p>0.60747391688844954</text:p>
          </table:table-cell>
          <table:table-cell office:value-type="string">
            <text:p>0.61318643154947494</text:p>
          </table:table-cell>
          <table:table-cell office:value-type="string">
            <text:p>0.6094259496009371</text:p>
          </table:table-cell>
          <table:table-cell office:value-type="string">
            <text:p>0.61653172216486285</text:p>
          </table:table-cell>
          <table:table-cell office:value-type="string">
            <text:p>0.6144726005593697</text:p>
          </table:table-cell>
          <table:table-cell office:value-type="string">
            <text:p>0.61670990318639451</text:p>
          </table:table-cell>
          <table:table-cell office:value-type="string">
            <text:p>0.60855995877825209</text:p>
          </table:table-cell>
          <table:table-cell office:value-type="string">
            <text:p>0.61024178465447021</text:p>
          </table:table-cell>
          <table:table-cell office:value-type="string">
            <text:p>0.61100323001306656</text:p>
          </table:table-cell>
          <table:table-cell table:number-columns-repeated="10"/>
          <table:table-cell office:value-type="string">
            <text:p>0.61695424121883713</text:p>
          </table:table-cell>
          <table:table-cell office:value-type="string">
            <text:p>0.61289316905432401</text:p>
          </table:table-cell>
          <table:table-cell table:number-columns-repeated="3"/>
          <table:table-cell office:value-type="string">
            <text:p>0.62153913175057318</text:p>
          </table:table-cell>
          <table:table-cell table:number-columns-repeated="2"/>
          <table:table-cell office:value-type="string">
            <text:p>0.62110237320411443</text:p>
          </table:table-cell>
          <table:table-cell office:value-type="string">
            <text:p>0.62097219462520414</text:p>
          </table:table-cell>
          <table:table-cell office:value-type="string">
            <text:p>0.61383127016222372</text:p>
          </table:table-cell>
          <table:table-cell/>
          <table:table-cell office:value-type="string">
            <text:p>0.61175772582593646</text:p>
          </table:table-cell>
          <table:table-cell table:number-columns-repeated="4"/>
          <table:table-cell office:value-type="string">
            <text:p>0.6222561970011693</text:p>
          </table:table-cell>
          <table:table-cell table:number-columns-repeated="3"/>
          <table:table-cell office:value-type="string">
            <text:p>0.61573173232895395</text:p>
          </table:table-cell>
          <table:table-cell table:number-columns-repeated="2"/>
          <table:table-cell office:value-type="string">
            <text:p>0.61813642852043382</text:p>
          </table:table-cell>
          <table:table-cell/>
          <table:table-cell office:value-type="string">
            <text:p>0.61823220733336171</text:p>
          </table:table-cell>
          <table:table-cell office:value-type="string">
            <text:p>0.61390653976461818</text:p>
          </table:table-cell>
          <table:table-cell table:number-columns-repeated="7"/>
          <table:table-cell office:value-type="string">
            <text:p>0.61843438808036999</text:p>
          </table:table-cell>
          <table:table-cell table:number-columns-repeated="4"/>
          <table:table-cell office:value-type="string">
            <text:p>0.62043064508329593</text:p>
          </table:table-cell>
          <table:table-cell table:number-columns-repeated="2"/>
          <table:table-cell office:value-type="string">
            <text:p>0.61639153228192189</text:p>
          </table:table-cell>
          <table:table-cell office:value-type="string">
            <text:p>0.62099521983638006</text:p>
          </table:table-cell>
          <table:table-cell table:number-columns-repeated="4"/>
          <table:table-cell office:value-type="string">
            <text:p>0.62009061929205933</text:p>
          </table:table-cell>
          <table:table-cell table:number-columns-repeated="2"/>
          <table:table-cell office:value-type="string">
            <text:p>0.6139636780608374</text:p>
          </table:table-cell>
          <table:table-cell table:number-columns-repeated="7"/>
          <table:table-cell office:value-type="string">
            <text:p>0.61713300019844819</text:p>
          </table:table-cell>
          <table:table-cell/>
          <table:table-cell office:value-type="string">
            <text:p>0.62094605183583373</text:p>
          </table:table-cell>
          <table:table-cell table:number-columns-repeated="703"/>
        </table:table-row>
        <table:table-row table:style-name="ro1">
          <table:table-cell office:value-type="float" office:value="529120">
            <text:p>529120</text:p>
          </table:table-cell>
          <table:table-cell/>
          <table:table-cell office:value-type="string">
            <text:p>0.65939905976541013</text:p>
          </table:table-cell>
          <table:table-cell office:value-type="string">
            <text:p>0.64487816354992167</text:p>
          </table:table-cell>
          <table:table-cell table:number-columns-repeated="2"/>
          <table:table-cell office:value-type="string">
            <text:p>0.65862091780395593</text:p>
          </table:table-cell>
          <table:table-cell table:number-columns-repeated="2"/>
          <table:table-cell office:value-type="string">
            <text:p>0.65322677892970904</text:p>
          </table:table-cell>
          <table:table-cell/>
          <table:table-cell office:value-type="string">
            <text:p>0.66021967326471076</text:p>
          </table:table-cell>
          <table:table-cell office:value-type="string">
            <text:p>0.64572186407708765</text:p>
          </table:table-cell>
          <table:table-cell/>
          <table:table-cell office:value-type="string">
            <text:p>0.64655463480366437</text:p>
          </table:table-cell>
          <table:table-cell table:number-columns-repeated="2"/>
          <table:table-cell office:value-type="string">
            <text:p>0.6537925037007567</text:p>
          </table:table-cell>
          <table:table-cell office:value-type="string">
            <text:p>0.65217456388511563</text:p>
          </table:table-cell>
          <table:table-cell office:value-type="string">
            <text:p>0.66036997408843223</text:p>
          </table:table-cell>
          <table:table-cell/>
          <table:table-cell office:value-type="string">
            <text:p>0.66444459558002156</text:p>
          </table:table-cell>
          <table:table-cell table:number-columns-repeated="4"/>
          <table:table-cell office:value-type="string">
            <text:p>0.66151758172643793</text:p>
          </table:table-cell>
          <table:table-cell/>
          <table:table-cell office:value-type="string">
            <text:p>0.64208791758834816</text:p>
          </table:table-cell>
          <table:table-cell office:value-type="string">
            <text:p>0.64982974769098856</text:p>
          </table:table-cell>
          <table:table-cell table:number-columns-repeated="5"/>
          <table:table-cell office:value-type="string">
            <text:p>0.64757515621722928</text:p>
          </table:table-cell>
          <table:table-cell office:value-type="string">
            <text:p>0.65402976423376691</text:p>
          </table:table-cell>
          <table:table-cell office:value-type="string">
            <text:p>0.64816034836218717</text:p>
          </table:table-cell>
          <table:table-cell table:number-columns-repeated="2"/>
          <table:table-cell office:value-type="string">
            <text:p>0.65943837725713905</text:p>
          </table:table-cell>
          <table:table-cell/>
          <table:table-cell table:style-name="Default" office:value-type="string">
            <text:p>0.66556063366410145</text:p>
          </table:table-cell>
          <table:table-cell table:style-name="Default" office:value-type="string">
            <text:p>0.64838208064485436</text:p>
          </table:table-cell>
          <table:table-cell table:style-name="Default" table:number-columns-repeated="4"/>
          <table:table-cell table:style-name="Default" office:value-type="string">
            <text:p>0.68769518450023326</text:p>
          </table:table-cell>
          <table:table-cell table:style-name="Default" table:number-columns-repeated="19"/>
          <table:table-cell table:style-name="Default" office:value-type="string">
            <text:p>0.66525013173091962</text:p>
          </table:table-cell>
          <table:table-cell table:style-name="Default" office:value-type="string">
            <text:p>0.65925813517169896</text:p>
          </table:table-cell>
          <table:table-cell table:style-name="Default" table:number-columns-repeated="2"/>
          <table:table-cell table:style-name="Default" office:value-type="string">
            <text:p>0.64785625219463638</text:p>
          </table:table-cell>
          <table:table-cell table:style-name="Default"/>
          <table:table-cell/>
          <table:table-cell office:value-type="string">
            <text:p>0.65236139606518384</text:p>
          </table:table-cell>
          <table:table-cell office:value-type="string">
            <text:p>0.65162469979271853</text:p>
          </table:table-cell>
          <table:table-cell/>
          <table:table-cell office:value-type="string">
            <text:p>0.64708085270056992</text:p>
          </table:table-cell>
          <table:table-cell office:value-type="string">
            <text:p>0.64760323386784946</text:p>
          </table:table-cell>
          <table:table-cell/>
          <table:table-cell office:value-type="string">
            <text:p>0.65890748248907649</text:p>
          </table:table-cell>
          <table:table-cell office:value-type="string">
            <text:p>0.65026534157424065</text:p>
          </table:table-cell>
          <table:table-cell/>
          <table:table-cell office:value-type="string">
            <text:p>0.66565798040399249</text:p>
          </table:table-cell>
          <table:table-cell office:value-type="string">
            <text:p>0.64458007570872389</text:p>
          </table:table-cell>
          <table:table-cell/>
          <table:table-cell office:value-type="string">
            <text:p>0.68003956709513991</text:p>
          </table:table-cell>
          <table:table-cell office:value-type="string">
            <text:p>0.66359134807049625</text:p>
          </table:table-cell>
          <table:table-cell/>
          <table:table-cell office:value-type="string">
            <text:p>0.66567662477790823</text:p>
          </table:table-cell>
          <table:table-cell table:number-columns-repeated="4"/>
          <table:table-cell office:value-type="string">
            <text:p>0.6452200582064167</text:p>
          </table:table-cell>
          <table:table-cell office:value-type="string">
            <text:p>0.6528215409180752</text:p>
          </table:table-cell>
          <table:table-cell/>
          <table:table-cell office:value-type="string">
            <text:p>0.64769182138965309</text:p>
          </table:table-cell>
          <table:table-cell/>
          <table:table-cell office:value-type="string">
            <text:p>0.65428825438953941</text:p>
          </table:table-cell>
          <table:table-cell/>
          <table:table-cell office:value-type="string">
            <text:p>0.66139457133251878</text:p>
          </table:table-cell>
          <table:table-cell/>
          <table:table-cell office:value-type="string">
            <text:p>0.66376672256248281</text:p>
          </table:table-cell>
          <table:table-cell office:value-type="string">
            <text:p>0.6733517451341352</text:p>
          </table:table-cell>
          <table:table-cell office:value-type="string">
            <text:p>0.6797212831817343</text:p>
          </table:table-cell>
          <table:table-cell/>
          <table:table-cell office:value-type="string">
            <text:p>0.65633836584651339</text:p>
          </table:table-cell>
          <table:table-cell table:number-columns-repeated="2"/>
          <table:table-cell office:value-type="string">
            <text:p>0.6605050425227843</text:p>
          </table:table-cell>
          <table:table-cell/>
          <table:table-cell office:value-type="string">
            <text:p>0.67304312068028838</text:p>
          </table:table-cell>
          <table:table-cell office:value-type="string">
            <text:p>0.65092907106758002</text:p>
          </table:table-cell>
          <table:table-cell/>
          <table:table-cell office:value-type="string">
            <text:p>0.68619326305233863</text:p>
          </table:table-cell>
          <table:table-cell office:value-type="string">
            <text:p>0.66657275278878381</text:p>
          </table:table-cell>
          <table:table-cell office:value-type="string">
            <text:p>0.67582580098515832</text:p>
          </table:table-cell>
          <table:table-cell office:value-type="string">
            <text:p>0.668049695008892</text:p>
          </table:table-cell>
          <table:table-cell office:value-type="string">
            <text:p>0.67661010313589454</text:p>
          </table:table-cell>
          <table:table-cell/>
          <table:table-cell office:value-type="string">
            <text:p>0.65711801158959893</text:p>
          </table:table-cell>
          <table:table-cell office:value-type="string">
            <text:p>0.6601835016601878</text:p>
          </table:table-cell>
          <table:table-cell office:value-type="string">
            <text:p>0.65758026120797664</text:p>
          </table:table-cell>
          <table:table-cell office:value-type="string">
            <text:p>0.6786751838574514</text:p>
          </table:table-cell>
          <table:table-cell office:value-type="string">
            <text:p>0.65502986334366842</text:p>
          </table:table-cell>
          <table:table-cell/>
          <table:table-cell office:value-type="string">
            <text:p>0.67982212149401477</text:p>
          </table:table-cell>
          <table:table-cell office:value-type="string">
            <text:p>0.65636879619921362</text:p>
          </table:table-cell>
          <table:table-cell/>
          <table:table-cell office:value-type="string">
            <text:p>0.66919554210181098</text:p>
          </table:table-cell>
          <table:table-cell office:value-type="string">
            <text:p>0.65970868098635627</text:p>
          </table:table-cell>
          <table:table-cell office:value-type="string">
            <text:p>0.67005636830448567</text:p>
          </table:table-cell>
          <table:table-cell office:value-type="string">
            <text:p>0.68344659361132121</text:p>
          </table:table-cell>
          <table:table-cell table:number-columns-repeated="7"/>
          <table:table-cell office:value-type="string">
            <text:p>0.65928318051523149</text:p>
          </table:table-cell>
          <table:table-cell table:number-columns-repeated="2"/>
          <table:table-cell office:value-type="string">
            <text:p>0.66863978407611957</text:p>
          </table:table-cell>
          <table:table-cell table:number-columns-repeated="43"/>
          <table:table-cell office:value-type="string">
            <text:p>0.64251647007616086</text:p>
          </table:table-cell>
          <table:table-cell office:value-type="string">
            <text:p>0.65028844761340232</text:p>
          </table:table-cell>
          <table:table-cell office:value-type="string">
            <text:p>0.65369784481897752</text:p>
          </table:table-cell>
          <table:table-cell office:value-type="string">
            <text:p>0.65555997304293101</text:p>
          </table:table-cell>
          <table:table-cell office:value-type="string">
            <text:p>0.65012973148900066</text:p>
          </table:table-cell>
          <table:table-cell table:number-columns-repeated="2"/>
          <table:table-cell office:value-type="string">
            <text:p>0.64323794463449524</text:p>
          </table:table-cell>
          <table:table-cell/>
          <table:table-cell office:value-type="string">
            <text:p>0.6488250692118458</text:p>
          </table:table-cell>
          <table:table-cell table:number-columns-repeated="7"/>
          <table:table-cell office:value-type="string">
            <text:p>0.64799049073952508</text:p>
          </table:table-cell>
          <table:table-cell/>
          <table:table-cell office:value-type="string">
            <text:p>0.64064083521725912</text:p>
          </table:table-cell>
          <table:table-cell/>
          <table:table-cell office:value-type="string">
            <text:p>0.65172484454316071</text:p>
          </table:table-cell>
          <table:table-cell office:value-type="string">
            <text:p>0.64988637133705962</text:p>
          </table:table-cell>
          <table:table-cell office:value-type="string">
            <text:p>0.65006028410427352</text:p>
          </table:table-cell>
          <table:table-cell office:value-type="string">
            <text:p>0.64695695307968693</text:p>
          </table:table-cell>
          <table:table-cell/>
          <table:table-cell office:value-type="string">
            <text:p>0.64813480732399564</text:p>
          </table:table-cell>
          <table:table-cell office:value-type="string">
            <text:p>0.65003393669174758</text:p>
          </table:table-cell>
          <table:table-cell office:value-type="string">
            <text:p>0.64816239466062719</text:p>
          </table:table-cell>
          <table:table-cell office:value-type="string">
            <text:p>0.65203112803625551</text:p>
          </table:table-cell>
          <table:table-cell table:number-columns-repeated="4"/>
          <table:table-cell office:value-type="string">
            <text:p>0.6457640290872525</text:p>
          </table:table-cell>
          <table:table-cell table:number-columns-repeated="3"/>
          <table:table-cell office:value-type="string">
            <text:p>0.64621333713741558</text:p>
          </table:table-cell>
          <table:table-cell/>
          <table:table-cell office:value-type="string">
            <text:p>0.65303973706336882</text:p>
          </table:table-cell>
          <table:table-cell office:value-type="string">
            <text:p>0.65188306925720019</text:p>
          </table:table-cell>
          <table:table-cell table:number-columns-repeated="2"/>
          <table:table-cell office:value-type="string">
            <text:p>0.64687906269666184</text:p>
          </table:table-cell>
          <table:table-cell table:number-columns-repeated="4"/>
          <table:table-cell office:value-type="string">
            <text:p>0.64164062179994963</text:p>
          </table:table-cell>
          <table:table-cell office:value-type="string">
            <text:p>0.64287491767144334</text:p>
          </table:table-cell>
          <table:table-cell office:value-type="string">
            <text:p>0.64533440885061288</text:p>
          </table:table-cell>
          <table:table-cell office:value-type="string">
            <text:p>0.64382604232431495</text:p>
          </table:table-cell>
          <table:table-cell/>
          <table:table-cell office:value-type="string">
            <text:p>0.63991308555900894</text:p>
          </table:table-cell>
          <table:table-cell office:value-type="string">
            <text:p>0.64222870713848434</text:p>
          </table:table-cell>
          <table:table-cell/>
          <table:table-cell office:value-type="string">
            <text:p>0.64888886690371039</text:p>
          </table:table-cell>
          <table:table-cell office:value-type="string">
            <text:p>0.64696754721798722</text:p>
          </table:table-cell>
          <table:table-cell office:value-type="string">
            <text:p>0.6484276973409614</text:p>
          </table:table-cell>
          <table:table-cell/>
          <table:table-cell office:value-type="string">
            <text:p>0.64450522919114817</text:p>
          </table:table-cell>
          <table:table-cell/>
          <table:table-cell office:value-type="string">
            <text:p>0.64662975807737055</text:p>
          </table:table-cell>
          <table:table-cell table:number-columns-repeated="7"/>
          <table:table-cell office:value-type="string">
            <text:p>0.64433065817601864</text:p>
          </table:table-cell>
          <table:table-cell table:number-columns-repeated="2"/>
          <table:table-cell office:value-type="string">
            <text:p>0.63973361770198311</text:p>
          </table:table-cell>
          <table:table-cell table:number-columns-repeated="2"/>
          <table:table-cell office:value-type="string">
            <text:p>0.64169672592933025</text:p>
          </table:table-cell>
          <table:table-cell office:value-type="string">
            <text:p>0.64186155975250692</text:p>
          </table:table-cell>
          <table:table-cell office:value-type="string">
            <text:p>0.64299315619088993</text:p>
          </table:table-cell>
          <table:table-cell office:value-type="string">
            <text:p>0.64156540944925944</text:p>
          </table:table-cell>
          <table:table-cell office:value-type="string">
            <text:p>0.64563557015081008</text:p>
          </table:table-cell>
          <table:table-cell/>
          <table:table-cell office:value-type="string">
            <text:p>0.64314841328044192</text:p>
          </table:table-cell>
          <table:table-cell office:value-type="string">
            <text:p>0.64555469085320438</text:p>
          </table:table-cell>
          <table:table-cell/>
          <table:table-cell office:value-type="string">
            <text:p>0.64090809528446202</text:p>
          </table:table-cell>
          <table:table-cell office:value-type="string">
            <text:p>0.64372569818945258</text:p>
          </table:table-cell>
          <table:table-cell office:value-type="string">
            <text:p>0.63731471422033614</text:p>
          </table:table-cell>
          <table:table-cell office:value-type="string">
            <text:p>0.64808979356987084</text:p>
          </table:table-cell>
          <table:table-cell office:value-type="string">
            <text:p>0.645115904009256</text:p>
          </table:table-cell>
          <table:table-cell/>
          <table:table-cell office:value-type="string">
            <text:p>0.65066884355740484</text:p>
          </table:table-cell>
          <table:table-cell office:value-type="string">
            <text:p>0.64522502234420143</text:p>
          </table:table-cell>
          <table:table-cell/>
          <table:table-cell office:value-type="string">
            <text:p>0.65641001864280735</text:p>
          </table:table-cell>
          <table:table-cell office:value-type="string">
            <text:p>0.64232855182727211</text:p>
          </table:table-cell>
          <table:table-cell/>
          <table:table-cell office:value-type="string">
            <text:p>0.6438494228567796</text:p>
          </table:table-cell>
          <table:table-cell/>
          <table:table-cell office:value-type="string">
            <text:p>0.65166458394943827</text:p>
          </table:table-cell>
          <table:table-cell/>
          <table:table-cell office:value-type="string">
            <text:p>0.64241577655826543</text:p>
          </table:table-cell>
          <table:table-cell/>
          <table:table-cell office:value-type="string">
            <text:p>0.6515007601067464</text:p>
          </table:table-cell>
          <table:table-cell table:number-columns-repeated="2"/>
          <table:table-cell office:value-type="string">
            <text:p>0.65061839626094964</text:p>
          </table:table-cell>
          <table:table-cell table:number-columns-repeated="2"/>
          <table:table-cell office:value-type="string">
            <text:p>0.64819654887788447</text:p>
          </table:table-cell>
          <table:table-cell/>
          <table:table-cell office:value-type="string">
            <text:p>0.65263479699168736</text:p>
          </table:table-cell>
          <table:table-cell office:value-type="string">
            <text:p>0.64597308339910364</text:p>
          </table:table-cell>
          <table:table-cell/>
          <table:table-cell office:value-type="string">
            <text:p>0.6405146428324836</text:p>
          </table:table-cell>
          <table:table-cell office:value-type="string">
            <text:p>0.64658849031290977</text:p>
          </table:table-cell>
          <table:table-cell table:number-columns-repeated="4"/>
          <table:table-cell office:value-type="string">
            <text:p>0.65138579275441977</text:p>
          </table:table-cell>
          <table:table-cell table:number-columns-repeated="6"/>
          <table:table-cell office:value-type="string">
            <text:p>0.64938299892262819</text:p>
          </table:table-cell>
          <table:table-cell office:value-type="string">
            <text:p>0.63962774704489189</text:p>
          </table:table-cell>
          <table:table-cell table:number-columns-repeated="705"/>
        </table:table-row>
        <table:table-row table:style-name="ro1">
          <table:table-cell office:value-type="float" office:value="1471450">
            <text:p>1471450</text:p>
          </table:table-cell>
          <table:table-cell table:number-columns-repeated="7"/>
          <table:table-cell office:value-type="string">
            <text:p>0.66164062753988839</text:p>
          </table:table-cell>
          <table:table-cell office:value-type="string">
            <text:p>0.70373566274441068</text:p>
          </table:table-cell>
          <table:table-cell table:number-columns-repeated="3"/>
          <table:table-cell office:value-type="string">
            <text:p>0.72584892952020641</text:p>
          </table:table-cell>
          <table:table-cell table:number-columns-repeated="4"/>
          <table:table-cell office:value-type="string">
            <text:p>0.65677478624175634</text:p>
          </table:table-cell>
          <table:table-cell/>
          <table:table-cell office:value-type="string">
            <text:p>0.67725673485539162</text:p>
          </table:table-cell>
          <table:table-cell/>
          <table:table-cell office:value-type="string">
            <text:p>0.66353569774264887</text:p>
          </table:table-cell>
          <table:table-cell/>
          <table:table-cell office:value-type="string">
            <text:p>0.702483748069198</text:p>
          </table:table-cell>
          <table:table-cell office:value-type="string">
            <text:p>0.69241240773279877</text:p>
          </table:table-cell>
          <table:table-cell office:value-type="string">
            <text:p>0.66458731930761794</text:p>
          </table:table-cell>
          <table:table-cell/>
          <table:table-cell office:value-type="string">
            <text:p>0.69899888634916463</text:p>
          </table:table-cell>
          <table:table-cell office:value-type="string">
            <text:p>0.66889291264424078</text:p>
          </table:table-cell>
          <table:table-cell table:number-columns-repeated="2"/>
          <table:table-cell office:value-type="string">
            <text:p>0.6853005054434369</text:p>
          </table:table-cell>
          <table:table-cell table:number-columns-repeated="6"/>
          <table:table-cell office:value-type="string">
            <text:p>0.66859776025129003</text:p>
          </table:table-cell>
          <table:table-cell/>
          <table:table-cell office:value-type="string">
            <text:p>0.70566985357675716</text:p>
          </table:table-cell>
          <table:table-cell table:style-name="Default" table:number-columns-repeated="3"/>
          <table:table-cell table:style-name="Default" office:value-type="string">
            <text:p>0.69532341933926545</text:p>
          </table:table-cell>
          <table:table-cell table:style-name="Default" office:value-type="string">
            <text:p>0.69117081058316665</text:p>
          </table:table-cell>
          <table:table-cell table:style-name="Default" office:value-type="string">
            <text:p>0.7128337624397163</text:p>
          </table:table-cell>
          <table:table-cell table:style-name="Default" table:number-columns-repeated="26"/>
          <table:table-cell table:number-columns-repeated="32"/>
          <table:table-cell office:value-type="string">
            <text:p>0.67149579709861007</text:p>
          </table:table-cell>
          <table:table-cell table:number-columns-repeated="5"/>
          <table:table-cell office:value-type="string">
            <text:p>0.70358490511300154</text:p>
          </table:table-cell>
          <table:table-cell table:number-columns-repeated="8"/>
          <table:table-cell office:value-type="string">
            <text:p>0.7186996893874732</text:p>
          </table:table-cell>
          <table:table-cell table:number-columns-repeated="7"/>
          <table:table-cell office:value-type="string">
            <text:p>0.69052668022449426</text:p>
          </table:table-cell>
          <table:table-cell office:value-type="string">
            <text:p>0.67204165444632979</text:p>
          </table:table-cell>
          <table:table-cell office:value-type="string">
            <text:p>0.69422082127676299</text:p>
          </table:table-cell>
          <table:table-cell/>
          <table:table-cell office:value-type="string">
            <text:p>0.66952706950878271</text:p>
          </table:table-cell>
          <table:table-cell office:value-type="string">
            <text:p>0.68082923629805636</text:p>
          </table:table-cell>
          <table:table-cell table:number-columns-repeated="3"/>
          <table:table-cell office:value-type="string">
            <text:p>0.70818275972195444</text:p>
          </table:table-cell>
          <table:table-cell table:number-columns-repeated="63"/>
          <table:table-cell office:value-type="string">
            <text:p>0.65810810998183067</text:p>
          </table:table-cell>
          <table:table-cell office:value-type="string">
            <text:p>0.65871455537827206</text:p>
          </table:table-cell>
          <table:table-cell office:value-type="string">
            <text:p>0.65473903185285554</text:p>
          </table:table-cell>
          <table:table-cell office:value-type="string">
            <text:p>0.65572241195437719</text:p>
          </table:table-cell>
          <table:table-cell/>
          <table:table-cell office:value-type="string">
            <text:p>0.66067908864630187</text:p>
          </table:table-cell>
          <table:table-cell table:number-columns-repeated="3"/>
          <table:table-cell office:value-type="string">
            <text:p>0.65309362943755733</text:p>
          </table:table-cell>
          <table:table-cell/>
          <table:table-cell office:value-type="string">
            <text:p>0.66165014001678102</text:p>
          </table:table-cell>
          <table:table-cell office:value-type="string">
            <text:p>0.6620442756735293</text:p>
          </table:table-cell>
          <table:table-cell/>
          <table:table-cell office:value-type="string">
            <text:p>0.65985546203353462</text:p>
          </table:table-cell>
          <table:table-cell office:value-type="string">
            <text:p>0.65586566535033075</text:p>
          </table:table-cell>
          <table:table-cell office:value-type="string">
            <text:p>0.64686231313598186</text:p>
          </table:table-cell>
          <table:table-cell office:value-type="string">
            <text:p>0.66074553746382492</text:p>
          </table:table-cell>
          <table:table-cell office:value-type="string">
            <text:p>0.65493591686183161</text:p>
          </table:table-cell>
          <table:table-cell office:value-type="string">
            <text:p>0.65436698151558081</text:p>
          </table:table-cell>
          <table:table-cell office:value-type="string">
            <text:p>0.64950213885157992</text:p>
          </table:table-cell>
          <table:table-cell office:value-type="string">
            <text:p>0.66277913578311576</text:p>
          </table:table-cell>
          <table:table-cell office:value-type="string">
            <text:p>0.65307017173154625</text:p>
          </table:table-cell>
          <table:table-cell office:value-type="string">
            <text:p>0.65158824894514633</text:p>
          </table:table-cell>
          <table:table-cell office:value-type="string">
            <text:p>0.65163469391998108</text:p>
          </table:table-cell>
          <table:table-cell office:value-type="string">
            <text:p>0.65332001306832588</text:p>
          </table:table-cell>
          <table:table-cell office:value-type="string">
            <text:p>0.649362123626263</text:p>
          </table:table-cell>
          <table:table-cell office:value-type="string">
            <text:p>0.66274008949408958</text:p>
          </table:table-cell>
          <table:table-cell/>
          <table:table-cell office:value-type="string">
            <text:p>0.6566769682797351</text:p>
          </table:table-cell>
          <table:table-cell office:value-type="string">
            <text:p>0.66132686312077527</text:p>
          </table:table-cell>
          <table:table-cell/>
          <table:table-cell office:value-type="string">
            <text:p>0.64571263205137264</text:p>
          </table:table-cell>
          <table:table-cell table:number-columns-repeated="9"/>
          <table:table-cell office:value-type="string">
            <text:p>0.65339118996922974</text:p>
          </table:table-cell>
          <table:table-cell office:value-type="string">
            <text:p>0.65694609664709835</text:p>
          </table:table-cell>
          <table:table-cell office:value-type="string">
            <text:p>0.65883622426946098</text:p>
          </table:table-cell>
          <table:table-cell/>
          <table:table-cell office:value-type="string">
            <text:p>0.65099620531452829</text:p>
          </table:table-cell>
          <table:table-cell office:value-type="string">
            <text:p>0.65073394893798153</text:p>
          </table:table-cell>
          <table:table-cell office:value-type="string">
            <text:p>0.63793687215568506</text:p>
          </table:table-cell>
          <table:table-cell office:value-type="string">
            <text:p>0.65119650505670634</text:p>
          </table:table-cell>
          <table:table-cell table:number-columns-repeated="9"/>
          <table:table-cell office:value-type="string">
            <text:p>0.66480004648585089</text:p>
          </table:table-cell>
          <table:table-cell table:number-columns-repeated="2"/>
          <table:table-cell office:value-type="string">
            <text:p>0.66068342286849469</text:p>
          </table:table-cell>
          <table:table-cell office:value-type="string">
            <text:p>0.6705019623054419</text:p>
          </table:table-cell>
          <table:table-cell table:number-columns-repeated="8"/>
          <table:table-cell office:value-type="string">
            <text:p>0.64931253596301719</text:p>
          </table:table-cell>
          <table:table-cell table:number-columns-repeated="8"/>
          <table:table-cell office:value-type="string">
            <text:p>0.64962281596559257</text:p>
          </table:table-cell>
          <table:table-cell table:number-columns-repeated="13"/>
          <table:table-cell office:value-type="string">
            <text:p>0.65509100006751531</text:p>
          </table:table-cell>
          <table:table-cell table:number-columns-repeated="8"/>
          <table:table-cell office:value-type="string">
            <text:p>0.65719568254630223</text:p>
          </table:table-cell>
          <table:table-cell office:value-type="string">
            <text:p>0.65650149111090128</text:p>
          </table:table-cell>
          <table:table-cell office:value-type="string">
            <text:p>0.66068679309072742</text:p>
          </table:table-cell>
          <table:table-cell office:value-type="string">
            <text:p>0.65504760756707237</text:p>
          </table:table-cell>
          <table:table-cell/>
          <table:table-cell office:value-type="string">
            <text:p>0.65423522521633226</text:p>
          </table:table-cell>
          <table:table-cell table:number-columns-repeated="3"/>
          <table:table-cell office:value-type="string">
            <text:p>0.65175799457330164</text:p>
          </table:table-cell>
          <table:table-cell office:value-type="string">
            <text:p>0.6558735457146101</text:p>
          </table:table-cell>
          <table:table-cell table:number-columns-repeated="3"/>
          <table:table-cell office:value-type="string">
            <text:p>0.65751602893443506</text:p>
          </table:table-cell>
          <table:table-cell table:number-columns-repeated="703"/>
        </table:table-row>
        <table:table-row table:style-name="ro1">
          <table:table-cell office:value-type="float" office:value="1471521">
            <text:p>1471521</text:p>
          </table:table-cell>
          <table:table-cell table:number-columns-repeated="7"/>
          <table:table-cell office:value-type="string">
            <text:p>0.70921039632498317</text:p>
          </table:table-cell>
          <table:table-cell office:value-type="string">
            <text:p>0.72737939643317662</text:p>
          </table:table-cell>
          <table:table-cell table:number-columns-repeated="3"/>
          <table:table-cell office:value-type="string">
            <text:p>0.68403869522332561</text:p>
          </table:table-cell>
          <table:table-cell table:number-columns-repeated="4"/>
          <table:table-cell office:value-type="string">
            <text:p>0.68884040921254064</text:p>
          </table:table-cell>
          <table:table-cell/>
          <table:table-cell office:value-type="string">
            <text:p>0.69177319980771934</text:p>
          </table:table-cell>
          <table:table-cell/>
          <table:table-cell office:value-type="string">
            <text:p>0.70226569235130254</text:p>
          </table:table-cell>
          <table:table-cell/>
          <table:table-cell office:value-type="string">
            <text:p>0.69873654328279122</text:p>
          </table:table-cell>
          <table:table-cell office:value-type="string">
            <text:p>0.72929777589686584</text:p>
          </table:table-cell>
          <table:table-cell office:value-type="string">
            <text:p>0.69853080632746689</text:p>
          </table:table-cell>
          <table:table-cell/>
          <table:table-cell office:value-type="string">
            <text:p>0.69335274984900985</text:p>
          </table:table-cell>
          <table:table-cell office:value-type="string">
            <text:p>0.72735135534196826</text:p>
          </table:table-cell>
          <table:table-cell table:number-columns-repeated="2"/>
          <table:table-cell office:value-type="string">
            <text:p>0.75444143545543996</text:p>
          </table:table-cell>
          <table:table-cell table:number-columns-repeated="6"/>
          <table:table-cell office:value-type="string">
            <text:p>0.67956406962580629</text:p>
          </table:table-cell>
          <table:table-cell/>
          <table:table-cell office:value-type="string">
            <text:p>0.71224060231992325</text:p>
          </table:table-cell>
          <table:table-cell table:style-name="Default" table:number-columns-repeated="3"/>
          <table:table-cell table:style-name="Default" office:value-type="string">
            <text:p>0.74204414362277271</text:p>
          </table:table-cell>
          <table:table-cell table:style-name="Default" office:value-type="string">
            <text:p>0.7377702285396891</text:p>
          </table:table-cell>
          <table:table-cell table:style-name="Default" table:number-columns-repeated="27"/>
          <table:table-cell table:number-columns-repeated="32"/>
          <table:table-cell office:value-type="string">
            <text:p>0.6971179082358423</text:p>
          </table:table-cell>
          <table:table-cell table:number-columns-repeated="5"/>
          <table:table-cell office:value-type="string">
            <text:p>0.74555552948524273</text:p>
          </table:table-cell>
          <table:table-cell table:number-columns-repeated="8"/>
          <table:table-cell office:value-type="string">
            <text:p>0.73204931514759797</text:p>
          </table:table-cell>
          <table:table-cell table:number-columns-repeated="7"/>
          <table:table-cell office:value-type="string">
            <text:p>0.74997628887018597</text:p>
          </table:table-cell>
          <table:table-cell office:value-type="string">
            <text:p>0.66772715924091197</text:p>
          </table:table-cell>
          <table:table-cell office:value-type="string">
            <text:p>0.66678134691329838</text:p>
          </table:table-cell>
          <table:table-cell/>
          <table:table-cell office:value-type="string">
            <text:p>0.69115213232462647</text:p>
          </table:table-cell>
          <table:table-cell office:value-type="string">
            <text:p>0.68017062981540766</text:p>
          </table:table-cell>
          <table:table-cell office:value-type="string">
            <text:p>0.6647221698445237</text:p>
          </table:table-cell>
          <table:table-cell table:number-columns-repeated="2"/>
          <table:table-cell office:value-type="string">
            <text:p>0.65939342226853359</text:p>
          </table:table-cell>
          <table:table-cell table:number-columns-repeated="2"/>
          <table:table-cell office:value-type="string">
            <text:p>0.69425440269325067</text:p>
          </table:table-cell>
          <table:table-cell table:number-columns-repeated="60"/>
          <table:table-cell office:value-type="string">
            <text:p>0.68610254880063248</text:p>
          </table:table-cell>
          <table:table-cell office:value-type="string">
            <text:p>0.6693144360786395</text:p>
          </table:table-cell>
          <table:table-cell office:value-type="string">
            <text:p>0.68518276288985325</text:p>
          </table:table-cell>
          <table:table-cell office:value-type="string">
            <text:p>0.68591741504380122</text:p>
          </table:table-cell>
          <table:table-cell/>
          <table:table-cell office:value-type="string">
            <text:p>0.69891650149346196</text:p>
          </table:table-cell>
          <table:table-cell table:number-columns-repeated="3"/>
          <table:table-cell office:value-type="string">
            <text:p>0.68861653626548402</text:p>
          </table:table-cell>
          <table:table-cell/>
          <table:table-cell office:value-type="string">
            <text:p>0.68459058801544082</text:p>
          </table:table-cell>
          <table:table-cell office:value-type="string">
            <text:p>0.68767669453735591</text:p>
          </table:table-cell>
          <table:table-cell/>
          <table:table-cell office:value-type="string">
            <text:p>0.70255408228412342</text:p>
          </table:table-cell>
          <table:table-cell office:value-type="string">
            <text:p>0.68831321101567611</text:p>
          </table:table-cell>
          <table:table-cell office:value-type="string">
            <text:p>0.67214334208210835</text:p>
          </table:table-cell>
          <table:table-cell office:value-type="string">
            <text:p>0.68767194245537244</text:p>
          </table:table-cell>
          <table:table-cell office:value-type="string">
            <text:p>0.69050734927583635</text:p>
          </table:table-cell>
          <table:table-cell office:value-type="string">
            <text:p>0.69290276493124148</text:p>
          </table:table-cell>
          <table:table-cell office:value-type="string">
            <text:p>0.71095676212439951</text:p>
          </table:table-cell>
          <table:table-cell office:value-type="string">
            <text:p>0.70598265320777842</text:p>
          </table:table-cell>
          <table:table-cell office:value-type="string">
            <text:p>0.68740242325582757</text:p>
          </table:table-cell>
          <table:table-cell office:value-type="string">
            <text:p>0.68423492495657123</text:p>
          </table:table-cell>
          <table:table-cell office:value-type="string">
            <text:p>0.68956879540126914</text:p>
          </table:table-cell>
          <table:table-cell office:value-type="string">
            <text:p>0.68261101935373991</text:p>
          </table:table-cell>
          <table:table-cell office:value-type="string">
            <text:p>0.68353889860661288</text:p>
          </table:table-cell>
          <table:table-cell office:value-type="string">
            <text:p>0.68927409777509197</text:p>
          </table:table-cell>
          <table:table-cell/>
          <table:table-cell office:value-type="string">
            <text:p>0.6913107126383693</text:p>
          </table:table-cell>
          <table:table-cell office:value-type="string">
            <text:p>0.68579341539598293</text:p>
          </table:table-cell>
          <table:table-cell/>
          <table:table-cell office:value-type="string">
            <text:p>0.70296896689334232</text:p>
          </table:table-cell>
          <table:table-cell table:number-columns-repeated="9"/>
          <table:table-cell office:value-type="string">
            <text:p>0.69745422448976968</text:p>
          </table:table-cell>
          <table:table-cell office:value-type="string">
            <text:p>0.68945823132777095</text:p>
          </table:table-cell>
          <table:table-cell office:value-type="string">
            <text:p>0.69842313012642954</text:p>
          </table:table-cell>
          <table:table-cell/>
          <table:table-cell office:value-type="string">
            <text:p>0.69305237699483935</text:p>
          </table:table-cell>
          <table:table-cell office:value-type="string">
            <text:p>0.71873539815179277</text:p>
          </table:table-cell>
          <table:table-cell office:value-type="string">
            <text:p>0.7027860088356106</text:p>
          </table:table-cell>
          <table:table-cell office:value-type="string">
            <text:p>0.68959119111223643</text:p>
          </table:table-cell>
          <table:table-cell table:number-columns-repeated="9"/>
          <table:table-cell office:value-type="string">
            <text:p>0.69776036708364897</text:p>
          </table:table-cell>
          <table:table-cell table:number-columns-repeated="2"/>
          <table:table-cell office:value-type="string">
            <text:p>0.70831583740846404</text:p>
          </table:table-cell>
          <table:table-cell office:value-type="string">
            <text:p>0.7015960434418953</text:p>
          </table:table-cell>
          <table:table-cell table:number-columns-repeated="8"/>
          <table:table-cell office:value-type="string">
            <text:p>0.69765353771412331</text:p>
          </table:table-cell>
          <table:table-cell table:number-columns-repeated="8"/>
          <table:table-cell office:value-type="string">
            <text:p>0.69352321947107676</text:p>
          </table:table-cell>
          <table:table-cell table:number-columns-repeated="13"/>
          <table:table-cell office:value-type="string">
            <text:p>0.68427034303716194</text:p>
          </table:table-cell>
          <table:table-cell table:number-columns-repeated="8"/>
          <table:table-cell office:value-type="string">
            <text:p>0.7011830824554135</text:p>
          </table:table-cell>
          <table:table-cell office:value-type="string">
            <text:p>0.67932468654275524</text:p>
          </table:table-cell>
          <table:table-cell office:value-type="string">
            <text:p>0.66191099933815822</text:p>
          </table:table-cell>
          <table:table-cell office:value-type="string">
            <text:p>0.67240150289262957</text:p>
          </table:table-cell>
          <table:table-cell/>
          <table:table-cell office:value-type="string">
            <text:p>0.67518364331855296</text:p>
          </table:table-cell>
          <table:table-cell table:number-columns-repeated="3"/>
          <table:table-cell office:value-type="string">
            <text:p>0.66175701028453726</text:p>
          </table:table-cell>
          <table:table-cell office:value-type="string">
            <text:p>0.66464804453758164</text:p>
          </table:table-cell>
          <table:table-cell table:number-columns-repeated="707"/>
        </table:table-row>
        <table:table-row table:style-name="ro1">
          <table:table-cell office:value-type="float" office:value="1009412">
            <text:p>1009412</text:p>
          </table:table-cell>
          <table:table-cell table:number-columns-repeated="41"/>
          <table:table-cell table:style-name="Default" table:number-columns-repeated="10"/>
          <table:table-cell table:style-name="Default" office:value-type="string">
            <text:p>0.64482486212483847</text:p>
          </table:table-cell>
          <table:table-cell table:style-name="Default" table:number-columns-repeated="5"/>
          <table:table-cell table:style-name="Default" office:value-type="string">
            <text:p>0.62188497241977947</text:p>
          </table:table-cell>
          <table:table-cell table:style-name="Default" office:value-type="string">
            <text:p>0.62381718868087555</text:p>
          </table:table-cell>
          <table:table-cell table:style-name="Default" table:number-columns-repeated="14"/>
          <table:table-cell table:number-columns-repeated="82"/>
          <table:table-cell office:value-type="string">
            <text:p>0.64229935385219827</text:p>
          </table:table-cell>
          <table:table-cell office:value-type="string">
            <text:p>0.6467619225264728</text:p>
          </table:table-cell>
          <table:table-cell office:value-type="string">
            <text:p>0.61915427721820671</text:p>
          </table:table-cell>
          <table:table-cell office:value-type="string">
            <text:p>0.62970673827460388</text:p>
          </table:table-cell>
          <table:table-cell office:value-type="string">
            <text:p>0.62482337757760265</text:p>
          </table:table-cell>
          <table:table-cell office:value-type="string">
            <text:p>0.62085288396312499</text:p>
          </table:table-cell>
          <table:table-cell office:value-type="string">
            <text:p>0.62927604657194947</text:p>
          </table:table-cell>
          <table:table-cell office:value-type="string">
            <text:p>0.63290674249310541</text:p>
          </table:table-cell>
          <table:table-cell office:value-type="string">
            <text:p>0.64686628419329184</text:p>
          </table:table-cell>
          <table:table-cell office:value-type="string">
            <text:p>0.64538056672709798</text:p>
          </table:table-cell>
          <table:table-cell office:value-type="string">
            <text:p>0.6565290522955719</text:p>
          </table:table-cell>
          <table:table-cell office:value-type="string">
            <text:p>0.62531762793160794</text:p>
          </table:table-cell>
          <table:table-cell office:value-type="string">
            <text:p>0.63140575471695948</text:p>
          </table:table-cell>
          <table:table-cell office:value-type="string">
            <text:p>0.63490043704554522</text:p>
          </table:table-cell>
          <table:table-cell office:value-type="string">
            <text:p>0.65223672500321483</text:p>
          </table:table-cell>
          <table:table-cell office:value-type="string">
            <text:p>0.63690304943312781</text:p>
          </table:table-cell>
          <table:table-cell table:number-columns-repeated="2"/>
          <table:table-cell office:value-type="string">
            <text:p>0.63176573144906345</text:p>
          </table:table-cell>
          <table:table-cell office:value-type="string">
            <text:p>0.63987773305557749</text:p>
          </table:table-cell>
          <table:table-cell/>
          <table:table-cell office:value-type="string">
            <text:p>0.62191229467582143</text:p>
          </table:table-cell>
          <table:table-cell office:value-type="string">
            <text:p>0.63373719670243189</text:p>
          </table:table-cell>
          <table:table-cell office:value-type="string">
            <text:p>0.63970653275837353</text:p>
          </table:table-cell>
          <table:table-cell office:value-type="string">
            <text:p>0.62301677917191267</text:p>
          </table:table-cell>
          <table:table-cell table:number-columns-repeated="2"/>
          <table:table-cell office:value-type="string">
            <text:p>0.60494716304260754</text:p>
          </table:table-cell>
          <table:table-cell table:number-columns-repeated="70"/>
          <table:table-cell office:value-type="string">
            <text:p>0.62643708517319441</text:p>
          </table:table-cell>
          <table:table-cell table:number-columns-repeated="78"/>
          <table:table-cell office:value-type="string">
            <text:p>0.63363792981606415</text:p>
          </table:table-cell>
          <table:table-cell office:value-type="string">
            <text:p>0.62296028344699272</text:p>
          </table:table-cell>
          <table:table-cell office:value-type="string">
            <text:p>0.62378210402483381</text:p>
          </table:table-cell>
          <table:table-cell office:value-type="string">
            <text:p>0.6197812529500808</text:p>
          </table:table-cell>
          <table:table-cell office:value-type="string">
            <text:p>0.62361810209129587</text:p>
          </table:table-cell>
          <table:table-cell office:value-type="string">
            <text:p>0.62606630302903221</text:p>
          </table:table-cell>
          <table:table-cell office:value-type="string">
            <text:p>0.62204115494127166</text:p>
          </table:table-cell>
          <table:table-cell office:value-type="string">
            <text:p>0.62001400181062993</text:p>
          </table:table-cell>
          <table:table-cell office:value-type="string">
            <text:p>0.61949862517424681</text:p>
          </table:table-cell>
          <table:table-cell office:value-type="string">
            <text:p>0.6280301020123813</text:p>
          </table:table-cell>
          <table:table-cell office:value-type="string">
            <text:p>0.62428292859471257</text:p>
          </table:table-cell>
          <table:table-cell office:value-type="string">
            <text:p>0.62652737668140723</text:p>
          </table:table-cell>
          <table:table-cell office:value-type="string">
            <text:p>0.6202171757805488</text:p>
          </table:table-cell>
          <table:table-cell office:value-type="string">
            <text:p>0.6221748905495641</text:p>
          </table:table-cell>
          <table:table-cell office:value-type="string">
            <text:p>0.62225371091455262</text:p>
          </table:table-cell>
          <table:table-cell office:value-type="string">
            <text:p>0.62194346212495999</text:p>
          </table:table-cell>
          <table:table-cell/>
          <table:table-cell office:value-type="string">
            <text:p>0.62548121394694978</text:p>
          </table:table-cell>
          <table:table-cell office:value-type="string">
            <text:p>0.62332776656324762</text:p>
          </table:table-cell>
          <table:table-cell office:value-type="string">
            <text:p>0.62066084818879919</text:p>
          </table:table-cell>
          <table:table-cell office:value-type="string">
            <text:p>0.62357483788299017</text:p>
          </table:table-cell>
          <table:table-cell office:value-type="string">
            <text:p>0.62700863664459139</text:p>
          </table:table-cell>
          <table:table-cell office:value-type="string">
            <text:p>0.62558482058466003</text:p>
          </table:table-cell>
          <table:table-cell office:value-type="string">
            <text:p>0.62179963912288094</text:p>
          </table:table-cell>
          <table:table-cell office:value-type="string">
            <text:p>0.6243499114191865</text:p>
          </table:table-cell>
          <table:table-cell office:value-type="string">
            <text:p>0.62519438705144559</text:p>
          </table:table-cell>
          <table:table-cell office:value-type="string">
            <text:p>0.62374148318227951</text:p>
          </table:table-cell>
          <table:table-cell office:value-type="string">
            <text:p>0.61700824700673773</text:p>
          </table:table-cell>
          <table:table-cell office:value-type="string">
            <text:p>0.62177080016071529</text:p>
          </table:table-cell>
          <table:table-cell office:value-type="string">
            <text:p>0.60397658027382517</text:p>
          </table:table-cell>
          <table:table-cell office:value-type="string">
            <text:p>0.63000006013292087</text:p>
          </table:table-cell>
          <table:table-cell/>
          <table:table-cell office:value-type="string">
            <text:p>0.61075654303054094</text:p>
          </table:table-cell>
          <table:table-cell table:number-columns-repeated="658"/>
        </table:table-row>
        <table:table-row table:style-name="ro1">
          <table:table-cell office:value-type="float" office:value="1471456">
            <text:p>1471456</text:p>
          </table:table-cell>
          <table:table-cell table:number-columns-repeated="7"/>
          <table:table-cell office:value-type="string">
            <text:p>0.64283033979948323</text:p>
          </table:table-cell>
          <table:table-cell office:value-type="string">
            <text:p>0.64663588858193899</text:p>
          </table:table-cell>
          <table:table-cell table:number-columns-repeated="8"/>
          <table:table-cell office:value-type="string">
            <text:p>0.63771155728400408</text:p>
          </table:table-cell>
          <table:table-cell/>
          <table:table-cell office:value-type="string">
            <text:p>0.65166516442904088</text:p>
          </table:table-cell>
          <table:table-cell/>
          <table:table-cell office:value-type="string">
            <text:p>0.62982055011713589</text:p>
          </table:table-cell>
          <table:table-cell table:number-columns-repeated="2"/>
          <table:table-cell office:value-type="string">
            <text:p>0.64748758714908083</text:p>
          </table:table-cell>
          <table:table-cell office:value-type="string">
            <text:p>0.63062880448556258</text:p>
          </table:table-cell>
          <table:table-cell/>
          <table:table-cell office:value-type="string">
            <text:p>0.6293811863717077</text:p>
          </table:table-cell>
          <table:table-cell office:value-type="string">
            <text:p>0.62322999044508842</text:p>
          </table:table-cell>
          <table:table-cell table:number-columns-repeated="2"/>
          <table:table-cell office:value-type="string">
            <text:p>0.67237169579732381</text:p>
          </table:table-cell>
          <table:table-cell table:number-columns-repeated="6"/>
          <table:table-cell office:value-type="string">
            <text:p>0.61353277147931629</text:p>
          </table:table-cell>
          <table:table-cell table:number-columns-repeated="2"/>
          <table:table-cell table:style-name="Default" table:number-columns-repeated="3"/>
          <table:table-cell table:style-name="Default" office:value-type="string">
            <text:p>0.64216971478524376</text:p>
          </table:table-cell>
          <table:table-cell table:style-name="Default" office:value-type="string">
            <text:p>0.65435930474767035</text:p>
          </table:table-cell>
          <table:table-cell table:style-name="Default" table:number-columns-repeated="27"/>
          <table:table-cell table:number-columns-repeated="32"/>
          <table:table-cell office:value-type="string">
            <text:p>0.64071679461087527</text:p>
          </table:table-cell>
          <table:table-cell table:number-columns-repeated="14"/>
          <table:table-cell office:value-type="string">
            <text:p>0.63797699440871591</text:p>
          </table:table-cell>
          <table:table-cell table:number-columns-repeated="8"/>
          <table:table-cell office:value-type="string">
            <text:p>0.60820590991912127</text:p>
          </table:table-cell>
          <table:table-cell office:value-type="string">
            <text:p>0.62802895105089163</text:p>
          </table:table-cell>
          <table:table-cell/>
          <table:table-cell office:value-type="string">
            <text:p>0.62956211282022934</text:p>
          </table:table-cell>
          <table:table-cell office:value-type="string">
            <text:p>0.64036287749861887</text:p>
          </table:table-cell>
          <table:table-cell table:number-columns-repeated="3"/>
          <table:table-cell office:value-type="string">
            <text:p>0.63714343206363533</text:p>
          </table:table-cell>
          <table:table-cell table:number-columns-repeated="63"/>
          <table:table-cell office:value-type="string">
            <text:p>0.62346445790543659</text:p>
          </table:table-cell>
          <table:table-cell office:value-type="string">
            <text:p>0.60600304732181454</text:p>
          </table:table-cell>
          <table:table-cell office:value-type="string">
            <text:p>0.62569844748743098</text:p>
          </table:table-cell>
          <table:table-cell office:value-type="string">
            <text:p>0.61299538928113884</text:p>
          </table:table-cell>
          <table:table-cell/>
          <table:table-cell office:value-type="string">
            <text:p>0.59624997911845123</text:p>
          </table:table-cell>
          <table:table-cell table:number-columns-repeated="3"/>
          <table:table-cell office:value-type="string">
            <text:p>0.62094054991880565</text:p>
          </table:table-cell>
          <table:table-cell/>
          <table:table-cell office:value-type="string">
            <text:p>0.60892834480025448</text:p>
          </table:table-cell>
          <table:table-cell office:value-type="string">
            <text:p>0.62230312099356977</text:p>
          </table:table-cell>
          <table:table-cell table:number-columns-repeated="2"/>
          <table:table-cell office:value-type="string">
            <text:p>0.62212224315480902</text:p>
          </table:table-cell>
          <table:table-cell office:value-type="string">
            <text:p>0.60571323828218637</text:p>
          </table:table-cell>
          <table:table-cell office:value-type="string">
            <text:p>0.6220930847061773</text:p>
          </table:table-cell>
          <table:table-cell office:value-type="string">
            <text:p>0.62162512738618347</text:p>
          </table:table-cell>
          <table:table-cell office:value-type="string">
            <text:p>0.61970350078277314</text:p>
          </table:table-cell>
          <table:table-cell office:value-type="string">
            <text:p>0.6134351978030691</text:p>
          </table:table-cell>
          <table:table-cell office:value-type="string">
            <text:p>0.59153182223520451</text:p>
          </table:table-cell>
          <table:table-cell office:value-type="string">
            <text:p>0.60242339798194577</text:p>
          </table:table-cell>
          <table:table-cell office:value-type="string">
            <text:p>0.62186722275180562</text:p>
          </table:table-cell>
          <table:table-cell office:value-type="string">
            <text:p>0.61642268571314696</text:p>
          </table:table-cell>
          <table:table-cell office:value-type="string">
            <text:p>0.61771161933483809</text:p>
          </table:table-cell>
          <table:table-cell office:value-type="string">
            <text:p>0.62340150191017196</text:p>
          </table:table-cell>
          <table:table-cell office:value-type="string">
            <text:p>0.62109062987249408</text:p>
          </table:table-cell>
          <table:table-cell/>
          <table:table-cell office:value-type="string">
            <text:p>0.61914439995485671</text:p>
          </table:table-cell>
          <table:table-cell office:value-type="string">
            <text:p>0.60212298659194463</text:p>
          </table:table-cell>
          <table:table-cell/>
          <table:table-cell office:value-type="string">
            <text:p>0.59612907816145022</text:p>
          </table:table-cell>
          <table:table-cell table:number-columns-repeated="9"/>
          <table:table-cell office:value-type="string">
            <text:p>0.61030687672208117</text:p>
          </table:table-cell>
          <table:table-cell office:value-type="string">
            <text:p>0.62205879659799268</text:p>
          </table:table-cell>
          <table:table-cell office:value-type="string">
            <text:p>0.60714622564999132</text:p>
          </table:table-cell>
          <table:table-cell/>
          <table:table-cell office:value-type="string">
            <text:p>0.60761936970140717</text:p>
          </table:table-cell>
          <table:table-cell office:value-type="string">
            <text:p>0.60998965119580961</text:p>
          </table:table-cell>
          <table:table-cell/>
          <table:table-cell office:value-type="string">
            <text:p>0.61322832660238613</text:p>
          </table:table-cell>
          <table:table-cell table:number-columns-repeated="9"/>
          <table:table-cell office:value-type="string">
            <text:p>0.59902564043058648</text:p>
          </table:table-cell>
          <table:table-cell table:number-columns-repeated="2"/>
          <table:table-cell office:value-type="string">
            <text:p>0.60295443237272806</text:p>
          </table:table-cell>
          <table:table-cell office:value-type="string">
            <text:p>0.61978575027668559</text:p>
          </table:table-cell>
          <table:table-cell table:number-columns-repeated="8"/>
          <table:table-cell office:value-type="string">
            <text:p>0.61162462237655735</text:p>
          </table:table-cell>
          <table:table-cell table:number-columns-repeated="6"/>
          <table:table-cell office:value-type="string">
            <text:p>0.62443980504657137</text:p>
          </table:table-cell>
          <table:table-cell/>
          <table:table-cell office:value-type="string">
            <text:p>0.60642646530534994</text:p>
          </table:table-cell>
          <table:table-cell table:number-columns-repeated="13"/>
          <table:table-cell office:value-type="string">
            <text:p>0.61043198950368327</text:p>
          </table:table-cell>
          <table:table-cell table:number-columns-repeated="8"/>
          <table:table-cell office:value-type="string">
            <text:p>0.61330664560950654</text:p>
          </table:table-cell>
          <table:table-cell office:value-type="string">
            <text:p>0.60901801923856391</text:p>
          </table:table-cell>
          <table:table-cell office:value-type="string">
            <text:p>0.60013643448733967</text:p>
          </table:table-cell>
          <table:table-cell office:value-type="string">
            <text:p>0.61255159379132884</text:p>
          </table:table-cell>
          <table:table-cell/>
          <table:table-cell office:value-type="string">
            <text:p>0.61439485431785801</text:p>
          </table:table-cell>
          <table:table-cell table:number-columns-repeated="3"/>
          <table:table-cell office:value-type="string">
            <text:p>0.60028200270102838</text:p>
          </table:table-cell>
          <table:table-cell office:value-type="string">
            <text:p>0.61295262337611622</text:p>
          </table:table-cell>
          <table:table-cell table:number-columns-repeated="707"/>
        </table:table-row>
        <table:table-row table:style-name="ro1">
          <table:table-cell office:value-type="float" office:value="59919">
            <text:p>59919</text:p>
          </table:table-cell>
          <table:table-cell office:value-type="string">
            <text:p>0.54392945324650444</text:p>
          </table:table-cell>
          <table:table-cell office:value-type="string">
            <text:p>0.53906776955997149</text:p>
          </table:table-cell>
          <table:table-cell office:value-type="string">
            <text:p>0.56228612046408111</text:p>
          </table:table-cell>
          <table:table-cell/>
          <table:table-cell office:value-type="string">
            <text:p>0.53579862358355379</text:p>
          </table:table-cell>
          <table:table-cell office:value-type="string">
            <text:p>0.53976695013464626</text:p>
          </table:table-cell>
          <table:table-cell office:value-type="string">
            <text:p>0.54368017347723596</text:p>
          </table:table-cell>
          <table:table-cell table:number-columns-repeated="27"/>
          <table:table-cell office:value-type="string">
            <text:p>0.52459539828848023</text:p>
          </table:table-cell>
          <table:table-cell office:value-type="string">
            <text:p>0.52865853643069549</text:p>
          </table:table-cell>
          <table:table-cell table:number-columns-repeated="5"/>
          <table:table-cell table:style-name="Default" table:number-columns-repeated="3"/>
          <table:table-cell table:style-name="Default" office:value-type="string">
            <text:p>0.55630837751315576</text:p>
          </table:table-cell>
          <table:table-cell table:style-name="Default" office:value-type="string">
            <text:p>0.54180000046613108</text:p>
          </table:table-cell>
          <table:table-cell table:style-name="Default" office:value-type="string">
            <text:p>0.58662628813837836</text:p>
          </table:table-cell>
          <table:table-cell table:style-name="Default" office:value-type="string">
            <text:p>0.58189018235371037</text:p>
          </table:table-cell>
          <table:table-cell table:style-name="Default" table:number-columns-repeated="12"/>
          <table:table-cell table:style-name="Default" office:value-type="string">
            <text:p>0.56298326173211077</text:p>
          </table:table-cell>
          <table:table-cell table:style-name="Default" table:number-columns-repeated="4"/>
          <table:table-cell table:style-name="Default" office:value-type="string">
            <text:p>0.53561563426986947</text:p>
          </table:table-cell>
          <table:table-cell table:style-name="Default" office:value-type="string">
            <text:p>0.54495414426172406</text:p>
          </table:table-cell>
          <table:table-cell table:style-name="Default" table:number-columns-repeated="6"/>
          <table:table-cell office:value-type="string">
            <text:p>0.54019913479156778</text:p>
          </table:table-cell>
          <table:table-cell table:number-columns-repeated="41"/>
          <table:table-cell office:value-type="string">
            <text:p>0.56799862508548027</text:p>
          </table:table-cell>
          <table:table-cell office:value-type="string">
            <text:p>0.52948789046320233</text:p>
          </table:table-cell>
          <table:table-cell office:value-type="string">
            <text:p>0.5399390330883006</text:p>
          </table:table-cell>
          <table:table-cell office:value-type="string">
            <text:p>0.56159447579140298</text:p>
          </table:table-cell>
          <table:table-cell office:value-type="string">
            <text:p>0.5376149122280619</text:p>
          </table:table-cell>
          <table:table-cell table:number-columns-repeated="23"/>
          <table:table-cell office:value-type="string">
            <text:p>0.53262817314560984</text:p>
          </table:table-cell>
          <table:table-cell office:value-type="string">
            <text:p>0.53559581242094845</text:p>
          </table:table-cell>
          <table:table-cell office:value-type="string">
            <text:p>0.54411970166232959</text:p>
          </table:table-cell>
          <table:table-cell office:value-type="string">
            <text:p>0.52842160713117126</text:p>
          </table:table-cell>
          <table:table-cell office:value-type="string">
            <text:p>0.52982074508066312</text:p>
          </table:table-cell>
          <table:table-cell office:value-type="string">
            <text:p>0.53312811150675377</text:p>
          </table:table-cell>
          <table:table-cell office:value-type="string">
            <text:p>0.5423312763937177</text:p>
          </table:table-cell>
          <table:table-cell table:number-columns-repeated="37"/>
          <table:table-cell office:value-type="string">
            <text:p>0.52333494734758779</text:p>
          </table:table-cell>
          <table:table-cell office:value-type="string">
            <text:p>0.52347853321373639</text:p>
          </table:table-cell>
          <table:table-cell office:value-type="string">
            <text:p>0.52766361815509377</text:p>
          </table:table-cell>
          <table:table-cell office:value-type="string">
            <text:p>0.52944548445402084</text:p>
          </table:table-cell>
          <table:table-cell office:value-type="string">
            <text:p>0.52738782569126053</text:p>
          </table:table-cell>
          <table:table-cell office:value-type="string">
            <text:p>0.52613669719282052</text:p>
          </table:table-cell>
          <table:table-cell office:value-type="string">
            <text:p>0.5258544947610102</text:p>
          </table:table-cell>
          <table:table-cell office:value-type="string">
            <text:p>0.52567608746416339</text:p>
          </table:table-cell>
          <table:table-cell office:value-type="string">
            <text:p>0.53115321360251611</text:p>
          </table:table-cell>
          <table:table-cell office:value-type="string">
            <text:p>0.53071622861650469</text:p>
          </table:table-cell>
          <table:table-cell office:value-type="string">
            <text:p>0.52731314997310286</text:p>
          </table:table-cell>
          <table:table-cell office:value-type="string">
            <text:p>0.52843747555111831</text:p>
          </table:table-cell>
          <table:table-cell office:value-type="string">
            <text:p>0.52466671704366141</text:p>
          </table:table-cell>
          <table:table-cell office:value-type="string">
            <text:p>0.5277448353707187</text:p>
          </table:table-cell>
          <table:table-cell table:number-columns-repeated="33"/>
          <table:table-cell office:value-type="string">
            <text:p>0.53170903852493534</text:p>
          </table:table-cell>
          <table:table-cell office:value-type="string">
            <text:p>0.52138327804595497</text:p>
          </table:table-cell>
          <table:table-cell/>
          <table:table-cell office:value-type="string">
            <text:p>0.52154303401103497</text:p>
          </table:table-cell>
          <table:table-cell/>
          <table:table-cell office:value-type="string">
            <text:p>0.52280953109942907</text:p>
          </table:table-cell>
          <table:table-cell/>
          <table:table-cell office:value-type="string">
            <text:p>0.52484719128797108</text:p>
          </table:table-cell>
          <table:table-cell table:number-columns-repeated="6"/>
          <table:table-cell office:value-type="string">
            <text:p>0.5242814180159574</text:p>
          </table:table-cell>
          <table:table-cell office:value-type="string">
            <text:p>0.53019299874652948</text:p>
          </table:table-cell>
          <table:table-cell office:value-type="string">
            <text:p>0.52278141910171116</text:p>
          </table:table-cell>
          <table:table-cell table:number-columns-repeated="7"/>
          <table:table-cell office:value-type="string">
            <text:p>0.54416869938715451</text:p>
          </table:table-cell>
          <table:table-cell office:value-type="string">
            <text:p>0.52901204936680857</text:p>
          </table:table-cell>
          <table:table-cell office:value-type="string">
            <text:p>0.52173915888382283</text:p>
          </table:table-cell>
          <table:table-cell office:value-type="string">
            <text:p>0.5315126245194709</text:p>
          </table:table-cell>
          <table:table-cell table:number-columns-repeated="2"/>
          <table:table-cell office:value-type="string">
            <text:p>0.52227267831830593</text:p>
          </table:table-cell>
          <table:table-cell table:number-columns-repeated="31"/>
          <table:table-cell office:value-type="string">
            <text:p>0.5281131089889235</text:p>
          </table:table-cell>
          <table:table-cell office:value-type="string">
            <text:p>0.53011237297926062</text:p>
          </table:table-cell>
          <table:table-cell/>
          <table:table-cell office:value-type="string">
            <text:p>0.5230782331280508</text:p>
          </table:table-cell>
          <table:table-cell table:number-columns-repeated="18"/>
          <table:table-cell office:value-type="string">
            <text:p>0.53418903493037107</text:p>
          </table:table-cell>
          <table:table-cell office:value-type="string">
            <text:p>0.52291197532404199</text:p>
          </table:table-cell>
          <table:table-cell office:value-type="string">
            <text:p>0.52187145829096959</text:p>
          </table:table-cell>
          <table:table-cell office:value-type="string">
            <text:p>0.52359292259629653</text:p>
          </table:table-cell>
          <table:table-cell office:value-type="string">
            <text:p>0.52205823456196454</text:p>
          </table:table-cell>
          <table:table-cell/>
          <table:table-cell office:value-type="string">
            <text:p>0.52595065935084495</text:p>
          </table:table-cell>
          <table:table-cell office:value-type="string">
            <text:p>0.52553369926051074</text:p>
          </table:table-cell>
          <table:table-cell table:number-columns-repeated="697"/>
        </table:table-row>
        <table:table-row table:style-name="ro1">
          <table:table-cell office:value-type="float" office:value="59926">
            <text:p>59926</text:p>
          </table:table-cell>
          <table:table-cell table:number-columns-repeated="7"/>
          <table:table-cell office:value-type="string">
            <text:p>0.54879074177823861</text:p>
          </table:table-cell>
          <table:table-cell office:value-type="string">
            <text:p>0.5645218149309299</text:p>
          </table:table-cell>
          <table:table-cell table:number-columns-repeated="8"/>
          <table:table-cell office:value-type="string">
            <text:p>0.54520570666762314</text:p>
          </table:table-cell>
          <table:table-cell/>
          <table:table-cell office:value-type="string">
            <text:p>0.55490389393973882</text:p>
          </table:table-cell>
          <table:table-cell/>
          <table:table-cell office:value-type="string">
            <text:p>0.55420268000553596</text:p>
          </table:table-cell>
          <table:table-cell table:number-columns-repeated="2"/>
          <table:table-cell office:value-type="string">
            <text:p>0.55797768606509435</text:p>
          </table:table-cell>
          <table:table-cell office:value-type="string">
            <text:p>0.54900930625076583</text:p>
          </table:table-cell>
          <table:table-cell/>
          <table:table-cell office:value-type="string">
            <text:p>0.55039362533685043</text:p>
          </table:table-cell>
          <table:table-cell office:value-type="string">
            <text:p>0.54146834560195956</text:p>
          </table:table-cell>
          <table:table-cell table:number-columns-repeated="2"/>
          <table:table-cell office:value-type="string">
            <text:p>0.58548746972269361</text:p>
          </table:table-cell>
          <table:table-cell table:number-columns-repeated="6"/>
          <table:table-cell office:value-type="string">
            <text:p>0.54015242535033792</text:p>
          </table:table-cell>
          <table:table-cell table:number-columns-repeated="2"/>
          <table:table-cell table:style-name="Default" table:number-columns-repeated="4"/>
          <table:table-cell table:style-name="Default" office:value-type="string">
            <text:p>0.57827844498742886</text:p>
          </table:table-cell>
          <table:table-cell table:style-name="Default" table:number-columns-repeated="27"/>
          <table:table-cell table:number-columns-repeated="32"/>
          <table:table-cell office:value-type="string">
            <text:p>0.55101992202950534</text:p>
          </table:table-cell>
          <table:table-cell table:number-columns-repeated="5"/>
          <table:table-cell office:value-type="string">
            <text:p>0.55866252453490128</text:p>
          </table:table-cell>
          <table:table-cell table:number-columns-repeated="8"/>
          <table:table-cell office:value-type="string">
            <text:p>0.57290989097035705</text:p>
          </table:table-cell>
          <table:table-cell table:number-columns-repeated="8"/>
          <table:table-cell office:value-type="string">
            <text:p>0.52627801161025023</text:p>
          </table:table-cell>
          <table:table-cell table:number-columns-repeated="2"/>
          <table:table-cell office:value-type="string">
            <text:p>0.55635493611518583</text:p>
          </table:table-cell>
          <table:table-cell table:number-columns-repeated="68"/>
          <table:table-cell office:value-type="string">
            <text:p>0.53453063920500188</text:p>
          </table:table-cell>
          <table:table-cell office:value-type="string">
            <text:p>0.56024603555699359</text:p>
          </table:table-cell>
          <table:table-cell office:value-type="string">
            <text:p>0.53281328909081016</text:p>
          </table:table-cell>
          <table:table-cell office:value-type="string">
            <text:p>0.53071024042069204</text:p>
          </table:table-cell>
          <table:table-cell/>
          <table:table-cell office:value-type="string">
            <text:p>0.53832341084096524</text:p>
          </table:table-cell>
          <table:table-cell table:number-columns-repeated="3"/>
          <table:table-cell office:value-type="string">
            <text:p>0.5309732515612956</text:p>
          </table:table-cell>
          <table:table-cell/>
          <table:table-cell office:value-type="string">
            <text:p>0.53563756803037854</text:p>
          </table:table-cell>
          <table:table-cell office:value-type="string">
            <text:p>0.5318257877086342</text:p>
          </table:table-cell>
          <table:table-cell table:number-columns-repeated="2"/>
          <table:table-cell office:value-type="string">
            <text:p>0.53501242726526732</text:p>
          </table:table-cell>
          <table:table-cell office:value-type="string">
            <text:p>0.52509605101461387</text:p>
          </table:table-cell>
          <table:table-cell office:value-type="string">
            <text:p>0.53888154638026609</text:p>
          </table:table-cell>
          <table:table-cell office:value-type="string">
            <text:p>0.53493205431640012</text:p>
          </table:table-cell>
          <table:table-cell office:value-type="string">
            <text:p>0.53769985176831159</text:p>
          </table:table-cell>
          <table:table-cell office:value-type="string">
            <text:p>0.54584681694522141</text:p>
          </table:table-cell>
          <table:table-cell office:value-type="string">
            <text:p>0.5360841857526657</text:p>
          </table:table-cell>
          <table:table-cell office:value-type="string">
            <text:p>0.53071832958898668</text:p>
          </table:table-cell>
          <table:table-cell office:value-type="string">
            <text:p>0.5361856395596184</text:p>
          </table:table-cell>
          <table:table-cell office:value-type="string">
            <text:p>0.53456217680593754</text:p>
          </table:table-cell>
          <table:table-cell office:value-type="string">
            <text:p>0.53791481389998774</text:p>
          </table:table-cell>
          <table:table-cell office:value-type="string">
            <text:p>0.54096176365789927</text:p>
          </table:table-cell>
          <table:table-cell office:value-type="string">
            <text:p>0.53755007756324147</text:p>
          </table:table-cell>
          <table:table-cell/>
          <table:table-cell office:value-type="string">
            <text:p>0.53111040577584323</text:p>
          </table:table-cell>
          <table:table-cell office:value-type="string">
            <text:p>0.54134623604840892</text:p>
          </table:table-cell>
          <table:table-cell/>
          <table:table-cell office:value-type="string">
            <text:p>0.5272155855742906</text:p>
          </table:table-cell>
          <table:table-cell table:number-columns-repeated="9"/>
          <table:table-cell office:value-type="string">
            <text:p>0.53368280251547218</text:p>
          </table:table-cell>
          <table:table-cell office:value-type="string">
            <text:p>0.53045852319818343</text:p>
          </table:table-cell>
          <table:table-cell office:value-type="string">
            <text:p>0.53660373564090436</text:p>
          </table:table-cell>
          <table:table-cell/>
          <table:table-cell office:value-type="string">
            <text:p>0.52933257857967442</text:p>
          </table:table-cell>
          <table:table-cell office:value-type="string">
            <text:p>0.53466444036537619</text:p>
          </table:table-cell>
          <table:table-cell/>
          <table:table-cell office:value-type="string">
            <text:p>0.52799955810989652</text:p>
          </table:table-cell>
          <table:table-cell table:number-columns-repeated="9"/>
          <table:table-cell office:value-type="string">
            <text:p>0.54736074059031281</text:p>
          </table:table-cell>
          <table:table-cell table:number-columns-repeated="2"/>
          <table:table-cell office:value-type="string">
            <text:p>0.53488443509935935</text:p>
          </table:table-cell>
          <table:table-cell office:value-type="string">
            <text:p>0.54289830060899658</text:p>
          </table:table-cell>
          <table:table-cell table:number-columns-repeated="8"/>
          <table:table-cell office:value-type="string">
            <text:p>0.53458331080482635</text:p>
          </table:table-cell>
          <table:table-cell table:number-columns-repeated="8"/>
          <table:table-cell office:value-type="string">
            <text:p>0.52239926969846395</text:p>
          </table:table-cell>
          <table:table-cell table:number-columns-repeated="13"/>
          <table:table-cell office:value-type="string">
            <text:p>0.53193862097600442</text:p>
          </table:table-cell>
          <table:table-cell table:number-columns-repeated="8"/>
          <table:table-cell office:value-type="string">
            <text:p>0.52887218150218729</text:p>
          </table:table-cell>
          <table:table-cell office:value-type="string">
            <text:p>0.53158364963858551</text:p>
          </table:table-cell>
          <table:table-cell office:value-type="string">
            <text:p>0.51805830689569177</text:p>
          </table:table-cell>
          <table:table-cell office:value-type="string">
            <text:p>0.52798458227872458</text:p>
          </table:table-cell>
          <table:table-cell/>
          <table:table-cell office:value-type="string">
            <text:p>0.53630579616303875</text:p>
          </table:table-cell>
          <table:table-cell table:number-columns-repeated="4"/>
          <table:table-cell office:value-type="string">
            <text:p>0.51705274323492667</text:p>
          </table:table-cell>
          <table:table-cell table:number-columns-repeated="707"/>
        </table:table-row>
        <table:table-row table:style-name="ro1">
          <table:table-cell office:value-type="float" office:value="167546">
            <text:p>167546</text:p>
          </table:table-cell>
          <table:table-cell table:number-columns-repeated="7"/>
          <table:table-cell office:value-type="string">
            <text:p>0.56615239938537776</text:p>
          </table:table-cell>
          <table:table-cell office:value-type="string">
            <text:p>0.57364718982228768</text:p>
          </table:table-cell>
          <table:table-cell table:number-columns-repeated="8"/>
          <table:table-cell office:value-type="string">
            <text:p>0.55228432378703174</text:p>
          </table:table-cell>
          <table:table-cell/>
          <table:table-cell office:value-type="string">
            <text:p>0.5514408572979832</text:p>
          </table:table-cell>
          <table:table-cell/>
          <table:table-cell office:value-type="string">
            <text:p>0.56436416508473108</text:p>
          </table:table-cell>
          <table:table-cell table:number-columns-repeated="2"/>
          <table:table-cell office:value-type="string">
            <text:p>0.56463284228033284</text:p>
          </table:table-cell>
          <table:table-cell office:value-type="string">
            <text:p>0.56318507407662222</text:p>
          </table:table-cell>
          <table:table-cell/>
          <table:table-cell office:value-type="string">
            <text:p>0.55534977649276229</text:p>
          </table:table-cell>
          <table:table-cell office:value-type="string">
            <text:p>0.55519292302567946</text:p>
          </table:table-cell>
          <table:table-cell table:number-columns-repeated="9"/>
          <table:table-cell office:value-type="string">
            <text:p>0.54681519781637999</text:p>
          </table:table-cell>
          <table:table-cell table:number-columns-repeated="2"/>
          <table:table-cell table:style-name="Default" table:number-columns-repeated="3"/>
          <table:table-cell table:style-name="Default" office:value-type="string">
            <text:p>0.57195437457276732</text:p>
          </table:table-cell>
          <table:table-cell table:style-name="Default" office:value-type="string">
            <text:p>0.55547663042367756</text:p>
          </table:table-cell>
          <table:table-cell table:style-name="Default" table:number-columns-repeated="27"/>
          <table:table-cell table:number-columns-repeated="32"/>
          <table:table-cell office:value-type="string">
            <text:p>0.55757198769214611</text:p>
          </table:table-cell>
          <table:table-cell table:number-columns-repeated="14"/>
          <table:table-cell office:value-type="string">
            <text:p>0.56201198660661256</text:p>
          </table:table-cell>
          <table:table-cell table:number-columns-repeated="7"/>
          <table:table-cell office:value-type="string">
            <text:p>0.54803766192416536</text:p>
          </table:table-cell>
          <table:table-cell office:value-type="string">
            <text:p>0.54478003432387634</text:p>
          </table:table-cell>
          <table:table-cell table:number-columns-repeated="2"/>
          <table:table-cell office:value-type="string">
            <text:p>0.54837098329679757</text:p>
          </table:table-cell>
          <table:table-cell office:value-type="string">
            <text:p>0.55548850273005568</text:p>
          </table:table-cell>
          <table:table-cell table:number-columns-repeated="67"/>
          <table:table-cell office:value-type="string">
            <text:p>0.53906448566268639</text:p>
          </table:table-cell>
          <table:table-cell/>
          <table:table-cell office:value-type="string">
            <text:p>0.54457777647731009</text:p>
          </table:table-cell>
          <table:table-cell office:value-type="string">
            <text:p>0.5340932730743666</text:p>
          </table:table-cell>
          <table:table-cell/>
          <table:table-cell office:value-type="string">
            <text:p>0.54496979759546915</text:p>
          </table:table-cell>
          <table:table-cell table:number-columns-repeated="3"/>
          <table:table-cell office:value-type="string">
            <text:p>0.53578510392351886</text:p>
          </table:table-cell>
          <table:table-cell/>
          <table:table-cell office:value-type="string">
            <text:p>0.53798491745486354</text:p>
          </table:table-cell>
          <table:table-cell office:value-type="string">
            <text:p>0.53935991310172682</text:p>
          </table:table-cell>
          <table:table-cell table:number-columns-repeated="2"/>
          <table:table-cell office:value-type="string">
            <text:p>0.5397285035866789</text:p>
          </table:table-cell>
          <table:table-cell office:value-type="string">
            <text:p>0.54507297849292413</text:p>
          </table:table-cell>
          <table:table-cell office:value-type="string">
            <text:p>0.53875735117366863</text:p>
          </table:table-cell>
          <table:table-cell office:value-type="string">
            <text:p>0.54320624952338226</text:p>
          </table:table-cell>
          <table:table-cell office:value-type="string">
            <text:p>0.54193563968085967</text:p>
          </table:table-cell>
          <table:table-cell office:value-type="string">
            <text:p>0.53731138306247306</text:p>
          </table:table-cell>
          <table:table-cell office:value-type="string">
            <text:p>0.54529283856945121</text:p>
          </table:table-cell>
          <table:table-cell office:value-type="string">
            <text:p>0.53457608537630963</text:p>
          </table:table-cell>
          <table:table-cell office:value-type="string">
            <text:p>0.53994633767349576</text:p>
          </table:table-cell>
          <table:table-cell office:value-type="string">
            <text:p>0.53987222775682076</text:p>
          </table:table-cell>
          <table:table-cell office:value-type="string">
            <text:p>0.53835741045290741</text:p>
          </table:table-cell>
          <table:table-cell office:value-type="string">
            <text:p>0.53835255448086194</text:p>
          </table:table-cell>
          <table:table-cell office:value-type="string">
            <text:p>0.54211314477296724</text:p>
          </table:table-cell>
          <table:table-cell/>
          <table:table-cell office:value-type="string">
            <text:p>0.5393596187971248</text:p>
          </table:table-cell>
          <table:table-cell table:number-columns-repeated="2"/>
          <table:table-cell office:value-type="string">
            <text:p>0.53583723171673403</text:p>
          </table:table-cell>
          <table:table-cell table:number-columns-repeated="9"/>
          <table:table-cell office:value-type="string">
            <text:p>0.53270576582491991</text:p>
          </table:table-cell>
          <table:table-cell office:value-type="string">
            <text:p>0.52981893600395491</text:p>
          </table:table-cell>
          <table:table-cell office:value-type="string">
            <text:p>0.54159664031432087</text:p>
          </table:table-cell>
          <table:table-cell/>
          <table:table-cell office:value-type="string">
            <text:p>0.5367213905593603</text:p>
          </table:table-cell>
          <table:table-cell office:value-type="string">
            <text:p>0.54417905767518537</text:p>
          </table:table-cell>
          <table:table-cell/>
          <table:table-cell office:value-type="string">
            <text:p>0.54333476250130985</text:p>
          </table:table-cell>
          <table:table-cell table:number-columns-repeated="9"/>
          <table:table-cell office:value-type="string">
            <text:p>0.56532929578443281</text:p>
          </table:table-cell>
          <table:table-cell table:number-columns-repeated="2"/>
          <table:table-cell office:value-type="string">
            <text:p>0.54541783415025036</text:p>
          </table:table-cell>
          <table:table-cell office:value-type="string">
            <text:p>0.52732899172459169</text:p>
          </table:table-cell>
          <table:table-cell table:number-columns-repeated="8"/>
          <table:table-cell office:value-type="string">
            <text:p>0.54428408159394148</text:p>
          </table:table-cell>
          <table:table-cell table:number-columns-repeated="8"/>
          <table:table-cell office:value-type="string">
            <text:p>0.52736683009711882</text:p>
          </table:table-cell>
          <table:table-cell table:number-columns-repeated="13"/>
          <table:table-cell office:value-type="string">
            <text:p>0.54020160909918535</text:p>
          </table:table-cell>
          <table:table-cell table:number-columns-repeated="5"/>
          <table:table-cell office:value-type="string">
            <text:p>0.53220776651553192</text:p>
          </table:table-cell>
          <table:table-cell table:number-columns-repeated="2"/>
          <table:table-cell office:value-type="string">
            <text:p>0.53631531703718693</text:p>
          </table:table-cell>
          <table:table-cell office:value-type="string">
            <text:p>0.53892925518213264</text:p>
          </table:table-cell>
          <table:table-cell office:value-type="string">
            <text:p>0.54110418769115409</text:p>
          </table:table-cell>
          <table:table-cell office:value-type="string">
            <text:p>0.52787135277116526</text:p>
          </table:table-cell>
          <table:table-cell/>
          <table:table-cell office:value-type="string">
            <text:p>0.53501742138453889</text:p>
          </table:table-cell>
          <table:table-cell table:number-columns-repeated="4"/>
          <table:table-cell office:value-type="string">
            <text:p>0.53787677268318346</text:p>
          </table:table-cell>
          <table:table-cell table:number-columns-repeated="707"/>
        </table:table-row>
        <table:table-row table:style-name="ro1">
          <table:table-cell office:value-type="float" office:value="146891">
            <text:p>146891</text:p>
          </table:table-cell>
          <table:table-cell table:number-columns-repeated="7"/>
          <table:table-cell office:value-type="string">
            <text:p>0.57654336264584138</text:p>
          </table:table-cell>
          <table:table-cell table:number-columns-repeated="9"/>
          <table:table-cell office:value-type="string">
            <text:p>0.56188323204021007</text:p>
          </table:table-cell>
          <table:table-cell/>
          <table:table-cell office:value-type="string">
            <text:p>0.55428663139327883</text:p>
          </table:table-cell>
          <table:table-cell/>
          <table:table-cell office:value-type="string">
            <text:p>0.57050951951946161</text:p>
          </table:table-cell>
          <table:table-cell table:number-columns-repeated="2"/>
          <table:table-cell office:value-type="string">
            <text:p>0.57395796926458709</text:p>
          </table:table-cell>
          <table:table-cell office:value-type="string">
            <text:p>0.55832956622720131</text:p>
          </table:table-cell>
          <table:table-cell/>
          <table:table-cell office:value-type="string">
            <text:p>0.54798063147180842</text:p>
          </table:table-cell>
          <table:table-cell office:value-type="string">
            <text:p>0.54426487349038954</text:p>
          </table:table-cell>
          <table:table-cell table:number-columns-repeated="9"/>
          <table:table-cell office:value-type="string">
            <text:p>0.55926154051207599</text:p>
          </table:table-cell>
          <table:table-cell table:number-columns-repeated="2"/>
          <table:table-cell table:style-name="Default" table:number-columns-repeated="32"/>
          <table:table-cell table:number-columns-repeated="32"/>
          <table:table-cell office:value-type="string">
            <text:p>0.55715525744619299</text:p>
          </table:table-cell>
          <table:table-cell table:number-columns-repeated="14"/>
          <table:table-cell office:value-type="string">
            <text:p>0.5623489734545154</text:p>
          </table:table-cell>
          <table:table-cell table:number-columns-repeated="8"/>
          <table:table-cell office:value-type="string">
            <text:p>0.55579205944649646</text:p>
          </table:table-cell>
          <table:table-cell table:number-columns-repeated="2"/>
          <table:table-cell office:value-type="string">
            <text:p>0.56371383877082026</text:p>
          </table:table-cell>
          <table:table-cell table:number-columns-repeated="68"/>
          <table:table-cell office:value-type="string">
            <text:p>0.55344261128445382</text:p>
          </table:table-cell>
          <table:table-cell office:value-type="string">
            <text:p>0.54100601110039903</text:p>
          </table:table-cell>
          <table:table-cell office:value-type="string">
            <text:p>0.55689635576330376</text:p>
          </table:table-cell>
          <table:table-cell office:value-type="string">
            <text:p>0.55652907788119188</text:p>
          </table:table-cell>
          <table:table-cell/>
          <table:table-cell office:value-type="string">
            <text:p>0.54446501688869686</text:p>
          </table:table-cell>
          <table:table-cell table:number-columns-repeated="3"/>
          <table:table-cell office:value-type="string">
            <text:p>0.55766410264008293</text:p>
          </table:table-cell>
          <table:table-cell/>
          <table:table-cell office:value-type="string">
            <text:p>0.5478670017984637</text:p>
          </table:table-cell>
          <table:table-cell office:value-type="string">
            <text:p>0.55544947248683507</text:p>
          </table:table-cell>
          <table:table-cell table:number-columns-repeated="2"/>
          <table:table-cell office:value-type="string">
            <text:p>0.55047421542824726</text:p>
          </table:table-cell>
          <table:table-cell office:value-type="string">
            <text:p>0.53621549626220943</text:p>
          </table:table-cell>
          <table:table-cell office:value-type="string">
            <text:p>0.55667690899517519</text:p>
          </table:table-cell>
          <table:table-cell office:value-type="string">
            <text:p>0.55330534578719004</text:p>
          </table:table-cell>
          <table:table-cell office:value-type="string">
            <text:p>0.55303878311300791</text:p>
          </table:table-cell>
          <table:table-cell office:value-type="string">
            <text:p>0.53624764796639857</text:p>
          </table:table-cell>
          <table:table-cell office:value-type="string">
            <text:p>0.54745196959044407</text:p>
          </table:table-cell>
          <table:table-cell office:value-type="string">
            <text:p>0.54471349495602484</text:p>
          </table:table-cell>
          <table:table-cell office:value-type="string">
            <text:p>0.55026179112738516</text:p>
          </table:table-cell>
          <table:table-cell office:value-type="string">
            <text:p>0.54912728482119899</text:p>
          </table:table-cell>
          <table:table-cell office:value-type="string">
            <text:p>0.5551218213462481</text:p>
          </table:table-cell>
          <table:table-cell office:value-type="string">
            <text:p>0.55292366231953094</text:p>
          </table:table-cell>
          <table:table-cell office:value-type="string">
            <text:p>0.55629657633739327</text:p>
          </table:table-cell>
          <table:table-cell/>
          <table:table-cell office:value-type="string">
            <text:p>0.55311633308675578</text:p>
          </table:table-cell>
          <table:table-cell table:number-columns-repeated="2"/>
          <table:table-cell office:value-type="string">
            <text:p>0.53778275344208237</text:p>
          </table:table-cell>
          <table:table-cell table:number-columns-repeated="9"/>
          <table:table-cell office:value-type="string">
            <text:p>0.54831077364797665</text:p>
          </table:table-cell>
          <table:table-cell office:value-type="string">
            <text:p>0.55380966357497974</text:p>
          </table:table-cell>
          <table:table-cell office:value-type="string">
            <text:p>0.54998608456882037</text:p>
          </table:table-cell>
          <table:table-cell/>
          <table:table-cell office:value-type="string">
            <text:p>0.55229006438811723</text:p>
          </table:table-cell>
          <table:table-cell office:value-type="string">
            <text:p>0.54188984373435178</text:p>
          </table:table-cell>
          <table:table-cell/>
          <table:table-cell office:value-type="string">
            <text:p>0.55020650125124326</text:p>
          </table:table-cell>
          <table:table-cell table:number-columns-repeated="9"/>
          <table:table-cell office:value-type="string">
            <text:p>0.55690560692894608</text:p>
          </table:table-cell>
          <table:table-cell table:number-columns-repeated="2"/>
          <table:table-cell office:value-type="string">
            <text:p>0.55469126669363589</text:p>
          </table:table-cell>
          <table:table-cell office:value-type="string">
            <text:p>0.54843383020782266</text:p>
          </table:table-cell>
          <table:table-cell table:number-columns-repeated="8"/>
          <table:table-cell office:value-type="string">
            <text:p>0.54399330887723107</text:p>
          </table:table-cell>
          <table:table-cell table:number-columns-repeated="8"/>
          <table:table-cell office:value-type="string">
            <text:p>0.54878475468674137</text:p>
          </table:table-cell>
          <table:table-cell table:number-columns-repeated="13"/>
          <table:table-cell office:value-type="string">
            <text:p>0.55234233513568032</text:p>
          </table:table-cell>
          <table:table-cell table:number-columns-repeated="8"/>
          <table:table-cell office:value-type="string">
            <text:p>0.54681458979105102</text:p>
          </table:table-cell>
          <table:table-cell office:value-type="string">
            <text:p>0.54538063428496608</text:p>
          </table:table-cell>
          <table:table-cell office:value-type="string">
            <text:p>0.5410544936622057</text:p>
          </table:table-cell>
          <table:table-cell office:value-type="string">
            <text:p>0.5563968179430181</text:p>
          </table:table-cell>
          <table:table-cell/>
          <table:table-cell office:value-type="string">
            <text:p>0.54837214612282681</text:p>
          </table:table-cell>
          <table:table-cell table:number-columns-repeated="4"/>
          <table:table-cell office:value-type="string">
            <text:p>0.54135460241158739</text:p>
          </table:table-cell>
          <table:table-cell table:number-columns-repeated="707"/>
        </table:table-row>
        <table:table-row table:style-name="ro1">
          <table:table-cell office:value-type="float" office:value="1471493">
            <text:p>1471493</text:p>
          </table:table-cell>
          <table:table-cell table:number-columns-repeated="7"/>
          <table:table-cell office:value-type="string">
            <text:p>0.634039727145284</text:p>
          </table:table-cell>
          <table:table-cell office:value-type="string">
            <text:p>0.63105690978964679</text:p>
          </table:table-cell>
          <table:table-cell table:number-columns-repeated="8"/>
          <table:table-cell office:value-type="string">
            <text:p>0.61371986308220339</text:p>
          </table:table-cell>
          <table:table-cell/>
          <table:table-cell office:value-type="string">
            <text:p>0.62635040016751875</text:p>
          </table:table-cell>
          <table:table-cell/>
          <table:table-cell office:value-type="string">
            <text:p>0.61556551666017567</text:p>
          </table:table-cell>
          <table:table-cell table:number-columns-repeated="2"/>
          <table:table-cell office:value-type="string">
            <text:p>0.61981660854175658</text:p>
          </table:table-cell>
          <table:table-cell office:value-type="string">
            <text:p>0.62378902467668773</text:p>
          </table:table-cell>
          <table:table-cell/>
          <table:table-cell office:value-type="string">
            <text:p>0.63858534159452751</text:p>
          </table:table-cell>
          <table:table-cell office:value-type="string">
            <text:p>0.63591333874373512</text:p>
          </table:table-cell>
          <table:table-cell table:number-columns-repeated="2"/>
          <table:table-cell office:value-type="string">
            <text:p>0.65021581414344864</text:p>
          </table:table-cell>
          <table:table-cell table:number-columns-repeated="9"/>
          <table:table-cell table:style-name="Default" table:number-columns-repeated="32"/>
          <table:table-cell table:number-columns-repeated="32"/>
          <table:table-cell office:value-type="string">
            <text:p>0.63635341683191859</text:p>
          </table:table-cell>
          <table:table-cell table:number-columns-repeated="14"/>
          <table:table-cell office:value-type="string">
            <text:p>0.68226967562437024</text:p>
          </table:table-cell>
          <table:table-cell table:number-columns-repeated="8"/>
          <table:table-cell office:value-type="string">
            <text:p>0.64281543166312194</text:p>
          </table:table-cell>
          <table:table-cell office:value-type="string">
            <text:p>0.6543001725425508</text:p>
          </table:table-cell>
          <table:table-cell/>
          <table:table-cell office:value-type="string">
            <text:p>0.62737954981661792</text:p>
          </table:table-cell>
          <table:table-cell office:value-type="string">
            <text:p>0.60813441516418942</text:p>
          </table:table-cell>
          <table:table-cell table:number-columns-repeated="3"/>
          <table:table-cell office:value-type="string">
            <text:p>0.61753835743058039</text:p>
          </table:table-cell>
          <table:table-cell table:number-columns-repeated="63"/>
          <table:table-cell office:value-type="string">
            <text:p>0.61564138104802091</text:p>
          </table:table-cell>
          <table:table-cell/>
          <table:table-cell office:value-type="string">
            <text:p>0.6119376772009899</text:p>
          </table:table-cell>
          <table:table-cell office:value-type="string">
            <text:p>0.60827241276086308</text:p>
          </table:table-cell>
          <table:table-cell/>
          <table:table-cell office:value-type="string">
            <text:p>0.59255202678606189</text:p>
          </table:table-cell>
          <table:table-cell table:number-columns-repeated="3"/>
          <table:table-cell office:value-type="string">
            <text:p>0.62333649483251552</text:p>
          </table:table-cell>
          <table:table-cell/>
          <table:table-cell office:value-type="string">
            <text:p>0.61436383188524535</text:p>
          </table:table-cell>
          <table:table-cell office:value-type="string">
            <text:p>0.61819083923091755</text:p>
          </table:table-cell>
          <table:table-cell table:number-columns-repeated="2"/>
          <table:table-cell office:value-type="string">
            <text:p>0.61343035779628308</text:p>
          </table:table-cell>
          <table:table-cell office:value-type="string">
            <text:p>0.60649836794978551</text:p>
          </table:table-cell>
          <table:table-cell office:value-type="string">
            <text:p>0.61939936536592299</text:p>
          </table:table-cell>
          <table:table-cell office:value-type="string">
            <text:p>0.61713005789674968</text:p>
          </table:table-cell>
          <table:table-cell office:value-type="string">
            <text:p>0.61179462341342072</text:p>
          </table:table-cell>
          <table:table-cell office:value-type="string">
            <text:p>0.6158386625281741</text:p>
          </table:table-cell>
          <table:table-cell office:value-type="string">
            <text:p>0.61718382240404623</text:p>
          </table:table-cell>
          <table:table-cell office:value-type="string">
            <text:p>0.61054785358567498</text:p>
          </table:table-cell>
          <table:table-cell office:value-type="string">
            <text:p>0.6205580860446358</text:p>
          </table:table-cell>
          <table:table-cell office:value-type="string">
            <text:p>0.61430114034437233</text:p>
          </table:table-cell>
          <table:table-cell office:value-type="string">
            <text:p>0.61642415017195806</text:p>
          </table:table-cell>
          <table:table-cell office:value-type="string">
            <text:p>0.61570552677030654</text:p>
          </table:table-cell>
          <table:table-cell office:value-type="string">
            <text:p>0.61397308407205231</text:p>
          </table:table-cell>
          <table:table-cell/>
          <table:table-cell office:value-type="string">
            <text:p>0.61679145191834661</text:p>
          </table:table-cell>
          <table:table-cell table:number-columns-repeated="2"/>
          <table:table-cell office:value-type="string">
            <text:p>0.61014944922374992</text:p>
          </table:table-cell>
          <table:table-cell table:number-columns-repeated="9"/>
          <table:table-cell office:value-type="string">
            <text:p>0.61338228660305505</text:p>
          </table:table-cell>
          <table:table-cell office:value-type="string">
            <text:p>0.61269443143671554</text:p>
          </table:table-cell>
          <table:table-cell office:value-type="string">
            <text:p>0.62630235159170711</text:p>
          </table:table-cell>
          <table:table-cell/>
          <table:table-cell office:value-type="string">
            <text:p>0.61764239496569129</text:p>
          </table:table-cell>
          <table:table-cell office:value-type="string">
            <text:p>0.61222431304704572</text:p>
          </table:table-cell>
          <table:table-cell/>
          <table:table-cell office:value-type="string">
            <text:p>0.62358086791651857</text:p>
          </table:table-cell>
          <table:table-cell table:number-columns-repeated="9"/>
          <table:table-cell office:value-type="string">
            <text:p>0.63631568314354259</text:p>
          </table:table-cell>
          <table:table-cell table:number-columns-repeated="2"/>
          <table:table-cell office:value-type="string">
            <text:p>0.64718221016267008</text:p>
          </table:table-cell>
          <table:table-cell office:value-type="string">
            <text:p>0.6440101953790941</text:p>
          </table:table-cell>
          <table:table-cell table:number-columns-repeated="8"/>
          <table:table-cell office:value-type="string">
            <text:p>0.62727361631368006</text:p>
          </table:table-cell>
          <table:table-cell table:number-columns-repeated="8"/>
          <table:table-cell office:value-type="string">
            <text:p>0.61447735661494174</text:p>
          </table:table-cell>
          <table:table-cell table:number-columns-repeated="13"/>
          <table:table-cell office:value-type="string">
            <text:p>0.6084962665203667</text:p>
          </table:table-cell>
          <table:table-cell table:number-columns-repeated="8"/>
          <table:table-cell office:value-type="string">
            <text:p>0.62506164806644071</text:p>
          </table:table-cell>
          <table:table-cell office:value-type="string">
            <text:p>0.61810950626392946</text:p>
          </table:table-cell>
          <table:table-cell office:value-type="string">
            <text:p>0.5896729751046027</text:p>
          </table:table-cell>
          <table:table-cell office:value-type="string">
            <text:p>0.6056712895822427</text:p>
          </table:table-cell>
          <table:table-cell/>
          <table:table-cell office:value-type="string">
            <text:p>0.61256514044277444</text:p>
          </table:table-cell>
          <table:table-cell table:number-columns-repeated="3"/>
          <table:table-cell office:value-type="string">
            <text:p>0.59967233631334993</text:p>
          </table:table-cell>
          <table:table-cell office:value-type="string">
            <text:p>0.60623108073599696</text:p>
          </table:table-cell>
          <table:table-cell table:number-columns-repeated="707"/>
        </table:table-row>
        <table:table-row table:style-name="ro1">
          <table:table-cell office:value-type="float" office:value="1471461">
            <text:p>1471461</text:p>
          </table:table-cell>
          <table:table-cell table:number-columns-repeated="7"/>
          <table:table-cell office:value-type="string">
            <text:p>0.72410044628385661</text:p>
          </table:table-cell>
          <table:table-cell table:number-columns-repeated="9"/>
          <table:table-cell office:value-type="string">
            <text:p>0.70520720005855642</text:p>
          </table:table-cell>
          <table:table-cell/>
          <table:table-cell office:value-type="string">
            <text:p>0.70153492279999796</text:p>
          </table:table-cell>
          <table:table-cell/>
          <table:table-cell office:value-type="string">
            <text:p>0.68299069610516383</text:p>
          </table:table-cell>
          <table:table-cell table:number-columns-repeated="2"/>
          <table:table-cell office:value-type="string">
            <text:p>0.73947373787112369</text:p>
          </table:table-cell>
          <table:table-cell office:value-type="string">
            <text:p>0.73729308767660018</text:p>
          </table:table-cell>
          <table:table-cell/>
          <table:table-cell office:value-type="string">
            <text:p>0.73405682814682827</text:p>
          </table:table-cell>
          <table:table-cell office:value-type="string">
            <text:p>0.69350718363405561</text:p>
          </table:table-cell>
          <table:table-cell table:number-columns-repeated="12"/>
          <table:table-cell table:style-name="Default" table:number-columns-repeated="32"/>
          <table:table-cell table:number-columns-repeated="32"/>
          <table:table-cell office:value-type="string">
            <text:p>0.70042350335404535</text:p>
          </table:table-cell>
          <table:table-cell table:number-columns-repeated="14"/>
          <table:table-cell office:value-type="string">
            <text:p>0.76575029395296113</text:p>
          </table:table-cell>
          <table:table-cell table:number-columns-repeated="8"/>
          <table:table-cell office:value-type="string">
            <text:p>0.65774659374846234</text:p>
          </table:table-cell>
          <table:table-cell office:value-type="string">
            <text:p>0.71653545389093332</text:p>
          </table:table-cell>
          <table:table-cell/>
          <table:table-cell office:value-type="string">
            <text:p>0.66978172855708251</text:p>
          </table:table-cell>
          <table:table-cell office:value-type="string">
            <text:p>0.6641020605325193</text:p>
          </table:table-cell>
          <table:table-cell table:number-columns-repeated="3"/>
          <table:table-cell office:value-type="string">
            <text:p>0.68360475509695706</text:p>
          </table:table-cell>
          <table:table-cell table:number-columns-repeated="2"/>
          <table:table-cell office:value-type="string">
            <text:p>0.69840614046260618</text:p>
          </table:table-cell>
          <table:table-cell table:number-columns-repeated="60"/>
          <table:table-cell office:value-type="string">
            <text:p>0.69579588874270804</text:p>
          </table:table-cell>
          <table:table-cell/>
          <table:table-cell office:value-type="string">
            <text:p>0.69343395069439273</text:p>
          </table:table-cell>
          <table:table-cell office:value-type="string">
            <text:p>0.6783641644480437</text:p>
          </table:table-cell>
          <table:table-cell/>
          <table:table-cell office:value-type="string">
            <text:p>0.67477449391320421</text:p>
          </table:table-cell>
          <table:table-cell table:number-columns-repeated="3"/>
          <table:table-cell office:value-type="string">
            <text:p>0.71201071683546957</text:p>
          </table:table-cell>
          <table:table-cell/>
          <table:table-cell office:value-type="string">
            <text:p>0.70121431663826972</text:p>
          </table:table-cell>
          <table:table-cell office:value-type="string">
            <text:p>0.69847728027667544</text:p>
          </table:table-cell>
          <table:table-cell table:number-columns-repeated="2"/>
          <table:table-cell office:value-type="string">
            <text:p>0.696158386628977</text:p>
          </table:table-cell>
          <table:table-cell office:value-type="string">
            <text:p>0.68391647867946859</text:p>
          </table:table-cell>
          <table:table-cell office:value-type="string">
            <text:p>0.69008382052448547</text:p>
          </table:table-cell>
          <table:table-cell office:value-type="string">
            <text:p>0.69669390562166589</text:p>
          </table:table-cell>
          <table:table-cell office:value-type="string">
            <text:p>0.69560443487824442</text:p>
          </table:table-cell>
          <table:table-cell office:value-type="string">
            <text:p>0.69088684420955826</text:p>
          </table:table-cell>
          <table:table-cell/>
          <table:table-cell office:value-type="string">
            <text:p>0.69201384993865911</text:p>
          </table:table-cell>
          <table:table-cell office:value-type="string">
            <text:p>0.69102197716552849</text:p>
          </table:table-cell>
          <table:table-cell office:value-type="string">
            <text:p>0.68838232670957855</text:p>
          </table:table-cell>
          <table:table-cell office:value-type="string">
            <text:p>0.68865822971106971</text:p>
          </table:table-cell>
          <table:table-cell office:value-type="string">
            <text:p>0.68267908130202093</text:p>
          </table:table-cell>
          <table:table-cell office:value-type="string">
            <text:p>0.70069785240588967</text:p>
          </table:table-cell>
          <table:table-cell/>
          <table:table-cell office:value-type="string">
            <text:p>0.68888327374741265</text:p>
          </table:table-cell>
          <table:table-cell table:number-columns-repeated="2"/>
          <table:table-cell office:value-type="string">
            <text:p>0.6820729540552356</text:p>
          </table:table-cell>
          <table:table-cell table:number-columns-repeated="9"/>
          <table:table-cell office:value-type="string">
            <text:p>0.68195981984186571</text:p>
          </table:table-cell>
          <table:table-cell office:value-type="string">
            <text:p>0.68619136063272645</text:p>
          </table:table-cell>
          <table:table-cell office:value-type="string">
            <text:p>0.69262669638261454</text:p>
          </table:table-cell>
          <table:table-cell/>
          <table:table-cell office:value-type="string">
            <text:p>0.68855098236971857</text:p>
          </table:table-cell>
          <table:table-cell office:value-type="string">
            <text:p>0.68439222865317406</text:p>
          </table:table-cell>
          <table:table-cell/>
          <table:table-cell office:value-type="string">
            <text:p>0.69113462961313998</text:p>
          </table:table-cell>
          <table:table-cell table:number-columns-repeated="9"/>
          <table:table-cell office:value-type="string">
            <text:p>0.73424719408146666</text:p>
          </table:table-cell>
          <table:table-cell table:number-columns-repeated="2"/>
          <table:table-cell office:value-type="string">
            <text:p>0.71356613760815135</text:p>
          </table:table-cell>
          <table:table-cell office:value-type="string">
            <text:p>0.72322427886966378</text:p>
          </table:table-cell>
          <table:table-cell table:number-columns-repeated="8"/>
          <table:table-cell office:value-type="string">
            <text:p>0.69938619100114363</text:p>
          </table:table-cell>
          <table:table-cell table:number-columns-repeated="8"/>
          <table:table-cell office:value-type="string">
            <text:p>0.6933660593562716</text:p>
          </table:table-cell>
          <table:table-cell table:number-columns-repeated="13"/>
          <table:table-cell office:value-type="string">
            <text:p>0.69035471371902202</text:p>
          </table:table-cell>
          <table:table-cell table:number-columns-repeated="8"/>
          <table:table-cell office:value-type="string">
            <text:p>0.67478535597356859</text:p>
          </table:table-cell>
          <table:table-cell office:value-type="string">
            <text:p>0.68424798873106185</text:p>
          </table:table-cell>
          <table:table-cell office:value-type="string">
            <text:p>0.6601662382059561</text:p>
          </table:table-cell>
          <table:table-cell office:value-type="string">
            <text:p>0.68608127335418057</text:p>
          </table:table-cell>
          <table:table-cell/>
          <table:table-cell office:value-type="string">
            <text:p>0.68763824782146832</text:p>
          </table:table-cell>
          <table:table-cell table:number-columns-repeated="3"/>
          <table:table-cell office:value-type="string">
            <text:p>0.66517626689739773</text:p>
          </table:table-cell>
          <table:table-cell office:value-type="string">
            <text:p>0.68574563322494675</text:p>
          </table:table-cell>
          <table:table-cell table:number-columns-repeated="707"/>
        </table:table-row>
        <table:table-row table:style-name="ro1">
          <table:table-cell office:value-type="float" office:value="167548">
            <text:p>167548</text:p>
          </table:table-cell>
          <table:table-cell table:number-columns-repeated="7"/>
          <table:table-cell office:value-type="string">
            <text:p>0.595780444760735</text:p>
          </table:table-cell>
          <table:table-cell table:number-columns-repeated="9"/>
          <table:table-cell office:value-type="string">
            <text:p>0.58784037774272502</text:p>
          </table:table-cell>
          <table:table-cell/>
          <table:table-cell office:value-type="string">
            <text:p>0.58058284764464718</text:p>
          </table:table-cell>
          <table:table-cell/>
          <table:table-cell office:value-type="string">
            <text:p>0.60055608215664669</text:p>
          </table:table-cell>
          <table:table-cell table:number-columns-repeated="2"/>
          <table:table-cell office:value-type="string">
            <text:p>0.61162604122990227</text:p>
          </table:table-cell>
          <table:table-cell office:value-type="string">
            <text:p>0.57401475179923211</text:p>
          </table:table-cell>
          <table:table-cell/>
          <table:table-cell office:value-type="string">
            <text:p>0.57990415903272985</text:p>
          </table:table-cell>
          <table:table-cell office:value-type="string">
            <text:p>0.58952144916212135</text:p>
          </table:table-cell>
          <table:table-cell table:number-columns-repeated="9"/>
          <table:table-cell office:value-type="string">
            <text:p>0.60601966911596872</text:p>
          </table:table-cell>
          <table:table-cell table:number-columns-repeated="2"/>
          <table:table-cell table:style-name="Default" table:number-columns-repeated="3"/>
          <table:table-cell table:style-name="Default" office:value-type="string">
            <text:p>0.62289037037864425</text:p>
          </table:table-cell>
          <table:table-cell table:style-name="Default" office:value-type="string">
            <text:p>0.6025362528680257</text:p>
          </table:table-cell>
          <table:table-cell table:style-name="Default" table:number-columns-repeated="27"/>
          <table:table-cell table:number-columns-repeated="32"/>
          <table:table-cell office:value-type="string">
            <text:p>0.59005758091757687</text:p>
          </table:table-cell>
          <table:table-cell table:number-columns-repeated="14"/>
          <table:table-cell office:value-type="string">
            <text:p>0.59069481706099625</text:p>
          </table:table-cell>
          <table:table-cell table:number-columns-repeated="8"/>
          <table:table-cell office:value-type="string">
            <text:p>0.61076705568625922</text:p>
          </table:table-cell>
          <table:table-cell table:number-columns-repeated="2"/>
          <table:table-cell office:value-type="string">
            <text:p>0.59212115868925785</text:p>
          </table:table-cell>
          <table:table-cell office:value-type="string">
            <text:p>0.62750089405179688</text:p>
          </table:table-cell>
          <table:table-cell table:number-columns-repeated="67"/>
          <table:table-cell office:value-type="string">
            <text:p>0.58025528944244686</text:p>
          </table:table-cell>
          <table:table-cell office:value-type="string">
            <text:p>0.59115544812580512</text:p>
          </table:table-cell>
          <table:table-cell office:value-type="string">
            <text:p>0.58031517165286428</text:p>
          </table:table-cell>
          <table:table-cell office:value-type="string">
            <text:p>0.57854268472107573</text:p>
          </table:table-cell>
          <table:table-cell/>
          <table:table-cell office:value-type="string">
            <text:p>0.58244549823954439</text:p>
          </table:table-cell>
          <table:table-cell table:number-columns-repeated="3"/>
          <table:table-cell office:value-type="string">
            <text:p>0.5775049095188044</text:p>
          </table:table-cell>
          <table:table-cell/>
          <table:table-cell office:value-type="string">
            <text:p>0.58325638329064167</text:p>
          </table:table-cell>
          <table:table-cell office:value-type="string">
            <text:p>0.58355899235454434</text:p>
          </table:table-cell>
          <table:table-cell table:number-columns-repeated="2"/>
          <table:table-cell office:value-type="string">
            <text:p>0.57850287891436625</text:p>
          </table:table-cell>
          <table:table-cell office:value-type="string">
            <text:p>0.5759011864250414</text:p>
          </table:table-cell>
          <table:table-cell office:value-type="string">
            <text:p>0.5793798600096427</text:p>
          </table:table-cell>
          <table:table-cell office:value-type="string">
            <text:p>0.57509951364213585</text:p>
          </table:table-cell>
          <table:table-cell office:value-type="string">
            <text:p>0.57607048868738908</text:p>
          </table:table-cell>
          <table:table-cell office:value-type="string">
            <text:p>0.59155006593627879</text:p>
          </table:table-cell>
          <table:table-cell office:value-type="string">
            <text:p>0.60014541521150033</text:p>
          </table:table-cell>
          <table:table-cell office:value-type="string">
            <text:p>0.5751471804352043</text:p>
          </table:table-cell>
          <table:table-cell office:value-type="string">
            <text:p>0.5791949437703422</text:p>
          </table:table-cell>
          <table:table-cell office:value-type="string">
            <text:p>0.57424143128597771</text:p>
          </table:table-cell>
          <table:table-cell office:value-type="string">
            <text:p>0.57933210006371205</text:p>
          </table:table-cell>
          <table:table-cell office:value-type="string">
            <text:p>0.57624983071345226</text:p>
          </table:table-cell>
          <table:table-cell office:value-type="string">
            <text:p>0.5779463816419006</text:p>
          </table:table-cell>
          <table:table-cell/>
          <table:table-cell office:value-type="string">
            <text:p>0.57587119342571635</text:p>
          </table:table-cell>
          <table:table-cell table:number-columns-repeated="2"/>
          <table:table-cell office:value-type="string">
            <text:p>0.57126228110738531</text:p>
          </table:table-cell>
          <table:table-cell table:number-columns-repeated="9"/>
          <table:table-cell office:value-type="string">
            <text:p>0.58571756625223304</text:p>
          </table:table-cell>
          <table:table-cell office:value-type="string">
            <text:p>0.57811930797616562</text:p>
          </table:table-cell>
          <table:table-cell office:value-type="string">
            <text:p>0.58463218314673826</text:p>
          </table:table-cell>
          <table:table-cell/>
          <table:table-cell office:value-type="string">
            <text:p>0.57421322163764354</text:p>
          </table:table-cell>
          <table:table-cell office:value-type="string">
            <text:p>0.58059457595409469</text:p>
          </table:table-cell>
          <table:table-cell/>
          <table:table-cell office:value-type="string">
            <text:p>0.57807111500162178</text:p>
          </table:table-cell>
          <table:table-cell table:number-columns-repeated="9"/>
          <table:table-cell office:value-type="string">
            <text:p>0.58022833075257396</text:p>
          </table:table-cell>
          <table:table-cell table:number-columns-repeated="2"/>
          <table:table-cell office:value-type="string">
            <text:p>0.59709668618216105</text:p>
          </table:table-cell>
          <table:table-cell office:value-type="string">
            <text:p>0.59871712182854608</text:p>
          </table:table-cell>
          <table:table-cell table:number-columns-repeated="8"/>
          <table:table-cell office:value-type="string">
            <text:p>0.57838030475097146</text:p>
          </table:table-cell>
          <table:table-cell table:number-columns-repeated="8"/>
          <table:table-cell office:value-type="string">
            <text:p>0.57695596095582768</text:p>
          </table:table-cell>
          <table:table-cell table:number-columns-repeated="13"/>
          <table:table-cell office:value-type="string">
            <text:p>0.57909172911979023</text:p>
          </table:table-cell>
          <table:table-cell table:number-columns-repeated="8"/>
          <table:table-cell office:value-type="string">
            <text:p>0.58025006372284771</text:p>
          </table:table-cell>
          <table:table-cell office:value-type="string">
            <text:p>0.57503572842156891</text:p>
          </table:table-cell>
          <table:table-cell office:value-type="string">
            <text:p>0.57154473319676002</text:p>
          </table:table-cell>
          <table:table-cell office:value-type="string">
            <text:p>0.57711658053580084</text:p>
          </table:table-cell>
          <table:table-cell/>
          <table:table-cell office:value-type="string">
            <text:p>0.5732978390406982</text:p>
          </table:table-cell>
          <table:table-cell table:number-columns-repeated="4"/>
          <table:table-cell office:value-type="string">
            <text:p>0.57835527941174614</text:p>
          </table:table-cell>
          <table:table-cell table:number-columns-repeated="707"/>
        </table:table-row>
        <table:table-row table:style-name="ro1">
          <table:table-cell table:style-name="ce1" office:value-type="float" office:value="1096769">
            <text:p>1096769</text:p>
          </table:table-cell>
          <table:table-cell table:style-name="ce1" table:number-columns-repeated="7"/>
          <table:table-cell table:style-name="ce1" office:value-type="string">
            <text:p>0.54500564351928205</text:p>
          </table:table-cell>
          <table:table-cell table:style-name="ce1" office:value-type="string">
            <text:p>0.55552831299945493</text:p>
          </table:table-cell>
          <table:table-cell table:style-name="ce1" table:number-columns-repeated="3"/>
          <table:table-cell table:style-name="ce1" office:value-type="string">
            <text:p>0.55476434305822075</text:p>
          </table:table-cell>
          <table:table-cell table:style-name="ce1"/>
          <table:table-cell table:style-name="ce1" office:value-type="string">
            <text:p>0.55448848243048832</text:p>
          </table:table-cell>
          <table:table-cell table:style-name="ce1" table:number-columns-repeated="2"/>
          <table:table-cell table:style-name="ce1" office:value-type="string">
            <text:p>0.52863572378174617</text:p>
          </table:table-cell>
          <table:table-cell table:style-name="ce1" office:value-type="string">
            <text:p>0.56564071208476285</text:p>
          </table:table-cell>
          <table:table-cell table:style-name="ce1" office:value-type="string">
            <text:p>0.54210605471246653</text:p>
          </table:table-cell>
          <table:table-cell table:style-name="ce1" table:number-columns-repeated="4"/>
          <table:table-cell table:style-name="ce1" office:value-type="string">
            <text:p>0.56397827910940002</text:p>
          </table:table-cell>
          <table:table-cell table:style-name="ce1" table:number-columns-repeated="19"/>
          <table:table-cell table:style-name="ce1" office:value-type="string">
            <text:p>0.56335365215305511</text:p>
          </table:table-cell>
          <table:table-cell table:style-name="ce1" office:value-type="string">
            <text:p>0.57291774331991496</text:p>
          </table:table-cell>
          <table:table-cell table:style-name="ce1" office:value-type="string">
            <text:p>0.56009955246779053</text:p>
          </table:table-cell>
          <table:table-cell table:style-name="ce1" office:value-type="string">
            <text:p>0.58569273772335306</text:p>
          </table:table-cell>
          <table:table-cell table:style-name="ce1" table:number-columns-repeated="31"/>
          <table:table-cell table:style-name="ce1" office:value-type="string">
            <text:p>0.56421099907360384</text:p>
          </table:table-cell>
          <table:table-cell table:style-name="ce1" table:number-columns-repeated="3"/>
          <table:table-cell table:style-name="ce1" office:value-type="string">
            <text:p>0.55563789955517573</text:p>
          </table:table-cell>
          <table:table-cell table:style-name="ce1" table:number-columns-repeated="21"/>
          <table:table-cell table:style-name="ce1" office:value-type="string">
            <text:p>0.55814797832672891</text:p>
          </table:table-cell>
          <table:table-cell table:style-name="ce1" table:number-columns-repeated="14"/>
          <table:table-cell table:style-name="ce1" office:value-type="string">
            <text:p>0.57248414034693074</text:p>
          </table:table-cell>
          <table:table-cell table:style-name="ce1" table:number-columns-repeated="6"/>
          <table:table-cell table:style-name="ce1" office:value-type="string">
            <text:p>0.56966911888839089</text:p>
          </table:table-cell>
          <table:table-cell table:style-name="ce1" office:value-type="string">
            <text:p>0.56325010408263942</text:p>
          </table:table-cell>
          <table:table-cell table:style-name="ce1" office:value-type="string">
            <text:p>0.53501655833821993</text:p>
          </table:table-cell>
          <table:table-cell table:style-name="ce1" table:number-columns-repeated="7"/>
          <table:table-cell table:style-name="ce1" office:value-type="string">
            <text:p>0.55622853220939372</text:p>
          </table:table-cell>
          <table:table-cell table:style-name="ce1" table:number-columns-repeated="5"/>
          <table:table-cell table:style-name="ce1" office:value-type="string">
            <text:p>0.56863673583727514</text:p>
          </table:table-cell>
          <table:table-cell table:style-name="ce1" table:number-columns-repeated="3"/>
          <table:table-cell table:style-name="ce1" office:value-type="string">
            <text:p>0.55235785693058603</text:p>
          </table:table-cell>
          <table:table-cell table:style-name="ce1" table:number-columns-repeated="39"/>
          <table:table-cell table:style-name="ce1" office:value-type="string">
            <text:p>0.53361968426677797</text:p>
          </table:table-cell>
          <table:table-cell table:style-name="ce1" office:value-type="string">
            <text:p>0.53311450577154429</text:p>
          </table:table-cell>
          <table:table-cell table:style-name="ce1" office:value-type="string">
            <text:p>0.5513789436683223</text:p>
          </table:table-cell>
          <table:table-cell table:style-name="ce1" office:value-type="string">
            <text:p>0.54151747612639967</text:p>
          </table:table-cell>
          <table:table-cell table:style-name="ce1" office:value-type="string">
            <text:p>0.53260340558559904</text:p>
          </table:table-cell>
          <table:table-cell table:style-name="ce1" office:value-type="string">
            <text:p>0.53995523882434771</text:p>
          </table:table-cell>
          <table:table-cell table:style-name="ce1" office:value-type="string">
            <text:p>0.54224193645078422</text:p>
          </table:table-cell>
          <table:table-cell table:style-name="ce1" office:value-type="string">
            <text:p>0.54843001514093703</text:p>
          </table:table-cell>
          <table:table-cell table:style-name="ce1" table:number-columns-repeated="6"/>
          <table:table-cell table:style-name="ce1" office:value-type="string">
            <text:p>0.53701677222230548</text:p>
          </table:table-cell>
          <table:table-cell table:style-name="ce1" office:value-type="string">
            <text:p>0.53302219591737565</text:p>
          </table:table-cell>
          <table:table-cell table:style-name="ce1" office:value-type="string">
            <text:p>0.53395742686049108</text:p>
          </table:table-cell>
          <table:table-cell table:style-name="ce1" office:value-type="string">
            <text:p>0.53675124825939291</text:p>
          </table:table-cell>
          <table:table-cell table:style-name="ce1" office:value-type="string">
            <text:p>0.53551784507003586</text:p>
          </table:table-cell>
          <table:table-cell table:style-name="ce1" office:value-type="string">
            <text:p>0.53948296872852397</text:p>
          </table:table-cell>
          <table:table-cell table:style-name="ce1" office:value-type="string">
            <text:p>0.53844374584620913</text:p>
          </table:table-cell>
          <table:table-cell table:style-name="ce1" office:value-type="string">
            <text:p>0.53762559648048258</text:p>
          </table:table-cell>
          <table:table-cell table:style-name="ce1"/>
          <table:table-cell table:style-name="ce1" office:value-type="string">
            <text:p>0.53662051367422636</text:p>
          </table:table-cell>
          <table:table-cell table:style-name="ce1"/>
          <table:table-cell table:style-name="ce1" office:value-type="string">
            <text:p>0.53871918366749116</text:p>
          </table:table-cell>
          <table:table-cell table:style-name="ce1" office:value-type="string">
            <text:p>0.54110726204563153</text:p>
          </table:table-cell>
          <table:table-cell table:style-name="ce1"/>
          <table:table-cell table:style-name="ce1" office:value-type="string">
            <text:p>0.53660414008302804</text:p>
          </table:table-cell>
          <table:table-cell table:style-name="ce1" office:value-type="string">
            <text:p>0.53726280481019972</text:p>
          </table:table-cell>
          <table:table-cell table:style-name="ce1" office:value-type="string">
            <text:p>0.53469757851398725</text:p>
          </table:table-cell>
          <table:table-cell table:style-name="ce1" office:value-type="string">
            <text:p>0.53547294737248674</text:p>
          </table:table-cell>
          <table:table-cell table:style-name="ce1" office:value-type="string">
            <text:p>0.53028005017737589</text:p>
          </table:table-cell>
          <table:table-cell table:style-name="ce1" office:value-type="string">
            <text:p>0.53059982077382994</text:p>
          </table:table-cell>
          <table:table-cell table:style-name="ce1" office:value-type="string">
            <text:p>0.52934263731745346</text:p>
          </table:table-cell>
          <table:table-cell table:style-name="ce1" office:value-type="string">
            <text:p>0.53174610831980429</text:p>
          </table:table-cell>
          <table:table-cell table:style-name="ce1" office:value-type="string">
            <text:p>0.5352595516079881</text:p>
          </table:table-cell>
          <table:table-cell table:style-name="ce1" office:value-type="string">
            <text:p>0.53653132611622789</text:p>
          </table:table-cell>
          <table:table-cell table:style-name="ce1" office:value-type="string">
            <text:p>0.53738685957181354</text:p>
          </table:table-cell>
          <table:table-cell table:style-name="ce1" office:value-type="string">
            <text:p>0.53676818820041516</text:p>
          </table:table-cell>
          <table:table-cell table:style-name="ce1" office:value-type="string">
            <text:p>0.53727721023296582</text:p>
          </table:table-cell>
          <table:table-cell table:style-name="ce1" office:value-type="string">
            <text:p>0.53688257649278348</text:p>
          </table:table-cell>
          <table:table-cell table:style-name="ce1"/>
          <table:table-cell table:style-name="ce1" office:value-type="string">
            <text:p>0.53529697077868255</text:p>
          </table:table-cell>
          <table:table-cell table:style-name="ce1" office:value-type="string">
            <text:p>0.53590909392158737</text:p>
          </table:table-cell>
          <table:table-cell table:style-name="ce1"/>
          <table:table-cell table:style-name="ce1" office:value-type="string">
            <text:p>0.53458431861220401</text:p>
          </table:table-cell>
          <table:table-cell table:style-name="ce1" office:value-type="string">
            <text:p>0.53375426777830526</text:p>
          </table:table-cell>
          <table:table-cell table:style-name="ce1" office:value-type="string">
            <text:p>0.53702530233109469</text:p>
          </table:table-cell>
          <table:table-cell table:style-name="ce1"/>
          <table:table-cell table:style-name="ce1" office:value-type="string">
            <text:p>0.53278822849155338</text:p>
          </table:table-cell>
          <table:table-cell table:style-name="ce1"/>
          <table:table-cell table:style-name="ce1" office:value-type="string">
            <text:p>0.5316675380248217</text:p>
          </table:table-cell>
          <table:table-cell table:style-name="ce1"/>
          <table:table-cell table:style-name="ce1" office:value-type="string">
            <text:p>0.54147345181131301</text:p>
          </table:table-cell>
          <table:table-cell table:style-name="ce1" office:value-type="string">
            <text:p>0.5255834477994159</text:p>
          </table:table-cell>
          <table:table-cell table:style-name="ce1" office:value-type="string">
            <text:p>0.54057006255249895</text:p>
          </table:table-cell>
          <table:table-cell table:style-name="ce1" office:value-type="string">
            <text:p>0.53709401402090273</text:p>
          </table:table-cell>
          <table:table-cell table:style-name="ce1" office:value-type="string">
            <text:p>0.54044237904082126</text:p>
          </table:table-cell>
          <table:table-cell table:style-name="ce1"/>
          <table:table-cell table:style-name="ce1" office:value-type="string">
            <text:p>0.52876459117126062</text:p>
          </table:table-cell>
          <table:table-cell table:style-name="ce1" office:value-type="string">
            <text:p>0.53542346683995679</text:p>
          </table:table-cell>
          <table:table-cell table:style-name="ce1" office:value-type="string">
            <text:p>0.53875299110048624</text:p>
          </table:table-cell>
          <table:table-cell table:style-name="ce1" office:value-type="string">
            <text:p>0.53170007442728373</text:p>
          </table:table-cell>
          <table:table-cell table:style-name="ce1" table:number-columns-repeated="8"/>
          <table:table-cell table:style-name="ce1" office:value-type="string">
            <text:p>0.53491920580129937</text:p>
          </table:table-cell>
          <table:table-cell table:style-name="ce1" table:number-columns-repeated="5"/>
          <table:table-cell table:style-name="ce1" office:value-type="string">
            <text:p>0.53385759278210343</text:p>
          </table:table-cell>
          <table:table-cell table:style-name="ce1"/>
          <table:table-cell table:style-name="ce1" office:value-type="string">
            <text:p>0.52964971311898212</text:p>
          </table:table-cell>
          <table:table-cell table:style-name="ce1" office:value-type="string">
            <text:p>0.53512225335717267</text:p>
          </table:table-cell>
          <table:table-cell table:style-name="ce1"/>
          <table:table-cell table:style-name="ce1" office:value-type="string">
            <text:p>0.53737058777095581</text:p>
          </table:table-cell>
          <table:table-cell table:style-name="ce1" office:value-type="string">
            <text:p>0.53104723365000328</text:p>
          </table:table-cell>
          <table:table-cell table:style-name="ce1"/>
          <table:table-cell table:style-name="ce1" office:value-type="string">
            <text:p>0.53566294353183375</text:p>
          </table:table-cell>
          <table:table-cell table:style-name="ce1" office:value-type="string">
            <text:p>0.5288597193517327</text:p>
          </table:table-cell>
          <table:table-cell table:style-name="ce1" office:value-type="string">
            <text:p>0.53203664581634635</text:p>
          </table:table-cell>
          <table:table-cell table:style-name="ce1" office:value-type="string">
            <text:p>0.5302314769508113</text:p>
          </table:table-cell>
          <table:table-cell table:style-name="ce1" office:value-type="string">
            <text:p>0.52867178005648574</text:p>
          </table:table-cell>
          <table:table-cell table:style-name="ce1"/>
          <table:table-cell table:style-name="ce1" office:value-type="string">
            <text:p>0.52655379010849179</text:p>
          </table:table-cell>
          <table:table-cell table:style-name="ce1" table:number-columns-repeated="3"/>
          <table:table-cell table:style-name="ce1" office:value-type="string">
            <text:p>0.53473883401525424</text:p>
          </table:table-cell>
          <table:table-cell table:style-name="ce1" office:value-type="string">
            <text:p>0.53341880159161226</text:p>
          </table:table-cell>
          <table:table-cell table:style-name="ce1" office:value-type="string">
            <text:p>0.52434558953637256</text:p>
          </table:table-cell>
          <table:table-cell table:style-name="ce1" office:value-type="string">
            <text:p>0.52988782821947755</text:p>
          </table:table-cell>
          <table:table-cell table:style-name="ce1" office:value-type="string">
            <text:p>0.53725853080503971</text:p>
          </table:table-cell>
          <table:table-cell table:style-name="ce1" office:value-type="string">
            <text:p>0.52549015936199617</text:p>
          </table:table-cell>
          <table:table-cell table:style-name="ce1" office:value-type="string">
            <text:p>0.52183756266856851</text:p>
          </table:table-cell>
          <table:table-cell table:style-name="ce1"/>
          <table:table-cell table:style-name="ce1" office:value-type="string">
            <text:p>0.52192240047338945</text:p>
          </table:table-cell>
          <table:table-cell table:style-name="ce1" office:value-type="string">
            <text:p>0.53131818684279541</text:p>
          </table:table-cell>
          <table:table-cell table:style-name="ce1" office:value-type="string">
            <text:p>0.52522593762921077</text:p>
          </table:table-cell>
          <table:table-cell table:style-name="ce1" office:value-type="string">
            <text:p>0.53664341937496374</text:p>
          </table:table-cell>
          <table:table-cell table:style-name="ce1"/>
          <table:table-cell table:style-name="ce1" office:value-type="string">
            <text:p>0.5274288693615411</text:p>
          </table:table-cell>
          <table:table-cell table:style-name="ce1" table:number-columns-repeated="5"/>
          <table:table-cell table:style-name="ce1" office:value-type="string">
            <text:p>0.53250720002457475</text:p>
          </table:table-cell>
          <table:table-cell table:style-name="ce1" office:value-type="string">
            <text:p>0.53578731031900506</text:p>
          </table:table-cell>
          <table:table-cell table:style-name="ce1"/>
          <table:table-cell table:style-name="ce1" office:value-type="string">
            <text:p>0.53453947398513546</text:p>
          </table:table-cell>
          <table:table-cell table:style-name="ce1" office:value-type="string">
            <text:p>0.53814512810534998</text:p>
          </table:table-cell>
          <table:table-cell table:style-name="ce1" office:value-type="string">
            <text:p>0.54103990502265931</text:p>
          </table:table-cell>
          <table:table-cell table:style-name="ce1" office:value-type="string">
            <text:p>0.53530473188432415</text:p>
          </table:table-cell>
          <table:table-cell table:style-name="ce1"/>
          <table:table-cell table:style-name="ce1" office:value-type="string">
            <text:p>0.53495298675406078</text:p>
          </table:table-cell>
          <table:table-cell table:style-name="ce1"/>
          <table:table-cell table:style-name="ce1" office:value-type="string">
            <text:p>0.53723553819520165</text:p>
          </table:table-cell>
          <table:table-cell table:style-name="ce1"/>
          <table:table-cell table:style-name="ce1" office:value-type="string">
            <text:p>0.53304454850607508</text:p>
          </table:table-cell>
          <table:table-cell table:style-name="ce1" office:value-type="string">
            <text:p>0.5358363077003151</text:p>
          </table:table-cell>
          <table:table-cell table:style-name="ce1" office:value-type="string">
            <text:p>0.54492281697061806</text:p>
          </table:table-cell>
          <table:table-cell table:style-name="ce1"/>
          <table:table-cell table:style-name="ce1" office:value-type="string">
            <text:p>0.5373901721129738</text:p>
          </table:table-cell>
          <table:table-cell table:style-name="ce1" office:value-type="string">
            <text:p>0.52963639701456056</text:p>
          </table:table-cell>
          <table:table-cell table:style-name="ce1" office:value-type="string">
            <text:p>0.53636374198961845</text:p>
          </table:table-cell>
          <table:table-cell table:style-name="ce1" office:value-type="string">
            <text:p>0.53386961956455581</text:p>
          </table:table-cell>
          <table:table-cell table:style-name="ce1" office:value-type="string">
            <text:p>0.5331667950380069</text:p>
          </table:table-cell>
          <table:table-cell table:style-name="ce1"/>
          <table:table-cell table:style-name="ce1" office:value-type="string">
            <text:p>0.53011527902266575</text:p>
          </table:table-cell>
          <table:table-cell table:style-name="ce1" office:value-type="string">
            <text:p>0.53912932003232938</text:p>
          </table:table-cell>
          <table:table-cell table:style-name="ce1" table:number-columns-repeated="697"/>
        </table:table-row>
        <table:table-row table:style-name="ro1">
          <table:table-cell office:value-type="float" office:value="1123866">
            <text:p>1123866</text:p>
          </table:table-cell>
          <table:table-cell table:number-columns-repeated="7"/>
          <table:table-cell office:value-type="string">
            <text:p>0.60904482026866169</text:p>
          </table:table-cell>
          <table:table-cell office:value-type="string">
            <text:p>0.61662917045001719</text:p>
          </table:table-cell>
          <table:table-cell table:number-columns-repeated="8"/>
          <table:table-cell office:value-type="string">
            <text:p>0.61510379956322858</text:p>
          </table:table-cell>
          <table:table-cell/>
          <table:table-cell office:value-type="string">
            <text:p>0.58210633071693008</text:p>
          </table:table-cell>
          <table:table-cell/>
          <table:table-cell office:value-type="string">
            <text:p>0.5976439903367341</text:p>
          </table:table-cell>
          <table:table-cell office:value-type="string">
            <text:p>0.61062529962291967</text:p>
          </table:table-cell>
          <table:table-cell office:value-type="string">
            <text:p>0.60109170835455838</text:p>
          </table:table-cell>
          <table:table-cell office:value-type="string">
            <text:p>0.61751145058093881</text:p>
          </table:table-cell>
          <table:table-cell office:value-type="string">
            <text:p>0.59331161789310194</text:p>
          </table:table-cell>
          <table:table-cell/>
          <table:table-cell office:value-type="string">
            <text:p>0.60108014978098467</text:p>
          </table:table-cell>
          <table:table-cell office:value-type="string">
            <text:p>0.58893568601283486</text:p>
          </table:table-cell>
          <table:table-cell table:number-columns-repeated="2"/>
          <table:table-cell office:value-type="string">
            <text:p>0.62041192665921785</text:p>
          </table:table-cell>
          <table:table-cell table:number-columns-repeated="8"/>
          <table:table-cell office:value-type="string">
            <text:p>0.65153320245648028</text:p>
          </table:table-cell>
          <table:table-cell table:style-name="Default" table:number-columns-repeated="2"/>
          <table:table-cell table:style-name="Default" office:value-type="string">
            <text:p>0.60673390283079731</text:p>
          </table:table-cell>
          <table:table-cell table:style-name="Default"/>
          <table:table-cell table:style-name="Default" office:value-type="string">
            <text:p>0.62307098620967272</text:p>
          </table:table-cell>
          <table:table-cell table:style-name="Default" office:value-type="string">
            <text:p>0.6282229086963983</text:p>
          </table:table-cell>
          <table:table-cell table:style-name="Default" table:number-columns-repeated="26"/>
          <table:table-cell table:number-columns-repeated="31"/>
          <table:table-cell office:value-type="string">
            <text:p>0.62485151570785813</text:p>
          </table:table-cell>
          <table:table-cell table:number-columns-repeated="15"/>
          <table:table-cell office:value-type="string">
            <text:p>0.61097562316008702</text:p>
          </table:table-cell>
          <table:table-cell table:number-columns-repeated="5"/>
          <table:table-cell office:value-type="string">
            <text:p>0.59379028348530727</text:p>
          </table:table-cell>
          <table:table-cell office:value-type="string">
            <text:p>0.58349861409284509</text:p>
          </table:table-cell>
          <table:table-cell/>
          <table:table-cell office:value-type="string">
            <text:p>0.61607645510527165</text:p>
          </table:table-cell>
          <table:table-cell table:number-columns-repeated="2"/>
          <table:table-cell office:value-type="string">
            <text:p>0.6054224124420069</text:p>
          </table:table-cell>
          <table:table-cell office:value-type="string">
            <text:p>0.61863431091103016</text:p>
          </table:table-cell>
          <table:table-cell table:number-columns-repeated="3"/>
          <table:table-cell office:value-type="string">
            <text:p>0.63005044604194893</text:p>
          </table:table-cell>
          <table:table-cell table:number-columns-repeated="63"/>
          <table:table-cell office:value-type="string">
            <text:p>0.59357338079712085</text:p>
          </table:table-cell>
          <table:table-cell office:value-type="string">
            <text:p>0.5980297199086414</text:p>
          </table:table-cell>
          <table:table-cell office:value-type="string">
            <text:p>0.59852292186146216</text:p>
          </table:table-cell>
          <table:table-cell office:value-type="string">
            <text:p>0.59008806812087822</text:p>
          </table:table-cell>
          <table:table-cell/>
          <table:table-cell office:value-type="string">
            <text:p>0.60025194637490487</text:p>
          </table:table-cell>
          <table:table-cell table:number-columns-repeated="3"/>
          <table:table-cell office:value-type="string">
            <text:p>0.60300635903693145</text:p>
          </table:table-cell>
          <table:table-cell table:number-columns-repeated="2"/>
          <table:table-cell office:value-type="string">
            <text:p>0.59530868661379466</text:p>
          </table:table-cell>
          <table:table-cell table:number-columns-repeated="2"/>
          <table:table-cell office:value-type="string">
            <text:p>0.59394553002048978</text:p>
          </table:table-cell>
          <table:table-cell office:value-type="string">
            <text:p>0.59861331462579814</text:p>
          </table:table-cell>
          <table:table-cell office:value-type="string">
            <text:p>0.59322216882370871</text:p>
          </table:table-cell>
          <table:table-cell office:value-type="string">
            <text:p>0.58968229323798071</text:p>
          </table:table-cell>
          <table:table-cell office:value-type="string">
            <text:p>0.58798464107136861</text:p>
          </table:table-cell>
          <table:table-cell office:value-type="string">
            <text:p>0.58260694964710635</text:p>
          </table:table-cell>
          <table:table-cell office:value-type="string">
            <text:p>0.58545267655743904</text:p>
          </table:table-cell>
          <table:table-cell office:value-type="string">
            <text:p>0.58267468695019053</text:p>
          </table:table-cell>
          <table:table-cell office:value-type="string">
            <text:p>0.58427676648971871</text:p>
          </table:table-cell>
          <table:table-cell office:value-type="string">
            <text:p>0.5891597801173486</text:p>
          </table:table-cell>
          <table:table-cell office:value-type="string">
            <text:p>0.58321173761533862</text:p>
          </table:table-cell>
          <table:table-cell office:value-type="string">
            <text:p>0.5827527379251416</text:p>
          </table:table-cell>
          <table:table-cell office:value-type="string">
            <text:p>0.58301873105845015</text:p>
          </table:table-cell>
          <table:table-cell/>
          <table:table-cell office:value-type="string">
            <text:p>0.5841500788078664</text:p>
          </table:table-cell>
          <table:table-cell office:value-type="string">
            <text:p>0.58613014688489196</text:p>
          </table:table-cell>
          <table:table-cell/>
          <table:table-cell office:value-type="string">
            <text:p>0.59214010702539444</text:p>
          </table:table-cell>
          <table:table-cell table:number-columns-repeated="7"/>
          <table:table-cell office:value-type="string">
            <text:p>0.58831766491907711</text:p>
          </table:table-cell>
          <table:table-cell office:value-type="string">
            <text:p>0.5881950078484679</text:p>
          </table:table-cell>
          <table:table-cell office:value-type="string">
            <text:p>0.59029451644993347</text:p>
          </table:table-cell>
          <table:table-cell office:value-type="string">
            <text:p>0.59251708373557488</text:p>
          </table:table-cell>
          <table:table-cell table:number-columns-repeated="2"/>
          <table:table-cell office:value-type="string">
            <text:p>0.58148358220731322</text:p>
          </table:table-cell>
          <table:table-cell office:value-type="string">
            <text:p>0.58344087969861347</text:p>
          </table:table-cell>
          <table:table-cell/>
          <table:table-cell office:value-type="string">
            <text:p>0.58023032507058292</text:p>
          </table:table-cell>
          <table:table-cell table:number-columns-repeated="13"/>
          <table:table-cell office:value-type="string">
            <text:p>0.59862591285438216</text:p>
          </table:table-cell>
          <table:table-cell table:number-columns-repeated="2"/>
          <table:table-cell office:value-type="string">
            <text:p>0.57604782679912181</text:p>
          </table:table-cell>
          <table:table-cell table:number-columns-repeated="5"/>
          <table:table-cell office:value-type="string">
            <text:p>0.58616529881614188</text:p>
          </table:table-cell>
          <table:table-cell table:number-columns-repeated="5"/>
          <table:table-cell office:value-type="string">
            <text:p>0.57842397995615613</text:p>
          </table:table-cell>
          <table:table-cell table:number-columns-repeated="2"/>
          <table:table-cell office:value-type="string">
            <text:p>0.567694963331562</text:p>
          </table:table-cell>
          <table:table-cell table:number-columns-repeated="2"/>
          <table:table-cell office:value-type="string">
            <text:p>0.59166047805012956</text:p>
          </table:table-cell>
          <table:table-cell/>
          <table:table-cell office:value-type="string">
            <text:p>0.59347172143519622</text:p>
          </table:table-cell>
          <table:table-cell office:value-type="string">
            <text:p>0.59461244764998911</text:p>
          </table:table-cell>
          <table:table-cell office:value-type="string">
            <text:p>0.58779644925247543</text:p>
          </table:table-cell>
          <table:table-cell/>
          <table:table-cell office:value-type="string">
            <text:p>0.59574617172650457</text:p>
          </table:table-cell>
          <table:table-cell office:value-type="string">
            <text:p>0.59429746924045168</text:p>
          </table:table-cell>
          <table:table-cell office:value-type="string">
            <text:p>0.60049049123896392</text:p>
          </table:table-cell>
          <table:table-cell table:number-columns-repeated="2"/>
          <table:table-cell office:value-type="string">
            <text:p>0.58130131353833792</text:p>
          </table:table-cell>
          <table:table-cell table:number-columns-repeated="5"/>
          <table:table-cell office:value-type="string">
            <text:p>0.58724086671517883</text:p>
          </table:table-cell>
          <table:table-cell table:number-columns-repeated="2"/>
          <table:table-cell office:value-type="string">
            <text:p>0.58485110229465875</text:p>
          </table:table-cell>
          <table:table-cell/>
          <table:table-cell office:value-type="string">
            <text:p>0.58960981924196232</text:p>
          </table:table-cell>
          <table:table-cell office:value-type="string">
            <text:p>0.59274641256680816</text:p>
          </table:table-cell>
          <table:table-cell/>
          <table:table-cell office:value-type="string">
            <text:p>0.59047128597830634</text:p>
          </table:table-cell>
          <table:table-cell table:number-columns-repeated="3"/>
          <table:table-cell office:value-type="string">
            <text:p>0.58377704748219628</text:p>
          </table:table-cell>
          <table:table-cell office:value-type="string">
            <text:p>0.58698212849660936</text:p>
          </table:table-cell>
          <table:table-cell table:number-columns-repeated="2"/>
          <table:table-cell office:value-type="string">
            <text:p>0.58333231010580489</text:p>
          </table:table-cell>
          <table:table-cell office:value-type="string">
            <text:p>0.58395264724029228</text:p>
          </table:table-cell>
          <table:table-cell table:number-columns-repeated="703"/>
        </table:table-row>
        <table:table-row table:style-name="ro1">
          <table:table-cell office:value-type="float" office:value="1471522">
            <text:p>1471522</text:p>
          </table:table-cell>
          <table:table-cell table:number-columns-repeated="7"/>
          <table:table-cell office:value-type="string">
            <text:p>0.64407992071245312</text:p>
          </table:table-cell>
          <table:table-cell table:number-columns-repeated="9"/>
          <table:table-cell office:value-type="string">
            <text:p>0.65619639863943269</text:p>
          </table:table-cell>
          <table:table-cell/>
          <table:table-cell office:value-type="string">
            <text:p>0.6496986127767288</text:p>
          </table:table-cell>
          <table:table-cell table:number-columns-repeated="5"/>
          <table:table-cell office:value-type="string">
            <text:p>0.66055174948246442</text:p>
          </table:table-cell>
          <table:table-cell/>
          <table:table-cell office:value-type="string">
            <text:p>0.65061288955685936</text:p>
          </table:table-cell>
          <table:table-cell office:value-type="string">
            <text:p>0.64709155307408273</text:p>
          </table:table-cell>
          <table:table-cell table:number-columns-repeated="9"/>
          <table:table-cell office:value-type="string">
            <text:p>0.64145597974528967</text:p>
          </table:table-cell>
          <table:table-cell/>
          <table:table-cell office:value-type="string">
            <text:p>0.6580821833405508</text:p>
          </table:table-cell>
          <table:table-cell table:style-name="Default" table:number-columns-repeated="3"/>
          <table:table-cell table:style-name="Default" office:value-type="string">
            <text:p>0.66742769055697349</text:p>
          </table:table-cell>
          <table:table-cell table:style-name="Default" office:value-type="string">
            <text:p>0.65494040226418493</text:p>
          </table:table-cell>
          <table:table-cell table:style-name="Default" table:number-columns-repeated="27"/>
          <table:table-cell table:number-columns-repeated="32"/>
          <table:table-cell office:value-type="string">
            <text:p>0.64645068545146323</text:p>
          </table:table-cell>
          <table:table-cell table:number-columns-repeated="14"/>
          <table:table-cell office:value-type="string">
            <text:p>0.66391206055500007</text:p>
          </table:table-cell>
          <table:table-cell table:number-columns-repeated="8"/>
          <table:table-cell office:value-type="string">
            <text:p>0.6460755529237</text:p>
          </table:table-cell>
          <table:table-cell office:value-type="string">
            <text:p>0.67356472644150978</text:p>
          </table:table-cell>
          <table:table-cell/>
          <table:table-cell office:value-type="string">
            <text:p>0.66196763971403427</text:p>
          </table:table-cell>
          <table:table-cell office:value-type="string">
            <text:p>0.67100494142981515</text:p>
          </table:table-cell>
          <table:table-cell table:number-columns-repeated="3"/>
          <table:table-cell office:value-type="string">
            <text:p>0.65669301784506395</text:p>
          </table:table-cell>
          <table:table-cell table:number-columns-repeated="63"/>
          <table:table-cell office:value-type="string">
            <text:p>0.65001221194915426</text:p>
          </table:table-cell>
          <table:table-cell/>
          <table:table-cell office:value-type="string">
            <text:p>0.64993828552784871</text:p>
          </table:table-cell>
          <table:table-cell office:value-type="string">
            <text:p>0.64867093172279999</text:p>
          </table:table-cell>
          <table:table-cell table:number-columns-repeated="5"/>
          <table:table-cell office:value-type="string">
            <text:p>0.65847817924844543</text:p>
          </table:table-cell>
          <table:table-cell/>
          <table:table-cell office:value-type="string">
            <text:p>0.65408072940319761</text:p>
          </table:table-cell>
          <table:table-cell office:value-type="string">
            <text:p>0.6518299846499831</text:p>
          </table:table-cell>
          <table:table-cell table:number-columns-repeated="2"/>
          <table:table-cell office:value-type="string">
            <text:p>0.64705806726417192</text:p>
          </table:table-cell>
          <table:table-cell/>
          <table:table-cell office:value-type="string">
            <text:p>0.6523452720029832</text:p>
          </table:table-cell>
          <table:table-cell office:value-type="string">
            <text:p>0.65670458620848682</text:p>
          </table:table-cell>
          <table:table-cell office:value-type="string">
            <text:p>0.64573985668653722</text:p>
          </table:table-cell>
          <table:table-cell office:value-type="string">
            <text:p>0.66944226144595687</text:p>
          </table:table-cell>
          <table:table-cell office:value-type="string">
            <text:p>0.66342337139019547</text:p>
          </table:table-cell>
          <table:table-cell office:value-type="string">
            <text:p>0.66021707641216243</text:p>
          </table:table-cell>
          <table:table-cell office:value-type="string">
            <text:p>0.64952006578642019</text:p>
          </table:table-cell>
          <table:table-cell office:value-type="string">
            <text:p>0.64700912990255355</text:p>
          </table:table-cell>
          <table:table-cell office:value-type="string">
            <text:p>0.64979657151344117</text:p>
          </table:table-cell>
          <table:table-cell office:value-type="string">
            <text:p>0.64831319489980177</text:p>
          </table:table-cell>
          <table:table-cell office:value-type="string">
            <text:p>0.65504859642747637</text:p>
          </table:table-cell>
          <table:table-cell/>
          <table:table-cell office:value-type="string">
            <text:p>0.65553828444059214</text:p>
          </table:table-cell>
          <table:table-cell office:value-type="string">
            <text:p>0.67289669433094002</text:p>
          </table:table-cell>
          <table:table-cell/>
          <table:table-cell office:value-type="string">
            <text:p>0.65925769569451742</text:p>
          </table:table-cell>
          <table:table-cell table:number-columns-repeated="9"/>
          <table:table-cell office:value-type="string">
            <text:p>0.66208511983556562</text:p>
          </table:table-cell>
          <table:table-cell office:value-type="string">
            <text:p>0.65886162656418257</text:p>
          </table:table-cell>
          <table:table-cell office:value-type="string">
            <text:p>0.66858064133606998</text:p>
          </table:table-cell>
          <table:table-cell/>
          <table:table-cell office:value-type="string">
            <text:p>0.66083446940391921</text:p>
          </table:table-cell>
          <table:table-cell office:value-type="string">
            <text:p>0.6665180596830127</text:p>
          </table:table-cell>
          <table:table-cell/>
          <table:table-cell office:value-type="string">
            <text:p>0.65994796895613894</text:p>
          </table:table-cell>
          <table:table-cell table:number-columns-repeated="9"/>
          <table:table-cell office:value-type="string">
            <text:p>0.68433671035134536</text:p>
          </table:table-cell>
          <table:table-cell office:value-type="string">
            <text:p>0.6614288623222434</text:p>
          </table:table-cell>
          <table:table-cell/>
          <table:table-cell office:value-type="string">
            <text:p>0.68573975742489379</text:p>
          </table:table-cell>
          <table:table-cell office:value-type="string">
            <text:p>0.68678321003870535</text:p>
          </table:table-cell>
          <table:table-cell table:number-columns-repeated="8"/>
          <table:table-cell office:value-type="string">
            <text:p>0.66897395192372622</text:p>
          </table:table-cell>
          <table:table-cell table:number-columns-repeated="6"/>
          <table:table-cell office:value-type="string">
            <text:p>0.67316688953899217</text:p>
          </table:table-cell>
          <table:table-cell/>
          <table:table-cell office:value-type="string">
            <text:p>0.66112550488340782</text:p>
          </table:table-cell>
          <table:table-cell table:number-columns-repeated="13"/>
          <table:table-cell office:value-type="string">
            <text:p>0.66255555299839197</text:p>
          </table:table-cell>
          <table:table-cell table:number-columns-repeated="5"/>
          <table:table-cell office:value-type="string">
            <text:p>0.65870963953494976</text:p>
          </table:table-cell>
          <table:table-cell table:number-columns-repeated="2"/>
          <table:table-cell office:value-type="string">
            <text:p>0.65774015971494526</text:p>
          </table:table-cell>
          <table:table-cell office:value-type="string">
            <text:p>0.65797130579791419</text:p>
          </table:table-cell>
          <table:table-cell office:value-type="string">
            <text:p>0.65442661603890273</text:p>
          </table:table-cell>
          <table:table-cell office:value-type="string">
            <text:p>0.66391184566073258</text:p>
          </table:table-cell>
          <table:table-cell/>
          <table:table-cell office:value-type="string">
            <text:p>0.6628252486091738</text:p>
          </table:table-cell>
          <table:table-cell table:number-columns-repeated="4"/>
          <table:table-cell office:value-type="string">
            <text:p>0.65446030984256698</text:p>
          </table:table-cell>
          <table:table-cell table:number-columns-repeated="707"/>
        </table:table-row>
        <table:table-row table:style-name="ro1">
          <table:table-cell office:value-type="float" office:value="1471509">
            <text:p>1471509</text:p>
          </table:table-cell>
          <table:table-cell table:number-columns-repeated="7"/>
          <table:table-cell office:value-type="string">
            <text:p>0.7011660365267246</text:p>
          </table:table-cell>
          <table:table-cell table:number-columns-repeated="9"/>
          <table:table-cell office:value-type="string">
            <text:p>0.709329285277851</text:p>
          </table:table-cell>
          <table:table-cell/>
          <table:table-cell office:value-type="string">
            <text:p>0.70056944021237666</text:p>
          </table:table-cell>
          <table:table-cell/>
          <table:table-cell office:value-type="string">
            <text:p>0.73247452742006336</text:p>
          </table:table-cell>
          <table:table-cell table:number-columns-repeated="2"/>
          <table:table-cell office:value-type="string">
            <text:p>0.7404364441025918</text:p>
          </table:table-cell>
          <table:table-cell office:value-type="string">
            <text:p>0.71332857117730863</text:p>
          </table:table-cell>
          <table:table-cell/>
          <table:table-cell office:value-type="string">
            <text:p>0.71458310606280595</text:p>
          </table:table-cell>
          <table:table-cell office:value-type="string">
            <text:p>0.71266874601800323</text:p>
          </table:table-cell>
          <table:table-cell table:number-columns-repeated="9"/>
          <table:table-cell office:value-type="string">
            <text:p>0.72583122970004865</text:p>
          </table:table-cell>
          <table:table-cell table:number-columns-repeated="2"/>
          <table:table-cell table:style-name="Default" table:number-columns-repeated="32"/>
          <table:table-cell table:number-columns-repeated="32"/>
          <table:table-cell office:value-type="string">
            <text:p>0.70539957700959088</text:p>
          </table:table-cell>
          <table:table-cell table:number-columns-repeated="14"/>
          <table:table-cell office:value-type="string">
            <text:p>0.70227876860881422</text:p>
          </table:table-cell>
          <table:table-cell table:number-columns-repeated="8"/>
          <table:table-cell office:value-type="string">
            <text:p>0.69287453379730735</text:p>
          </table:table-cell>
          <table:table-cell table:number-columns-repeated="2"/>
          <table:table-cell office:value-type="string">
            <text:p>0.71173693473210897</text:p>
          </table:table-cell>
          <table:table-cell table:number-columns-repeated="68"/>
          <table:table-cell office:value-type="string">
            <text:p>0.70056180822623082</text:p>
          </table:table-cell>
          <table:table-cell/>
          <table:table-cell office:value-type="string">
            <text:p>0.70197690137838109</text:p>
          </table:table-cell>
          <table:table-cell office:value-type="string">
            <text:p>0.673618180281357</text:p>
          </table:table-cell>
          <table:table-cell/>
          <table:table-cell office:value-type="string">
            <text:p>0.69413204289640307</text:p>
          </table:table-cell>
          <table:table-cell table:number-columns-repeated="3"/>
          <table:table-cell office:value-type="string">
            <text:p>0.68539031969834197</text:p>
          </table:table-cell>
          <table:table-cell/>
          <table:table-cell office:value-type="string">
            <text:p>0.68231587750976075</text:p>
          </table:table-cell>
          <table:table-cell office:value-type="string">
            <text:p>0.68728397850494616</text:p>
          </table:table-cell>
          <table:table-cell table:number-columns-repeated="2"/>
          <table:table-cell office:value-type="string">
            <text:p>0.70033835677446743</text:p>
          </table:table-cell>
          <table:table-cell office:value-type="string">
            <text:p>0.69249210458841692</text:p>
          </table:table-cell>
          <table:table-cell office:value-type="string">
            <text:p>0.70342034194738601</text:p>
          </table:table-cell>
          <table:table-cell office:value-type="string">
            <text:p>0.70351573413338475</text:p>
          </table:table-cell>
          <table:table-cell office:value-type="string">
            <text:p>0.69800021448506067</text:p>
          </table:table-cell>
          <table:table-cell office:value-type="string">
            <text:p>0.70063909273807756</text:p>
          </table:table-cell>
          <table:table-cell office:value-type="string">
            <text:p>0.71741567117985983</text:p>
          </table:table-cell>
          <table:table-cell office:value-type="string">
            <text:p>0.68515236095665721</text:p>
          </table:table-cell>
          <table:table-cell office:value-type="string">
            <text:p>0.69901088880863216</text:p>
          </table:table-cell>
          <table:table-cell office:value-type="string">
            <text:p>0.69035276021508685</text:p>
          </table:table-cell>
          <table:table-cell office:value-type="string">
            <text:p>0.69313263796153901</text:p>
          </table:table-cell>
          <table:table-cell office:value-type="string">
            <text:p>0.70080984534038859</text:p>
          </table:table-cell>
          <table:table-cell office:value-type="string">
            <text:p>0.70024285411103437</text:p>
          </table:table-cell>
          <table:table-cell/>
          <table:table-cell office:value-type="string">
            <text:p>0.70077514179089739</text:p>
          </table:table-cell>
          <table:table-cell table:number-columns-repeated="2"/>
          <table:table-cell office:value-type="string">
            <text:p>0.67940034282289052</text:p>
          </table:table-cell>
          <table:table-cell table:number-columns-repeated="9"/>
          <table:table-cell office:value-type="string">
            <text:p>0.69120957373408831</text:p>
          </table:table-cell>
          <table:table-cell office:value-type="string">
            <text:p>0.69548065209475829</text:p>
          </table:table-cell>
          <table:table-cell office:value-type="string">
            <text:p>0.70048717827584916</text:p>
          </table:table-cell>
          <table:table-cell/>
          <table:table-cell office:value-type="string">
            <text:p>0.69974784782474242</text:p>
          </table:table-cell>
          <table:table-cell office:value-type="string">
            <text:p>0.69788182926693287</text:p>
          </table:table-cell>
          <table:table-cell/>
          <table:table-cell office:value-type="string">
            <text:p>0.6983632228708998</text:p>
          </table:table-cell>
          <table:table-cell table:number-columns-repeated="9"/>
          <table:table-cell office:value-type="string">
            <text:p>0.74959701053534789</text:p>
          </table:table-cell>
          <table:table-cell table:number-columns-repeated="2"/>
          <table:table-cell office:value-type="string">
            <text:p>0.74648189754483285</text:p>
          </table:table-cell>
          <table:table-cell office:value-type="string">
            <text:p>0.7302369268322576</text:p>
          </table:table-cell>
          <table:table-cell table:number-columns-repeated="8"/>
          <table:table-cell office:value-type="string">
            <text:p>0.70343374885310039</text:p>
          </table:table-cell>
          <table:table-cell table:number-columns-repeated="8"/>
          <table:table-cell office:value-type="string">
            <text:p>0.70582823953190876</text:p>
          </table:table-cell>
          <table:table-cell table:number-columns-repeated="13"/>
          <table:table-cell office:value-type="string">
            <text:p>0.68931850688931706</text:p>
          </table:table-cell>
          <table:table-cell table:number-columns-repeated="8"/>
          <table:table-cell office:value-type="string">
            <text:p>0.69279222734320012</text:p>
          </table:table-cell>
          <table:table-cell office:value-type="string">
            <text:p>0.69784714373287282</text:p>
          </table:table-cell>
          <table:table-cell office:value-type="string">
            <text:p>0.66937919830508896</text:p>
          </table:table-cell>
          <table:table-cell office:value-type="string">
            <text:p>0.6939412708247692</text:p>
          </table:table-cell>
          <table:table-cell/>
          <table:table-cell office:value-type="string">
            <text:p>0.69973183308102938</text:p>
          </table:table-cell>
          <table:table-cell table:number-columns-repeated="4"/>
          <table:table-cell office:value-type="string">
            <text:p>0.68180191610553886</text:p>
          </table:table-cell>
          <table:table-cell table:number-columns-repeated="707"/>
        </table:table-row>
        <table:table-row table:style-name="ro1">
          <table:table-cell office:value-type="float" office:value="939745">
            <text:p>939745</text:p>
          </table:table-cell>
          <table:table-cell table:number-columns-repeated="7"/>
          <table:table-cell office:value-type="string">
            <text:p>1.3718763105001406</text:p>
          </table:table-cell>
          <table:table-cell table:number-columns-repeated="9"/>
          <table:table-cell office:value-type="string">
            <text:p>1.5601363077629209</text:p>
          </table:table-cell>
          <table:table-cell table:number-columns-repeated="23"/>
          <table:table-cell table:style-name="Default" table:number-columns-repeated="2"/>
          <table:table-cell table:style-name="Default" office:value-type="string">
            <text:p>1.5211468168757052</text:p>
          </table:table-cell>
          <table:table-cell table:style-name="Default"/>
          <table:table-cell table:style-name="Default" office:value-type="string">
            <text:p>1.5233332350199076</text:p>
          </table:table-cell>
          <table:table-cell table:style-name="Default" office:value-type="string">
            <text:p>1.4154714541058855</text:p>
          </table:table-cell>
          <table:table-cell table:style-name="Default" table:number-columns-repeated="26"/>
          <table:table-cell table:number-columns-repeated="47"/>
          <table:table-cell office:value-type="string">
            <text:p>1.4524019918390083</text:p>
          </table:table-cell>
          <table:table-cell table:number-columns-repeated="67"/>
          <table:table-cell office:value-type="string">
            <text:p>1.2833237715444181</text:p>
          </table:table-cell>
          <table:table-cell/>
          <table:table-cell office:value-type="string">
            <text:p>1.2793375338306678</text:p>
          </table:table-cell>
          <table:table-cell/>
          <table:table-cell office:value-type="string">
            <text:p>1.2564979505551985</text:p>
          </table:table-cell>
          <table:table-cell table:number-columns-repeated="3"/>
          <table:table-cell office:value-type="string">
            <text:p>1.2708842625408361</text:p>
          </table:table-cell>
          <table:table-cell/>
          <table:table-cell office:value-type="string">
            <text:p>1.2503323801369899</text:p>
          </table:table-cell>
          <table:table-cell office:value-type="string">
            <text:p>1.273874135751214</text:p>
          </table:table-cell>
          <table:table-cell office:value-type="string">
            <text:p>1.275534392413044</text:p>
          </table:table-cell>
          <table:table-cell office:value-type="string">
            <text:p>1.3430634285478613</text:p>
          </table:table-cell>
          <table:table-cell office:value-type="string">
            <text:p>1.3565126586399094</text:p>
          </table:table-cell>
          <table:table-cell office:value-type="string">
            <text:p>1.3295069914622677</text:p>
          </table:table-cell>
          <table:table-cell office:value-type="string">
            <text:p>1.3225539762160574</text:p>
          </table:table-cell>
          <table:table-cell/>
          <table:table-cell office:value-type="string">
            <text:p>1.3668274284934947</text:p>
          </table:table-cell>
          <table:table-cell office:value-type="string">
            <text:p>1.3741237189110733</text:p>
          </table:table-cell>
          <table:table-cell table:number-columns-repeated="2"/>
          <table:table-cell office:value-type="string">
            <text:p>1.381636971017542</text:p>
          </table:table-cell>
          <table:table-cell/>
          <table:table-cell office:value-type="string">
            <text:p>1.3514121727207113</text:p>
          </table:table-cell>
          <table:table-cell office:value-type="string">
            <text:p>1.3632510132523983</text:p>
          </table:table-cell>
          <table:table-cell/>
          <table:table-cell office:value-type="string">
            <text:p>1.3481676680057992</text:p>
          </table:table-cell>
          <table:table-cell office:value-type="string">
            <text:p>1.3459075389281741</text:p>
          </table:table-cell>
          <table:table-cell office:value-type="string">
            <text:p>1.359445902360416</text:p>
          </table:table-cell>
          <table:table-cell office:value-type="string">
            <text:p>1.3431500310615467</text:p>
          </table:table-cell>
          <table:table-cell office:value-type="string">
            <text:p>1.3310520718762391</text:p>
          </table:table-cell>
          <table:table-cell office:value-type="string">
            <text:p>1.351467040969794</text:p>
          </table:table-cell>
          <table:table-cell office:value-type="string">
            <text:p>1.3149169470549797</text:p>
          </table:table-cell>
          <table:table-cell office:value-type="string">
            <text:p>1.3266818775754654</text:p>
          </table:table-cell>
          <table:table-cell/>
          <table:table-cell office:value-type="string">
            <text:p>1.3360545521276708</text:p>
          </table:table-cell>
          <table:table-cell office:value-type="string">
            <text:p>1.3521843454836371</text:p>
          </table:table-cell>
          <table:table-cell office:value-type="string">
            <text:p>1.3448549935934233</text:p>
          </table:table-cell>
          <table:table-cell office:value-type="string">
            <text:p>1.3443531262310904</text:p>
          </table:table-cell>
          <table:table-cell office:value-type="string">
            <text:p>1.3453344931434499</text:p>
          </table:table-cell>
          <table:table-cell/>
          <table:table-cell office:value-type="string">
            <text:p>1.3332904317478531</text:p>
          </table:table-cell>
          <table:table-cell office:value-type="string">
            <text:p>1.3326891157113299</text:p>
          </table:table-cell>
          <table:table-cell/>
          <table:table-cell office:value-type="string">
            <text:p>1.3441969497207771</text:p>
          </table:table-cell>
          <table:table-cell table:number-columns-repeated="9"/>
          <table:table-cell office:value-type="string">
            <text:p>1.3445429997663274</text:p>
          </table:table-cell>
          <table:table-cell office:value-type="string">
            <text:p>1.3243669191825995</text:p>
          </table:table-cell>
          <table:table-cell table:number-columns-repeated="2"/>
          <table:table-cell office:value-type="string">
            <text:p>1.2999757402148384</text:p>
          </table:table-cell>
          <table:table-cell office:value-type="string">
            <text:p>1.3362622005322722</text:p>
          </table:table-cell>
          <table:table-cell/>
          <table:table-cell office:value-type="string">
            <text:p>1.3088339126358188</text:p>
          </table:table-cell>
          <table:table-cell table:number-columns-repeated="9"/>
          <table:table-cell office:value-type="string">
            <text:p>1.197201167281847</text:p>
          </table:table-cell>
          <table:table-cell table:number-columns-repeated="2"/>
          <table:table-cell office:value-type="string">
            <text:p>1.2878280392254067</text:p>
          </table:table-cell>
          <table:table-cell office:value-type="string">
            <text:p>1.3071969141404043</text:p>
          </table:table-cell>
          <table:table-cell table:number-columns-repeated="6"/>
          <table:table-cell office:value-type="string">
            <text:p>1.4900287982954621</text:p>
          </table:table-cell>
          <table:table-cell/>
          <table:table-cell office:value-type="string">
            <text:p>1.3692859845269454</text:p>
          </table:table-cell>
          <table:table-cell table:number-columns-repeated="6"/>
          <table:table-cell office:value-type="string">
            <text:p>1.2639549336734328</text:p>
          </table:table-cell>
          <table:table-cell/>
          <table:table-cell office:value-type="string">
            <text:p>1.2897939082020233</text:p>
          </table:table-cell>
          <table:table-cell table:number-columns-repeated="13"/>
          <table:table-cell office:value-type="string">
            <text:p>1.3170898406023073</text:p>
          </table:table-cell>
          <table:table-cell table:number-columns-repeated="5"/>
          <table:table-cell office:value-type="string">
            <text:p>1.3872680763302176</text:p>
          </table:table-cell>
          <table:table-cell table:number-columns-repeated="2"/>
          <table:table-cell office:value-type="string">
            <text:p>1.3747206992173355</text:p>
          </table:table-cell>
          <table:table-cell office:value-type="string">
            <text:p>1.3626353254968278</text:p>
          </table:table-cell>
          <table:table-cell office:value-type="string">
            <text:p>1.3167244963777611</text:p>
          </table:table-cell>
          <table:table-cell office:value-type="string">
            <text:p>1.3583725508308147</text:p>
          </table:table-cell>
          <table:table-cell/>
          <table:table-cell office:value-type="string">
            <text:p>1.3586558441934569</text:p>
          </table:table-cell>
          <table:table-cell table:number-columns-repeated="3"/>
          <table:table-cell office:value-type="string">
            <text:p>1.3408121704394951</text:p>
          </table:table-cell>
          <table:table-cell office:value-type="string">
            <text:p>1.3076426589597769</text:p>
          </table:table-cell>
          <table:table-cell table:number-columns-repeated="3"/>
          <table:table-cell office:value-type="string">
            <text:p>1.3230909819173193</text:p>
          </table:table-cell>
          <table:table-cell office:value-type="string">
            <text:p>1.3565863096226107</text:p>
          </table:table-cell>
          <table:table-cell table:number-columns-repeated="702"/>
        </table:table-row>
        <table:table-row table:style-name="ro1">
          <table:table-cell office:value-type="float" office:value="167555">
            <text:p>167555</text:p>
          </table:table-cell>
          <table:table-cell table:number-columns-repeated="5"/>
          <table:table-cell office:value-type="string">
            <text:p>0.58732403972030689</text:p>
          </table:table-cell>
          <table:table-cell office:value-type="string">
            <text:p>0.57098956075214335</text:p>
          </table:table-cell>
          <table:table-cell table:number-columns-repeated="27"/>
          <table:table-cell office:value-type="string">
            <text:p>0.5700919143068276</text:p>
          </table:table-cell>
          <table:table-cell office:value-type="string">
            <text:p>0.56579236792024346</text:p>
          </table:table-cell>
          <table:table-cell/>
          <table:table-cell office:value-type="string">
            <text:p>0.57596911136991402</text:p>
          </table:table-cell>
          <table:table-cell/>
          <table:table-cell office:value-type="string">
            <text:p>0.56797213114175771</text:p>
          </table:table-cell>
          <table:table-cell/>
          <table:table-cell table:style-name="Default" office:value-type="string">
            <text:p>0.57258919415165321</text:p>
          </table:table-cell>
          <table:table-cell table:style-name="Default" table:number-columns-repeated="2"/>
          <table:table-cell table:style-name="Default" office:value-type="string">
            <text:p>0.57247915336605026</text:p>
          </table:table-cell>
          <table:table-cell table:style-name="Default" table:number-columns-repeated="20"/>
          <table:table-cell table:style-name="Default" office:value-type="string">
            <text:p>0.56377479509737516</text:p>
          </table:table-cell>
          <table:table-cell table:style-name="Default" table:number-columns-repeated="4"/>
          <table:table-cell table:style-name="Default" office:value-type="string">
            <text:p>0.59658363708648487</text:p>
          </table:table-cell>
          <table:table-cell table:style-name="Default" table:number-columns-repeated="2"/>
          <table:table-cell/>
          <table:table-cell office:value-type="string">
            <text:p>0.58149312678584364</text:p>
          </table:table-cell>
          <table:table-cell table:number-columns-repeated="2"/>
          <table:table-cell office:value-type="string">
            <text:p>0.57427608869469959</text:p>
          </table:table-cell>
          <table:table-cell table:number-columns-repeated="8"/>
          <table:table-cell office:value-type="string">
            <text:p>0.60473640856872968</text:p>
          </table:table-cell>
          <table:table-cell table:number-columns-repeated="2"/>
          <table:table-cell office:value-type="string">
            <text:p>0.57151840625904182</text:p>
          </table:table-cell>
          <table:table-cell table:number-columns-repeated="19"/>
          <table:table-cell office:value-type="string">
            <text:p>0.59117757541148119</text:p>
          </table:table-cell>
          <table:table-cell table:number-columns-repeated="2"/>
          <table:table-cell office:value-type="string">
            <text:p>0.5823242296057517</text:p>
          </table:table-cell>
          <table:table-cell table:number-columns-repeated="2"/>
          <table:table-cell office:value-type="string">
            <text:p>0.56196937579167772</text:p>
          </table:table-cell>
          <table:table-cell/>
          <table:table-cell office:value-type="string">
            <text:p>0.60222941386245732</text:p>
          </table:table-cell>
          <table:table-cell office:value-type="string">
            <text:p>0.57779628031782904</text:p>
          </table:table-cell>
          <table:table-cell office:value-type="string">
            <text:p>0.58920909815511813</text:p>
          </table:table-cell>
          <table:table-cell/>
          <table:table-cell office:value-type="string">
            <text:p>0.57944742747646538</text:p>
          </table:table-cell>
          <table:table-cell table:number-columns-repeated="15"/>
          <table:table-cell office:value-type="string">
            <text:p>0.6230254979926596</text:p>
          </table:table-cell>
          <table:table-cell office:value-type="string">
            <text:p>0.58969188492160474</text:p>
          </table:table-cell>
          <table:table-cell table:number-columns-repeated="4"/>
          <table:table-cell office:value-type="string">
            <text:p>0.58539500881077589</text:p>
          </table:table-cell>
          <table:table-cell office:value-type="string">
            <text:p>0.56538383152911453</text:p>
          </table:table-cell>
          <table:table-cell office:value-type="string">
            <text:p>0.58987518122352789</text:p>
          </table:table-cell>
          <table:table-cell office:value-type="string">
            <text:p>0.58394604563370522</text:p>
          </table:table-cell>
          <table:table-cell office:value-type="string">
            <text:p>0.57263243682481391</text:p>
          </table:table-cell>
          <table:table-cell office:value-type="string">
            <text:p>0.58378938639604061</text:p>
          </table:table-cell>
          <table:table-cell office:value-type="string">
            <text:p>0.58981772145365896</text:p>
          </table:table-cell>
          <table:table-cell table:number-columns-repeated="37"/>
          <table:table-cell office:value-type="string">
            <text:p>0.5649477478661723</text:p>
          </table:table-cell>
          <table:table-cell office:value-type="string">
            <text:p>0.56715490508125621</text:p>
          </table:table-cell>
          <table:table-cell office:value-type="string">
            <text:p>0.57279160248137262</text:p>
          </table:table-cell>
          <table:table-cell/>
          <table:table-cell office:value-type="string">
            <text:p>0.56419839891732093</text:p>
          </table:table-cell>
          <table:table-cell/>
          <table:table-cell office:value-type="string">
            <text:p>0.56688928181134945</text:p>
          </table:table-cell>
          <table:table-cell office:value-type="string">
            <text:p>0.56521806502772365</text:p>
          </table:table-cell>
          <table:table-cell office:value-type="string">
            <text:p>0.56753399092807444</text:p>
          </table:table-cell>
          <table:table-cell office:value-type="string">
            <text:p>0.56889482972452199</text:p>
          </table:table-cell>
          <table:table-cell office:value-type="string">
            <text:p>0.56742097722962681</text:p>
          </table:table-cell>
          <table:table-cell office:value-type="string">
            <text:p>0.5663474011823294</text:p>
          </table:table-cell>
          <table:table-cell office:value-type="string">
            <text:p>0.5664224902176378</text:p>
          </table:table-cell>
          <table:table-cell table:number-columns-repeated="21"/>
          <table:table-cell office:value-type="string">
            <text:p>0.55671173928666084</text:p>
          </table:table-cell>
          <table:table-cell table:number-columns-repeated="8"/>
          <table:table-cell office:value-type="string">
            <text:p>0.55830611527672092</text:p>
          </table:table-cell>
          <table:table-cell table:number-columns-repeated="3"/>
          <table:table-cell office:value-type="string">
            <text:p>0.56756960502442189</text:p>
          </table:table-cell>
          <table:table-cell office:value-type="string">
            <text:p>0.5638650025188453</text:p>
          </table:table-cell>
          <table:table-cell/>
          <table:table-cell office:value-type="string">
            <text:p>0.56565051907202268</text:p>
          </table:table-cell>
          <table:table-cell/>
          <table:table-cell office:value-type="string">
            <text:p>0.56480089717771231</text:p>
          </table:table-cell>
          <table:table-cell/>
          <table:table-cell office:value-type="string">
            <text:p>0.56180518281583347</text:p>
          </table:table-cell>
          <table:table-cell office:value-type="string">
            <text:p>0.55938842007946266</text:p>
          </table:table-cell>
          <table:table-cell table:number-columns-repeated="2"/>
          <table:table-cell office:value-type="string">
            <text:p>0.56783033699012375</text:p>
          </table:table-cell>
          <table:table-cell table:number-columns-repeated="2"/>
          <table:table-cell office:value-type="string">
            <text:p>0.56630751560872028</text:p>
          </table:table-cell>
          <table:table-cell/>
          <table:table-cell office:value-type="string">
            <text:p>0.56304449502652354</text:p>
          </table:table-cell>
          <table:table-cell table:number-columns-repeated="10"/>
          <table:table-cell office:value-type="string">
            <text:p>0.55862735913902994</text:p>
          </table:table-cell>
          <table:table-cell table:number-columns-repeated="3"/>
          <table:table-cell office:value-type="string">
            <text:p>0.56208845025990628</text:p>
          </table:table-cell>
          <table:table-cell table:number-columns-repeated="2"/>
          <table:table-cell office:value-type="string">
            <text:p>0.55956587601163066</text:p>
          </table:table-cell>
          <table:table-cell table:number-columns-repeated="5"/>
          <table:table-cell office:value-type="string">
            <text:p>0.55719927357841226</text:p>
          </table:table-cell>
          <table:table-cell/>
          <table:table-cell office:value-type="string">
            <text:p>0.57442061627277496</text:p>
          </table:table-cell>
          <table:table-cell office:value-type="string">
            <text:p>0.5630071028687591</text:p>
          </table:table-cell>
          <table:table-cell table:number-columns-repeated="2"/>
          <table:table-cell office:value-type="string">
            <text:p>0.55845557833512238</text:p>
          </table:table-cell>
          <table:table-cell table:number-columns-repeated="2"/>
          <table:table-cell office:value-type="string">
            <text:p>0.59900693213427925</text:p>
          </table:table-cell>
          <table:table-cell table:number-columns-repeated="10"/>
          <table:table-cell office:value-type="string">
            <text:p>0.56289355390711271</text:p>
          </table:table-cell>
          <table:table-cell table:number-columns-repeated="2"/>
          <table:table-cell office:value-type="string">
            <text:p>0.56739294714121991</text:p>
          </table:table-cell>
          <table:table-cell/>
          <table:table-cell office:value-type="string">
            <text:p>0.5861184356425384</text:p>
          </table:table-cell>
          <table:table-cell table:number-columns-repeated="3"/>
          <table:table-cell office:value-type="string">
            <text:p>0.55924542958473078</text:p>
          </table:table-cell>
          <table:table-cell table:number-columns-repeated="10"/>
          <table:table-cell office:value-type="string">
            <text:p>0.56682704212753543</text:p>
          </table:table-cell>
          <table:table-cell office:value-type="string">
            <text:p>0.56626951268438952</text:p>
          </table:table-cell>
          <table:table-cell table:number-columns-repeated="2"/>
          <table:table-cell office:value-type="string">
            <text:p>0.56381542430370035</text:p>
          </table:table-cell>
          <table:table-cell office:value-type="string">
            <text:p>0.56324580041152428</text:p>
          </table:table-cell>
          <table:table-cell office:value-type="string">
            <text:p>0.56436547617214405</text:p>
          </table:table-cell>
          <table:table-cell office:value-type="string">
            <text:p>0.56381263093845746</text:p>
          </table:table-cell>
          <table:table-cell office:value-type="string">
            <text:p>0.56616288259484071</text:p>
          </table:table-cell>
          <table:table-cell/>
          <table:table-cell office:value-type="string">
            <text:p>0.56666405508475926</text:p>
          </table:table-cell>
          <table:table-cell office:value-type="string">
            <text:p>0.56125115471498799</text:p>
          </table:table-cell>
          <table:table-cell table:number-columns-repeated="697"/>
        </table:table-row>
        <table:table-row table:style-name="ro1">
          <table:table-cell table:style-name="ce2" office:value-type="float" office:value="335992">
            <text:p>335992</text:p>
          </table:table-cell>
          <table:table-cell table:style-name="ce2" table:number-columns-repeated="47"/>
          <table:table-cell table:style-name="ce2" office:value-type="string">
            <text:p>0.57246218783650327</text:p>
          </table:table-cell>
          <table:table-cell table:style-name="ce2"/>
          <table:table-cell table:style-name="ce2" office:value-type="string">
            <text:p>0.56528172100444507</text:p>
          </table:table-cell>
          <table:table-cell table:style-name="ce2"/>
          <table:table-cell table:style-name="ce2" office:value-type="string">
            <text:p>0.5588259392605418</text:p>
          </table:table-cell>
          <table:table-cell table:style-name="ce2" table:number-columns-repeated="7"/>
          <table:table-cell table:style-name="ce2" office:value-type="string">
            <text:p>0.55448408943820116</text:p>
          </table:table-cell>
          <table:table-cell table:style-name="ce2" table:number-columns-repeated="92"/>
          <table:table-cell table:style-name="ce2" office:value-type="string">
            <text:p>0.56782396053704998</text:p>
          </table:table-cell>
          <table:table-cell table:style-name="ce2" office:value-type="string">
            <text:p>0.54393088944736745</text:p>
          </table:table-cell>
          <table:table-cell table:style-name="ce2" table:number-columns-repeated="2"/>
          <table:table-cell table:style-name="ce2" office:value-type="string">
            <text:p>0.56474871186788489</text:p>
          </table:table-cell>
          <table:table-cell table:style-name="ce2" office:value-type="string">
            <text:p>0.54808249480023274</text:p>
          </table:table-cell>
          <table:table-cell table:style-name="ce2" office:value-type="string">
            <text:p>0.54609094576177197</text:p>
          </table:table-cell>
          <table:table-cell table:style-name="ce2" office:value-type="string">
            <text:p>0.55746704355592835</text:p>
          </table:table-cell>
          <table:table-cell table:style-name="ce2" office:value-type="string">
            <text:p>0.55223113513372157</text:p>
          </table:table-cell>
          <table:table-cell table:style-name="ce2" office:value-type="string">
            <text:p>0.54533642633865587</text:p>
          </table:table-cell>
          <table:table-cell table:style-name="ce2" office:value-type="string">
            <text:p>0.54515298657838263</text:p>
          </table:table-cell>
          <table:table-cell table:style-name="ce2"/>
          <table:table-cell table:style-name="ce2" office:value-type="string">
            <text:p>0.56608334751790379</text:p>
          </table:table-cell>
          <table:table-cell table:style-name="ce2" office:value-type="string">
            <text:p>0.56751372015445756</text:p>
          </table:table-cell>
          <table:table-cell table:style-name="ce2" office:value-type="string">
            <text:p>0.56064907830801702</text:p>
          </table:table-cell>
          <table:table-cell table:style-name="ce2" office:value-type="string">
            <text:p>0.55181231392600738</text:p>
          </table:table-cell>
          <table:table-cell table:style-name="ce2" office:value-type="string">
            <text:p>0.55362760901535812</text:p>
          </table:table-cell>
          <table:table-cell table:style-name="ce2" office:value-type="string">
            <text:p>0.55405723291168063</text:p>
          </table:table-cell>
          <table:table-cell table:style-name="ce2" office:value-type="string">
            <text:p>0.55355347015815037</text:p>
          </table:table-cell>
          <table:table-cell table:style-name="ce2"/>
          <table:table-cell table:style-name="ce2" office:value-type="string">
            <text:p>0.55879096061439859</text:p>
          </table:table-cell>
          <table:table-cell table:style-name="ce2" table:number-columns-repeated="2"/>
          <table:table-cell table:style-name="ce2" office:value-type="string">
            <text:p>0.54656413969074846</text:p>
          </table:table-cell>
          <table:table-cell table:style-name="ce2" office:value-type="string">
            <text:p>0.55404524901670493</text:p>
          </table:table-cell>
          <table:table-cell table:style-name="ce2" table:number-columns-repeated="2"/>
          <table:table-cell table:style-name="ce2" office:value-type="string">
            <text:p>0.56244578227520325</text:p>
          </table:table-cell>
          <table:table-cell table:style-name="ce2"/>
          <table:table-cell table:style-name="ce2" office:value-type="string">
            <text:p>0.54856733009540282</text:p>
          </table:table-cell>
          <table:table-cell table:style-name="ce2" office:value-type="string">
            <text:p>0.55586850017124778</text:p>
          </table:table-cell>
          <table:table-cell table:style-name="ce2"/>
          <table:table-cell table:style-name="ce2" office:value-type="string">
            <text:p>0.54971483196096182</text:p>
          </table:table-cell>
          <table:table-cell table:style-name="ce2"/>
          <table:table-cell table:style-name="ce2" office:value-type="string">
            <text:p>0.57103698467730191</text:p>
          </table:table-cell>
          <table:table-cell table:style-name="ce2" table:number-columns-repeated="64"/>
          <table:table-cell table:style-name="ce2" office:value-type="string">
            <text:p>0.531118464334569</text:p>
          </table:table-cell>
          <table:table-cell table:style-name="ce2" office:value-type="string">
            <text:p>0.52831900124196396</text:p>
          </table:table-cell>
          <table:table-cell table:style-name="ce2" office:value-type="string">
            <text:p>0.52351578954582145</text:p>
          </table:table-cell>
          <table:table-cell table:style-name="ce2" office:value-type="string">
            <text:p>0.52426223928672522</text:p>
          </table:table-cell>
          <table:table-cell table:style-name="ce2"/>
          <table:table-cell table:style-name="ce2" office:value-type="string">
            <text:p>0.52500590512269552</text:p>
          </table:table-cell>
          <table:table-cell table:style-name="ce2" office:value-type="string">
            <text:p>0.54878018802561779</text:p>
          </table:table-cell>
          <table:table-cell table:style-name="ce2" office:value-type="string">
            <text:p>0.54265543951313755</text:p>
          </table:table-cell>
          <table:table-cell table:style-name="ce2" table:number-columns-repeated="38"/>
          <table:table-cell table:style-name="ce2" office:value-type="string">
            <text:p>0.55446774173563707</text:p>
          </table:table-cell>
          <table:table-cell table:style-name="ce2"/>
          <table:table-cell table:style-name="ce2" office:value-type="string">
            <text:p>0.54957131674317528</text:p>
          </table:table-cell>
          <table:table-cell table:style-name="ce2" table:number-columns-repeated="12"/>
          <table:table-cell table:style-name="ce2" office:value-type="string">
            <text:p>0.55570807940546829</text:p>
          </table:table-cell>
          <table:table-cell table:style-name="ce2" table:number-columns-repeated="13"/>
          <table:table-cell table:style-name="ce2" office:value-type="string">
            <text:p>0.53960887745601049</text:p>
          </table:table-cell>
          <table:table-cell table:style-name="ce2" office:value-type="string">
            <text:p>0.56097687400424168</text:p>
          </table:table-cell>
          <table:table-cell table:style-name="ce2" office:value-type="string">
            <text:p>0.55008414279923346</text:p>
          </table:table-cell>
          <table:table-cell table:style-name="ce2" office:value-type="string">
            <text:p>0.54413238907324502</text:p>
          </table:table-cell>
          <table:table-cell table:style-name="ce2" office:value-type="string">
            <text:p>0.54539871427580022</text:p>
          </table:table-cell>
          <table:table-cell table:style-name="ce2" office:value-type="string">
            <text:p>0.54575494310517214</text:p>
          </table:table-cell>
          <table:table-cell table:style-name="ce2" office:value-type="string">
            <text:p>0.53418474134170923</text:p>
          </table:table-cell>
          <table:table-cell table:style-name="ce2" office:value-type="string">
            <text:p>0.54043400467107972</text:p>
          </table:table-cell>
          <table:table-cell table:style-name="ce2" office:value-type="string">
            <text:p>0.54373649268826429</text:p>
          </table:table-cell>
          <table:table-cell table:style-name="ce2" office:value-type="string">
            <text:p>0.54539631932198374</text:p>
          </table:table-cell>
          <table:table-cell table:style-name="ce2" office:value-type="string">
            <text:p>0.54305284179203084</text:p>
          </table:table-cell>
          <table:table-cell table:style-name="ce2" office:value-type="string">
            <text:p>0.53837078162310315</text:p>
          </table:table-cell>
          <table:table-cell table:style-name="ce2" office:value-type="string">
            <text:p>0.53930170323886462</text:p>
          </table:table-cell>
          <table:table-cell table:style-name="ce2" office:value-type="string">
            <text:p>0.54032873686879634</text:p>
          </table:table-cell>
          <table:table-cell table:style-name="ce2" office:value-type="string">
            <text:p>0.53740566346026142</text:p>
          </table:table-cell>
          <table:table-cell table:style-name="ce2" office:value-type="string">
            <text:p>0.54083672152338491</text:p>
          </table:table-cell>
          <table:table-cell table:style-name="ce2" office:value-type="string">
            <text:p>0.53888178956926369</text:p>
          </table:table-cell>
          <table:table-cell table:style-name="ce2" office:value-type="string">
            <text:p>0.55144138142548804</text:p>
          </table:table-cell>
          <table:table-cell table:style-name="ce2" office:value-type="string">
            <text:p>0.54025014017810546</text:p>
          </table:table-cell>
          <table:table-cell table:style-name="ce2" office:value-type="string">
            <text:p>0.53884264856752462</text:p>
          </table:table-cell>
          <table:table-cell table:style-name="ce2" office:value-type="string">
            <text:p>0.53901459721741429</text:p>
          </table:table-cell>
          <table:table-cell table:style-name="ce2" office:value-type="string">
            <text:p>0.5383378894160129</text:p>
          </table:table-cell>
          <table:table-cell table:style-name="ce2" office:value-type="string">
            <text:p>0.54020720896820285</text:p>
          </table:table-cell>
          <table:table-cell table:style-name="ce2" office:value-type="string">
            <text:p>0.53791027112993584</text:p>
          </table:table-cell>
          <table:table-cell table:style-name="ce2" office:value-type="string">
            <text:p>0.54404986070112316</text:p>
          </table:table-cell>
          <table:table-cell table:style-name="ce2" office:value-type="string">
            <text:p>0.54083835705089567</text:p>
          </table:table-cell>
          <table:table-cell table:style-name="ce2" office:value-type="string">
            <text:p>0.53637114885692139</text:p>
          </table:table-cell>
          <table:table-cell table:style-name="ce2" office:value-type="string">
            <text:p>0.53781911900824775</text:p>
          </table:table-cell>
          <table:table-cell table:style-name="ce2" office:value-type="string">
            <text:p>0.54057329950765975</text:p>
          </table:table-cell>
          <table:table-cell table:style-name="ce2" office:value-type="string">
            <text:p>0.5426928648927718</text:p>
          </table:table-cell>
          <table:table-cell table:style-name="ce2" office:value-type="string">
            <text:p>0.53610909296604792</text:p>
          </table:table-cell>
          <table:table-cell table:style-name="ce2" office:value-type="string">
            <text:p>0.53381462268857049</text:p>
          </table:table-cell>
          <table:table-cell table:style-name="ce2" office:value-type="string">
            <text:p>0.5338045955565911</text:p>
          </table:table-cell>
          <table:table-cell table:style-name="ce2" office:value-type="string">
            <text:p>0.53561660779417142</text:p>
          </table:table-cell>
          <table:table-cell table:style-name="ce2" office:value-type="string">
            <text:p>0.53810077975214365</text:p>
          </table:table-cell>
          <table:table-cell table:style-name="ce2" office:value-type="string">
            <text:p>0.53877233232578103</text:p>
          </table:table-cell>
          <table:table-cell table:style-name="ce2" office:value-type="string">
            <text:p>0.53864477821641155</text:p>
          </table:table-cell>
          <table:table-cell table:style-name="ce2" office:value-type="string">
            <text:p>0.53758834537014699</text:p>
          </table:table-cell>
          <table:table-cell table:style-name="ce2" office:value-type="string">
            <text:p>0.53764353052887714</text:p>
          </table:table-cell>
          <table:table-cell table:style-name="ce2" office:value-type="string">
            <text:p>0.54478789253132653</text:p>
          </table:table-cell>
          <table:table-cell table:style-name="ce2" office:value-type="string">
            <text:p>0.5373567145787328</text:p>
          </table:table-cell>
          <table:table-cell table:style-name="ce2" table:number-columns-repeated="656"/>
        </table:table-row>
        <table:table-row table:style-name="ro1" table:number-rows-repeated="2">
          <table:table-cell table:number-columns-repeated="42"/>
          <table:table-cell table:style-name="Default" table:number-columns-repeated="32"/>
          <table:table-cell table:number-columns-repeated="950"/>
        </table:table-row>
        <table:table-row table:style-name="ro1">
          <table:table-cell/>
          <table:table-cell office:value-type="string">
            <text:p>131_DCM_T</text:p>
          </table:table-cell>
          <table:table-cell office:value-type="string">
            <text:p>131_MES_T</text:p>
          </table:table-cell>
          <table:table-cell office:value-type="string">
            <text:p>131_SRF_T</text:p>
          </table:table-cell>
          <table:table-cell office:value-type="string">
            <text:p>132_DCM_T</text:p>
          </table:table-cell>
          <table:table-cell office:value-type="string">
            <text:p>132_MES_T</text:p>
          </table:table-cell>
          <table:table-cell office:value-type="string">
            <text:p>132_SRF_T</text:p>
          </table:table-cell>
          <table:table-cell office:value-type="string">
            <text:p>133_DCM_T</text:p>
          </table:table-cell>
          <table:table-cell office:value-type="string">
            <text:p>133_SRF_T</text:p>
          </table:table-cell>
          <table:table-cell office:value-type="string">
            <text:p>134_SRF_T</text:p>
          </table:table-cell>
          <table:table-cell office:value-type="string">
            <text:p>135_DCM_T</text:p>
          </table:table-cell>
          <table:table-cell office:value-type="string">
            <text:p>135_SRF_T</text:p>
          </table:table-cell>
          <table:table-cell office:value-type="string">
            <text:p>136_SRF_T</text:p>
          </table:table-cell>
          <table:table-cell office:value-type="string">
            <text:p>137_DCM_T</text:p>
          </table:table-cell>
          <table:table-cell office:value-type="string">
            <text:p>137_MES_T</text:p>
          </table:table-cell>
          <table:table-cell office:value-type="string">
            <text:p>137_SRF_T</text:p>
          </table:table-cell>
          <table:table-cell office:value-type="string">
            <text:p>138_DCM_T</text:p>
          </table:table-cell>
          <table:table-cell office:value-type="string">
            <text:p>138_MES_T</text:p>
          </table:table-cell>
          <table:table-cell office:value-type="string">
            <text:p>138_SRF_T</text:p>
          </table:table-cell>
          <table:table-cell office:value-type="string">
            <text:p>139_SRF_T</text:p>
          </table:table-cell>
          <table:table-cell office:value-type="string">
            <text:p>140_SRF_T</text:p>
          </table:table-cell>
          <table:table-cell office:value-type="string">
            <text:p>141_SRF_T</text:p>
          </table:table-cell>
          <table:table-cell office:value-type="string">
            <text:p>142_DCM_T</text:p>
          </table:table-cell>
          <table:table-cell office:value-type="string">
            <text:p>142_MES_T</text:p>
          </table:table-cell>
          <table:table-cell office:value-type="string">
            <text:p>142_SRF_T</text:p>
          </table:table-cell>
          <table:table-cell office:value-type="string">
            <text:p>143_DCM_T</text:p>
          </table:table-cell>
          <table:table-cell office:value-type="string">
            <text:p>143_SRF_T</text:p>
          </table:table-cell>
          <table:table-cell office:value-type="string">
            <text:p>144_SRF_T</text:p>
          </table:table-cell>
          <table:table-cell office:value-type="string">
            <text:p>145_MES_T</text:p>
          </table:table-cell>
          <table:table-cell office:value-type="string">
            <text:p>145_SRF_T</text:p>
          </table:table-cell>
          <table:table-cell office:value-type="string">
            <text:p>147_SRF_T</text:p>
          </table:table-cell>
          <table:table-cell office:value-type="string">
            <text:p>148b_MES_T</text:p>
          </table:table-cell>
          <table:table-cell office:value-type="string">
            <text:p>148_SRF_T</text:p>
          </table:table-cell>
          <table:table-cell office:value-type="string">
            <text:p>149_MES_T</text:p>
          </table:table-cell>
          <table:table-cell office:value-type="string">
            <text:p>149_SRF_T</text:p>
          </table:table-cell>
          <table:table-cell office:value-type="string">
            <text:p>150_DCM_T</text:p>
          </table:table-cell>
          <table:table-cell office:value-type="string">
            <text:p>150_SRF_T</text:p>
          </table:table-cell>
          <table:table-cell office:value-type="string">
            <text:p>151_DCM_T</text:p>
          </table:table-cell>
          <table:table-cell office:value-type="string">
            <text:p>151_SRF_T</text:p>
          </table:table-cell>
          <table:table-cell office:value-type="string">
            <text:p>152_MXL_T</text:p>
          </table:table-cell>
          <table:table-cell office:value-type="string">
            <text:p>152_SRF_T</text:p>
          </table:table-cell>
          <table:table-cell office:value-type="string">
            <text:p>153_MXL_T</text:p>
          </table:table-cell>
          <table:table-cell office:value-type="string">
            <text:p>155_DCM_T</text:p>
          </table:table-cell>
          <table:table-cell office:value-type="string">
            <text:p>155_SRF_T</text:p>
          </table:table-cell>
          <table:table-cell office:value-type="string">
            <text:p>158_DCM_T</text:p>
          </table:table-cell>
          <table:table-cell office:value-type="string">
            <text:p>158_SRF_T</text:p>
          </table:table-cell>
          <table:table-cell office:value-type="string">
            <text:p>163_MES_T</text:p>
          </table:table-cell>
          <table:table-cell office:value-type="string">
            <text:p>163_SRF_T</text:p>
          </table:table-cell>
          <table:table-cell office:value-type="string">
            <text:p>168_DCM_T</text:p>
          </table:table-cell>
          <table:table-cell office:value-type="string">
            <text:p>168_IZZ_T</text:p>
          </table:table-cell>
          <table:table-cell office:value-type="string">
            <text:p>168_SRF_T</text:p>
          </table:table-cell>
          <table:table-cell office:value-type="string">
            <text:p>173_DCM_T</text:p>
          </table:table-cell>
          <table:table-cell office:value-type="string">
            <text:p>173_SRF_T</text:p>
          </table:table-cell>
          <table:table-cell office:value-type="string">
            <text:p>175_IZZ_T</text:p>
          </table:table-cell>
          <table:table-cell office:value-type="string">
            <text:p>175_SRF_T</text:p>
          </table:table-cell>
          <table:table-cell office:value-type="string">
            <text:p>175_ZZZ_T</text:p>
          </table:table-cell>
          <table:table-cell office:value-type="string">
            <text:p>178_SRF_T</text:p>
          </table:table-cell>
          <table:table-cell office:value-type="string">
            <text:p>180_SRF_T</text:p>
          </table:table-cell>
          <table:table-cell office:value-type="string">
            <text:p>180_ZZZ_T</text:p>
          </table:table-cell>
          <table:table-cell office:value-type="string">
            <text:p>188_DCM_T</text:p>
          </table:table-cell>
          <table:table-cell office:value-type="string">
            <text:p>188_SRF_T</text:p>
          </table:table-cell>
          <table:table-cell office:value-type="string">
            <text:p>189_DCM_T</text:p>
          </table:table-cell>
          <table:table-cell office:value-type="string">
            <text:p>189_SRF_T</text:p>
          </table:table-cell>
          <table:table-cell office:value-type="string">
            <text:p>189_ZZZ_T</text:p>
          </table:table-cell>
          <table:table-cell office:value-type="string">
            <text:p>191_SRF_T</text:p>
          </table:table-cell>
          <table:table-cell office:value-type="string">
            <text:p>193_SRF_T</text:p>
          </table:table-cell>
          <table:table-cell office:value-type="string">
            <text:p>194_DCM_T</text:p>
          </table:table-cell>
          <table:table-cell office:value-type="string">
            <text:p>194_SRF_T</text:p>
          </table:table-cell>
          <table:table-cell office:value-type="string">
            <text:p>196_SRF_T</text:p>
          </table:table-cell>
          <table:table-cell office:value-type="string">
            <text:p>201_DCM_T</text:p>
          </table:table-cell>
          <table:table-cell office:value-type="string">
            <text:p>201_SRF_T</text:p>
          </table:table-cell>
          <table:table-cell office:value-type="string">
            <text:p>205_SRF_T</text:p>
          </table:table-cell>
          <table:table-cell office:value-type="string">
            <text:p>206_MES_T</text:p>
          </table:table-cell>
          <table:table-cell office:value-type="string">
            <text:p>206_SRF_T</text:p>
          </table:table-cell>
          <table:table-cell table:style-name="ce3" office:value-type="string">
            <text:p>208_SRF_T</text:p>
          </table:table-cell>
          <table:table-cell table:style-name="ce3" office:value-type="string">
            <text:p>209_MES_T</text:p>
          </table:table-cell>
          <table:table-cell table:style-name="ce3" office:value-type="string">
            <text:p>209_SRF_T</text:p>
          </table:table-cell>
          <table:table-cell table:style-name="ce3" office:value-type="string">
            <text:p>210_MES_T</text:p>
          </table:table-cell>
          <table:table-cell table:style-name="ce3" office:value-type="string">
            <text:p>210_SRF_T</text:p>
          </table:table-cell>
          <table:table-cell table:style-name="ce3"/>
          <table:table-cell table:number-columns-repeated="944"/>
        </table:table-row>
        <table:table-row table:style-name="ro1">
          <table:table-cell office:value-type="float" office:value="589873">
            <text:p>589873</text:p>
          </table:table-cell>
          <table:table-cell table:number-columns-repeated="4"/>
          <table:table-cell office:value-type="string">
            <text:p>0.6312797351333761</text:p>
          </table:table-cell>
          <table:table-cell/>
          <table:table-cell office:value-type="string">
            <text:p>0.62215058937829681</text:p>
          </table:table-cell>
          <table:table-cell/>
          <table:table-cell office:value-type="string">
            <text:p>0.65888394264446348</text:p>
          </table:table-cell>
          <table:table-cell office:value-type="string">
            <text:p>0.64389384030380836</text:p>
          </table:table-cell>
          <table:table-cell office:value-type="string">
            <text:p>0.62934598111932871</text:p>
          </table:table-cell>
          <table:table-cell/>
          <table:table-cell office:value-type="string">
            <text:p>0.62114587538978228</text:p>
          </table:table-cell>
          <table:table-cell office:value-type="string">
            <text:p>0.62190680364491113</text:p>
          </table:table-cell>
          <table:table-cell/>
          <table:table-cell office:value-type="string">
            <text:p>0.64485326927947451</text:p>
          </table:table-cell>
          <table:table-cell office:value-type="string">
            <text:p>0.62603311121494398</text:p>
          </table:table-cell>
          <table:table-cell table:number-columns-repeated="2"/>
          <table:table-cell office:value-type="string">
            <text:p>0.6521335620647386</text:p>
          </table:table-cell>
          <table:table-cell table:number-columns-repeated="2"/>
          <table:table-cell office:value-type="string">
            <text:p>0.62274703524022501</text:p>
          </table:table-cell>
          <table:table-cell/>
          <table:table-cell office:value-type="string">
            <text:p>0.63372604936089239</text:p>
          </table:table-cell>
          <table:table-cell table:number-columns-repeated="7"/>
          <table:table-cell office:value-type="string">
            <text:p>0.6451373661979285</text:p>
          </table:table-cell>
          <table:table-cell/>
          <table:table-cell office:value-type="string">
            <text:p>0.62400809099287002</text:p>
          </table:table-cell>
          <table:table-cell office:value-type="string">
            <text:p>0.64140492818728512</text:p>
          </table:table-cell>
          <table:table-cell office:value-type="string">
            <text:p>0.63147615692250758</text:p>
          </table:table-cell>
          <table:table-cell office:value-type="string">
            <text:p>0.62870607641382392</text:p>
          </table:table-cell>
          <table:table-cell office:value-type="string">
            <text:p>0.6209498627380764</text:p>
          </table:table-cell>
          <table:table-cell/>
          <table:table-cell office:value-type="string">
            <text:p>0.62110563543297614</text:p>
          </table:table-cell>
          <table:table-cell table:number-columns-repeated="32"/>
          <table:table-cell table:style-name="ce3" table:number-columns-repeated="6"/>
          <table:table-cell table:number-columns-repeated="944"/>
        </table:table-row>
        <table:table-row table:style-name="ro1">
          <table:table-cell office:value-type="float" office:value="529120">
            <text:p>529120</text:p>
          </table:table-cell>
          <table:table-cell/>
          <table:table-cell office:value-type="string">
            <text:p>0.6605050425227843</text:p>
          </table:table-cell>
          <table:table-cell/>
          <table:table-cell office:value-type="string">
            <text:p>0.67304312068028838</text:p>
          </table:table-cell>
          <table:table-cell office:value-type="string">
            <text:p>0.65092907106758002</text:p>
          </table:table-cell>
          <table:table-cell/>
          <table:table-cell office:value-type="string">
            <text:p>0.68619326305233863</text:p>
          </table:table-cell>
          <table:table-cell office:value-type="string">
            <text:p>0.66657275278878381</text:p>
          </table:table-cell>
          <table:table-cell office:value-type="string">
            <text:p>0.67582580098515832</text:p>
          </table:table-cell>
          <table:table-cell office:value-type="string">
            <text:p>0.668049695008892</text:p>
          </table:table-cell>
          <table:table-cell office:value-type="string">
            <text:p>0.67661010313589454</text:p>
          </table:table-cell>
          <table:table-cell/>
          <table:table-cell office:value-type="string">
            <text:p>0.65711801158959893</text:p>
          </table:table-cell>
          <table:table-cell office:value-type="string">
            <text:p>0.6601835016601878</text:p>
          </table:table-cell>
          <table:table-cell office:value-type="string">
            <text:p>0.65758026120797664</text:p>
          </table:table-cell>
          <table:table-cell office:value-type="string">
            <text:p>0.6786751838574514</text:p>
          </table:table-cell>
          <table:table-cell office:value-type="string">
            <text:p>0.65502986334366842</text:p>
          </table:table-cell>
          <table:table-cell/>
          <table:table-cell office:value-type="string">
            <text:p>0.67982212149401477</text:p>
          </table:table-cell>
          <table:table-cell office:value-type="string">
            <text:p>0.65636879619921362</text:p>
          </table:table-cell>
          <table:table-cell/>
          <table:table-cell office:value-type="string">
            <text:p>0.66919554210181098</text:p>
          </table:table-cell>
          <table:table-cell office:value-type="string">
            <text:p>0.65970868098635627</text:p>
          </table:table-cell>
          <table:table-cell office:value-type="string">
            <text:p>0.67005636830448567</text:p>
          </table:table-cell>
          <table:table-cell office:value-type="string">
            <text:p>0.68344659361132121</text:p>
          </table:table-cell>
          <table:table-cell table:number-columns-repeated="7"/>
          <table:table-cell office:value-type="string">
            <text:p>0.65928318051523149</text:p>
          </table:table-cell>
          <table:table-cell table:number-columns-repeated="2"/>
          <table:table-cell office:value-type="string">
            <text:p>0.66863978407611957</text:p>
          </table:table-cell>
          <table:table-cell table:number-columns-repeated="37"/>
          <table:table-cell table:style-name="ce3" table:number-columns-repeated="6"/>
          <table:table-cell table:number-columns-repeated="944"/>
        </table:table-row>
        <table:table-row table:style-name="ro1">
          <table:table-cell office:value-type="float" office:value="1471450">
            <text:p>1471450</text:p>
          </table:table-cell>
          <table:table-cell table:number-columns-repeated="2"/>
          <table:table-cell office:value-type="string">
            <text:p>0.70358490511300154</text:p>
          </table:table-cell>
          <table:table-cell table:number-columns-repeated="8"/>
          <table:table-cell office:value-type="string">
            <text:p>0.7186996893874732</text:p>
          </table:table-cell>
          <table:table-cell table:number-columns-repeated="7"/>
          <table:table-cell office:value-type="string">
            <text:p>0.69052668022449426</text:p>
          </table:table-cell>
          <table:table-cell office:value-type="string">
            <text:p>0.67204165444632979</text:p>
          </table:table-cell>
          <table:table-cell office:value-type="string">
            <text:p>0.69422082127676299</text:p>
          </table:table-cell>
          <table:table-cell/>
          <table:table-cell office:value-type="string">
            <text:p>0.66952706950878271</text:p>
          </table:table-cell>
          <table:table-cell office:value-type="string">
            <text:p>0.68082923629805636</text:p>
          </table:table-cell>
          <table:table-cell table:number-columns-repeated="3"/>
          <table:table-cell office:value-type="string">
            <text:p>0.70818275972195444</text:p>
          </table:table-cell>
          <table:table-cell table:number-columns-repeated="44"/>
          <table:table-cell table:style-name="ce3" table:number-columns-repeated="6"/>
          <table:table-cell table:number-columns-repeated="944"/>
        </table:table-row>
        <table:table-row table:style-name="ro1">
          <table:table-cell office:value-type="float" office:value="1471521">
            <text:p>1471521</text:p>
          </table:table-cell>
          <table:table-cell table:number-columns-repeated="2"/>
          <table:table-cell office:value-type="string">
            <text:p>0.74555552948524273</text:p>
          </table:table-cell>
          <table:table-cell table:number-columns-repeated="8"/>
          <table:table-cell office:value-type="string">
            <text:p>0.73204931514759797</text:p>
          </table:table-cell>
          <table:table-cell table:number-columns-repeated="7"/>
          <table:table-cell office:value-type="string">
            <text:p>0.74997628887018597</text:p>
          </table:table-cell>
          <table:table-cell office:value-type="string">
            <text:p>0.66772715924091197</text:p>
          </table:table-cell>
          <table:table-cell office:value-type="string">
            <text:p>0.66678134691329838</text:p>
          </table:table-cell>
          <table:table-cell/>
          <table:table-cell office:value-type="string">
            <text:p>0.69115213232462647</text:p>
          </table:table-cell>
          <table:table-cell office:value-type="string">
            <text:p>0.68017062981540766</text:p>
          </table:table-cell>
          <table:table-cell office:value-type="string">
            <text:p>0.6647221698445237</text:p>
          </table:table-cell>
          <table:table-cell table:number-columns-repeated="2"/>
          <table:table-cell office:value-type="string">
            <text:p>0.65939342226853359</text:p>
          </table:table-cell>
          <table:table-cell table:number-columns-repeated="2"/>
          <table:table-cell office:value-type="string">
            <text:p>0.69425440269325067</text:p>
          </table:table-cell>
          <table:table-cell table:number-columns-repeated="41"/>
          <table:table-cell table:style-name="ce3" table:number-columns-repeated="6"/>
          <table:table-cell table:number-columns-repeated="944"/>
        </table:table-row>
        <table:table-row table:style-name="ro1">
          <table:table-cell table:style-name="ce2" office:value-type="float" office:value="1009412">
            <text:p>1009412</text:p>
          </table:table-cell>
          <table:table-cell table:style-name="ce2" table:number-columns-repeated="46"/>
          <table:table-cell table:style-name="ce2" office:value-type="string">
            <text:p>0.64229935385219827</text:p>
          </table:table-cell>
          <table:table-cell table:style-name="ce2" office:value-type="string">
            <text:p>0.6467619225264728</text:p>
          </table:table-cell>
          <table:table-cell table:style-name="ce2" office:value-type="string">
            <text:p>0.61915427721820671</text:p>
          </table:table-cell>
          <table:table-cell table:style-name="ce2" office:value-type="string">
            <text:p>0.62970673827460388</text:p>
          </table:table-cell>
          <table:table-cell table:style-name="ce2" office:value-type="string">
            <text:p>0.62482337757760265</text:p>
          </table:table-cell>
          <table:table-cell table:style-name="ce2" office:value-type="string">
            <text:p>0.62085288396312499</text:p>
          </table:table-cell>
          <table:table-cell table:style-name="ce2" office:value-type="string">
            <text:p>0.62927604657194947</text:p>
          </table:table-cell>
          <table:table-cell table:style-name="ce2" office:value-type="string">
            <text:p>0.63290674249310541</text:p>
          </table:table-cell>
          <table:table-cell table:style-name="ce2" office:value-type="string">
            <text:p>0.64686628419329184</text:p>
          </table:table-cell>
          <table:table-cell table:style-name="ce2" office:value-type="string">
            <text:p>0.64538056672709798</text:p>
          </table:table-cell>
          <table:table-cell table:style-name="ce2" office:value-type="string">
            <text:p>0.6565290522955719</text:p>
          </table:table-cell>
          <table:table-cell table:style-name="ce2" office:value-type="string">
            <text:p>0.62531762793160794</text:p>
          </table:table-cell>
          <table:table-cell table:style-name="ce2" office:value-type="string">
            <text:p>0.63140575471695948</text:p>
          </table:table-cell>
          <table:table-cell table:style-name="ce2" office:value-type="string">
            <text:p>0.63490043704554522</text:p>
          </table:table-cell>
          <table:table-cell table:style-name="ce2" office:value-type="string">
            <text:p>0.65223672500321483</text:p>
          </table:table-cell>
          <table:table-cell table:style-name="ce2" office:value-type="string">
            <text:p>0.63690304943312781</text:p>
          </table:table-cell>
          <table:table-cell table:style-name="ce2" table:number-columns-repeated="2"/>
          <table:table-cell table:style-name="ce2" office:value-type="string">
            <text:p>0.63176573144906345</text:p>
          </table:table-cell>
          <table:table-cell table:style-name="ce2" office:value-type="string">
            <text:p>0.63987773305557749</text:p>
          </table:table-cell>
          <table:table-cell table:style-name="ce2"/>
          <table:table-cell table:style-name="ce2" office:value-type="string">
            <text:p>0.62191229467582143</text:p>
          </table:table-cell>
          <table:table-cell table:style-name="ce2" office:value-type="string">
            <text:p>0.63373719670243189</text:p>
          </table:table-cell>
          <table:table-cell table:style-name="ce2" office:value-type="string">
            <text:p>0.63970653275837353</text:p>
          </table:table-cell>
          <table:table-cell table:style-name="ce2" office:value-type="string">
            <text:p>0.62301677917191267</text:p>
          </table:table-cell>
          <table:table-cell table:style-name="ce2" table:number-columns-repeated="2"/>
          <table:table-cell table:style-name="ce2" office:value-type="string">
            <text:p>0.60494716304260754</text:p>
          </table:table-cell>
          <table:table-cell table:style-name="ce2" table:number-columns-repeated="949"/>
        </table:table-row>
        <table:table-row table:style-name="ro1">
          <table:table-cell office:value-type="float" office:value="1471456">
            <text:p>1471456</text:p>
          </table:table-cell>
          <table:table-cell table:number-columns-repeated="11"/>
          <table:table-cell office:value-type="string">
            <text:p>0.63797699440871591</text:p>
          </table:table-cell>
          <table:table-cell table:number-columns-repeated="8"/>
          <table:table-cell office:value-type="string">
            <text:p>0.60820590991912127</text:p>
          </table:table-cell>
          <table:table-cell office:value-type="string">
            <text:p>0.62802895105089163</text:p>
          </table:table-cell>
          <table:table-cell/>
          <table:table-cell office:value-type="string">
            <text:p>0.62956211282022934</text:p>
          </table:table-cell>
          <table:table-cell office:value-type="string">
            <text:p>0.64036287749861887</text:p>
          </table:table-cell>
          <table:table-cell table:number-columns-repeated="3"/>
          <table:table-cell office:value-type="string">
            <text:p>0.63714343206363533</text:p>
          </table:table-cell>
          <table:table-cell table:number-columns-repeated="44"/>
          <table:table-cell table:style-name="ce3" table:number-columns-repeated="6"/>
          <table:table-cell table:number-columns-repeated="944"/>
        </table:table-row>
        <table:table-row table:style-name="ro1">
          <table:table-cell office:value-type="float" office:value="59919">
            <text:p>59919</text:p>
          </table:table-cell>
          <table:table-cell table:number-columns-repeated="6"/>
          <table:table-cell office:value-type="string">
            <text:p>0.56799862508548027</text:p>
          </table:table-cell>
          <table:table-cell office:value-type="string">
            <text:p>0.52948789046320233</text:p>
          </table:table-cell>
          <table:table-cell office:value-type="string">
            <text:p>0.5399390330883006</text:p>
          </table:table-cell>
          <table:table-cell office:value-type="string">
            <text:p>0.56159447579140298</text:p>
          </table:table-cell>
          <table:table-cell office:value-type="string">
            <text:p>0.5376149122280619</text:p>
          </table:table-cell>
          <table:table-cell table:number-columns-repeated="23"/>
          <table:table-cell office:value-type="string">
            <text:p>0.53262817314560984</text:p>
          </table:table-cell>
          <table:table-cell office:value-type="string">
            <text:p>0.53559581242094845</text:p>
          </table:table-cell>
          <table:table-cell office:value-type="string">
            <text:p>0.54411970166232959</text:p>
          </table:table-cell>
          <table:table-cell office:value-type="string">
            <text:p>0.52842160713117126</text:p>
          </table:table-cell>
          <table:table-cell office:value-type="string">
            <text:p>0.52982074508066312</text:p>
          </table:table-cell>
          <table:table-cell office:value-type="string">
            <text:p>0.53312811150675377</text:p>
          </table:table-cell>
          <table:table-cell office:value-type="string">
            <text:p>0.5423312763937177</text:p>
          </table:table-cell>
          <table:table-cell table:number-columns-repeated="32"/>
          <table:table-cell table:style-name="ce3" table:number-columns-repeated="6"/>
          <table:table-cell table:number-columns-repeated="944"/>
        </table:table-row>
        <table:table-row table:style-name="ro1">
          <table:table-cell office:value-type="float" office:value="59926">
            <text:p>59926</text:p>
          </table:table-cell>
          <table:table-cell table:number-columns-repeated="2"/>
          <table:table-cell office:value-type="string">
            <text:p>0.55866252453490128</text:p>
          </table:table-cell>
          <table:table-cell table:number-columns-repeated="8"/>
          <table:table-cell office:value-type="string">
            <text:p>0.57290989097035705</text:p>
          </table:table-cell>
          <table:table-cell table:number-columns-repeated="8"/>
          <table:table-cell office:value-type="string">
            <text:p>0.52627801161025023</text:p>
          </table:table-cell>
          <table:table-cell table:number-columns-repeated="2"/>
          <table:table-cell office:value-type="string">
            <text:p>0.55635493611518583</text:p>
          </table:table-cell>
          <table:table-cell table:number-columns-repeated="49"/>
          <table:table-cell table:style-name="ce3" table:number-columns-repeated="6"/>
          <table:table-cell table:number-columns-repeated="944"/>
        </table:table-row>
        <table:table-row table:style-name="ro1">
          <table:table-cell office:value-type="float" office:value="167546">
            <text:p>167546</text:p>
          </table:table-cell>
          <table:table-cell table:number-columns-repeated="11"/>
          <table:table-cell office:value-type="string">
            <text:p>0.56201198660661256</text:p>
          </table:table-cell>
          <table:table-cell table:number-columns-repeated="7"/>
          <table:table-cell office:value-type="string">
            <text:p>0.54803766192416536</text:p>
          </table:table-cell>
          <table:table-cell office:value-type="string">
            <text:p>0.54478003432387634</text:p>
          </table:table-cell>
          <table:table-cell table:number-columns-repeated="2"/>
          <table:table-cell office:value-type="string">
            <text:p>0.54837098329679757</text:p>
          </table:table-cell>
          <table:table-cell office:value-type="string">
            <text:p>0.55548850273005568</text:p>
          </table:table-cell>
          <table:table-cell table:number-columns-repeated="48"/>
          <table:table-cell table:style-name="ce3" table:number-columns-repeated="6"/>
          <table:table-cell table:number-columns-repeated="944"/>
        </table:table-row>
        <table:table-row table:style-name="ro1">
          <table:table-cell office:value-type="float" office:value="146891">
            <text:p>146891</text:p>
          </table:table-cell>
          <table:table-cell table:number-columns-repeated="11"/>
          <table:table-cell office:value-type="string">
            <text:p>0.5623489734545154</text:p>
          </table:table-cell>
          <table:table-cell table:number-columns-repeated="8"/>
          <table:table-cell office:value-type="string">
            <text:p>0.55579205944649646</text:p>
          </table:table-cell>
          <table:table-cell table:number-columns-repeated="2"/>
          <table:table-cell office:value-type="string">
            <text:p>0.56371383877082026</text:p>
          </table:table-cell>
          <table:table-cell table:number-columns-repeated="49"/>
          <table:table-cell table:style-name="ce3" table:number-columns-repeated="6"/>
          <table:table-cell table:number-columns-repeated="944"/>
        </table:table-row>
        <table:table-row table:style-name="ro1">
          <table:table-cell office:value-type="float" office:value="1471493">
            <text:p>1471493</text:p>
          </table:table-cell>
          <table:table-cell table:number-columns-repeated="11"/>
          <table:table-cell office:value-type="string">
            <text:p>0.68226967562437024</text:p>
          </table:table-cell>
          <table:table-cell table:number-columns-repeated="8"/>
          <table:table-cell office:value-type="string">
            <text:p>0.64281543166312194</text:p>
          </table:table-cell>
          <table:table-cell office:value-type="string">
            <text:p>0.6543001725425508</text:p>
          </table:table-cell>
          <table:table-cell/>
          <table:table-cell office:value-type="string">
            <text:p>0.62737954981661792</text:p>
          </table:table-cell>
          <table:table-cell office:value-type="string">
            <text:p>0.60813441516418942</text:p>
          </table:table-cell>
          <table:table-cell table:number-columns-repeated="3"/>
          <table:table-cell office:value-type="string">
            <text:p>0.61753835743058039</text:p>
          </table:table-cell>
          <table:table-cell table:number-columns-repeated="44"/>
          <table:table-cell table:style-name="ce3" table:number-columns-repeated="6"/>
          <table:table-cell table:number-columns-repeated="944"/>
        </table:table-row>
        <table:table-row table:style-name="ro1">
          <table:table-cell office:value-type="float" office:value="1471461">
            <text:p>1471461</text:p>
          </table:table-cell>
          <table:table-cell table:number-columns-repeated="11"/>
          <table:table-cell office:value-type="string">
            <text:p>0.76575029395296113</text:p>
          </table:table-cell>
          <table:table-cell table:number-columns-repeated="8"/>
          <table:table-cell office:value-type="string">
            <text:p>0.65774659374846234</text:p>
          </table:table-cell>
          <table:table-cell office:value-type="string">
            <text:p>0.71653545389093332</text:p>
          </table:table-cell>
          <table:table-cell/>
          <table:table-cell office:value-type="string">
            <text:p>0.66978172855708251</text:p>
          </table:table-cell>
          <table:table-cell office:value-type="string">
            <text:p>0.6641020605325193</text:p>
          </table:table-cell>
          <table:table-cell table:number-columns-repeated="3"/>
          <table:table-cell office:value-type="string">
            <text:p>0.68360475509695706</text:p>
          </table:table-cell>
          <table:table-cell table:number-columns-repeated="2"/>
          <table:table-cell office:value-type="string">
            <text:p>0.69840614046260618</text:p>
          </table:table-cell>
          <table:table-cell table:number-columns-repeated="41"/>
          <table:table-cell table:style-name="ce3" table:number-columns-repeated="6"/>
          <table:table-cell table:number-columns-repeated="944"/>
        </table:table-row>
        <table:table-row table:style-name="ro1">
          <table:table-cell office:value-type="float" office:value="167548">
            <text:p>167548</text:p>
          </table:table-cell>
          <table:table-cell table:number-columns-repeated="11"/>
          <table:table-cell office:value-type="string">
            <text:p>0.59069481706099625</text:p>
          </table:table-cell>
          <table:table-cell table:number-columns-repeated="8"/>
          <table:table-cell office:value-type="string">
            <text:p>0.61076705568625922</text:p>
          </table:table-cell>
          <table:table-cell table:number-columns-repeated="2"/>
          <table:table-cell office:value-type="string">
            <text:p>0.59212115868925785</text:p>
          </table:table-cell>
          <table:table-cell office:value-type="string">
            <text:p>0.62750089405179688</text:p>
          </table:table-cell>
          <table:table-cell table:number-columns-repeated="48"/>
          <table:table-cell table:style-name="ce3" table:number-columns-repeated="6"/>
          <table:table-cell table:number-columns-repeated="944"/>
        </table:table-row>
        <table:table-row table:style-name="ro1">
          <table:table-cell office:value-type="float" office:value="1096769">
            <text:p>1096769</text:p>
          </table:table-cell>
          <table:table-cell table:number-columns-repeated="11"/>
          <table:table-cell office:value-type="string">
            <text:p>0.57248414034693074</text:p>
          </table:table-cell>
          <table:table-cell table:number-columns-repeated="6"/>
          <table:table-cell office:value-type="string">
            <text:p>0.56966911888839089</text:p>
          </table:table-cell>
          <table:table-cell office:value-type="string">
            <text:p>0.56325010408263942</text:p>
          </table:table-cell>
          <table:table-cell office:value-type="string">
            <text:p>0.53501655833821993</text:p>
          </table:table-cell>
          <table:table-cell table:number-columns-repeated="7"/>
          <table:table-cell office:value-type="string">
            <text:p>0.55622853220939372</text:p>
          </table:table-cell>
          <table:table-cell table:number-columns-repeated="5"/>
          <table:table-cell office:value-type="string">
            <text:p>0.56863673583727514</text:p>
          </table:table-cell>
          <table:table-cell table:number-columns-repeated="3"/>
          <table:table-cell office:value-type="string">
            <text:p>0.55235785693058603</text:p>
          </table:table-cell>
          <table:table-cell table:number-columns-repeated="34"/>
          <table:table-cell table:style-name="ce3" table:number-columns-repeated="6"/>
          <table:table-cell table:number-columns-repeated="944"/>
        </table:table-row>
        <table:table-row table:style-name="ro1">
          <table:table-cell office:value-type="float" office:value="1123866">
            <text:p>1123866</text:p>
          </table:table-cell>
          <table:table-cell table:number-columns-repeated="11"/>
          <table:table-cell office:value-type="string">
            <text:p>0.61097562316008702</text:p>
          </table:table-cell>
          <table:table-cell table:number-columns-repeated="5"/>
          <table:table-cell office:value-type="string">
            <text:p>0.59379028348530727</text:p>
          </table:table-cell>
          <table:table-cell office:value-type="string">
            <text:p>0.58349861409284509</text:p>
          </table:table-cell>
          <table:table-cell/>
          <table:table-cell office:value-type="string">
            <text:p>0.61607645510527165</text:p>
          </table:table-cell>
          <table:table-cell table:number-columns-repeated="2"/>
          <table:table-cell office:value-type="string">
            <text:p>0.6054224124420069</text:p>
          </table:table-cell>
          <table:table-cell office:value-type="string">
            <text:p>0.61863431091103016</text:p>
          </table:table-cell>
          <table:table-cell table:number-columns-repeated="3"/>
          <table:table-cell office:value-type="string">
            <text:p>0.63005044604194893</text:p>
          </table:table-cell>
          <table:table-cell table:number-columns-repeated="44"/>
          <table:table-cell table:style-name="ce3" table:number-columns-repeated="6"/>
          <table:table-cell table:number-columns-repeated="944"/>
        </table:table-row>
        <table:table-row table:style-name="ro1">
          <table:table-cell office:value-type="float" office:value="1471522">
            <text:p>1471522</text:p>
          </table:table-cell>
          <table:table-cell table:number-columns-repeated="11"/>
          <table:table-cell office:value-type="string">
            <text:p>0.66391206055500007</text:p>
          </table:table-cell>
          <table:table-cell table:number-columns-repeated="8"/>
          <table:table-cell office:value-type="string">
            <text:p>0.6460755529237</text:p>
          </table:table-cell>
          <table:table-cell office:value-type="string">
            <text:p>0.67356472644150978</text:p>
          </table:table-cell>
          <table:table-cell/>
          <table:table-cell office:value-type="string">
            <text:p>0.66196763971403427</text:p>
          </table:table-cell>
          <table:table-cell office:value-type="string">
            <text:p>0.67100494142981515</text:p>
          </table:table-cell>
          <table:table-cell table:number-columns-repeated="3"/>
          <table:table-cell office:value-type="string">
            <text:p>0.65669301784506395</text:p>
          </table:table-cell>
          <table:table-cell table:number-columns-repeated="44"/>
          <table:table-cell table:style-name="ce3" table:number-columns-repeated="6"/>
          <table:table-cell table:number-columns-repeated="944"/>
        </table:table-row>
        <table:table-row table:style-name="ro1">
          <table:table-cell office:value-type="float" office:value="1471509">
            <text:p>1471509</text:p>
          </table:table-cell>
          <table:table-cell table:number-columns-repeated="11"/>
          <table:table-cell office:value-type="string">
            <text:p>0.70227876860881422</text:p>
          </table:table-cell>
          <table:table-cell table:number-columns-repeated="8"/>
          <table:table-cell office:value-type="string">
            <text:p>0.69287453379730735</text:p>
          </table:table-cell>
          <table:table-cell table:number-columns-repeated="2"/>
          <table:table-cell office:value-type="string">
            <text:p>0.71173693473210897</text:p>
          </table:table-cell>
          <table:table-cell table:number-columns-repeated="49"/>
          <table:table-cell table:style-name="ce3" table:number-columns-repeated="6"/>
          <table:table-cell table:number-columns-repeated="944"/>
        </table:table-row>
        <table:table-row table:style-name="ro1">
          <table:table-cell office:value-type="float" office:value="939745">
            <text:p>939745</text:p>
          </table:table-cell>
          <table:table-cell table:number-columns-repeated="11"/>
          <table:table-cell office:value-type="string">
            <text:p>1.4524019918390083</text:p>
          </table:table-cell>
          <table:table-cell table:number-columns-repeated="61"/>
          <table:table-cell table:style-name="ce3" table:number-columns-repeated="6"/>
          <table:table-cell table:number-columns-repeated="944"/>
        </table:table-row>
        <table:table-row table:style-name="ro1">
          <table:table-cell office:value-type="float" office:value="167555">
            <text:p>167555</text:p>
          </table:table-cell>
          <table:table-cell office:value-type="string">
            <text:p>0.59117757541148119</text:p>
          </table:table-cell>
          <table:table-cell table:number-columns-repeated="2"/>
          <table:table-cell office:value-type="string">
            <text:p>0.5823242296057517</text:p>
          </table:table-cell>
          <table:table-cell table:number-columns-repeated="2"/>
          <table:table-cell office:value-type="string">
            <text:p>0.56196937579167772</text:p>
          </table:table-cell>
          <table:table-cell/>
          <table:table-cell office:value-type="string">
            <text:p>0.60222941386245732</text:p>
          </table:table-cell>
          <table:table-cell office:value-type="string">
            <text:p>0.57779628031782904</text:p>
          </table:table-cell>
          <table:table-cell office:value-type="string">
            <text:p>0.58920909815511813</text:p>
          </table:table-cell>
          <table:table-cell/>
          <table:table-cell office:value-type="string">
            <text:p>0.57944742747646538</text:p>
          </table:table-cell>
          <table:table-cell table:number-columns-repeated="15"/>
          <table:table-cell office:value-type="string">
            <text:p>0.6230254979926596</text:p>
          </table:table-cell>
          <table:table-cell office:value-type="string">
            <text:p>0.58969188492160474</text:p>
          </table:table-cell>
          <table:table-cell table:number-columns-repeated="4"/>
          <table:table-cell office:value-type="string">
            <text:p>0.58539500881077589</text:p>
          </table:table-cell>
          <table:table-cell office:value-type="string">
            <text:p>0.56538383152911453</text:p>
          </table:table-cell>
          <table:table-cell office:value-type="string">
            <text:p>0.58987518122352789</text:p>
          </table:table-cell>
          <table:table-cell office:value-type="string">
            <text:p>0.58394604563370522</text:p>
          </table:table-cell>
          <table:table-cell office:value-type="string">
            <text:p>0.57263243682481391</text:p>
          </table:table-cell>
          <table:table-cell office:value-type="string">
            <text:p>0.58378938639604061</text:p>
          </table:table-cell>
          <table:table-cell office:value-type="string">
            <text:p>0.58981772145365896</text:p>
          </table:table-cell>
          <table:table-cell table:number-columns-repeated="32"/>
          <table:table-cell table:style-name="ce3" table:number-columns-repeated="6"/>
          <table:table-cell table:number-columns-repeated="944"/>
        </table:table-row>
        <table:table-row table:style-name="ro1">
          <table:table-cell table:style-name="ce2" office:value-type="float" office:value="335992">
            <text:p>335992</text:p>
          </table:table-cell>
          <table:table-cell table:style-name="ce2" table:number-columns-repeated="43"/>
          <table:table-cell table:style-name="ce2" office:value-type="string">
            <text:p>0.56782396053704998</text:p>
          </table:table-cell>
          <table:table-cell table:style-name="ce2" office:value-type="string">
            <text:p>0.54393088944736745</text:p>
          </table:table-cell>
          <table:table-cell table:style-name="ce2" table:number-columns-repeated="2"/>
          <table:table-cell table:style-name="ce2" office:value-type="string">
            <text:p>0.56474871186788489</text:p>
          </table:table-cell>
          <table:table-cell table:style-name="ce2" office:value-type="string">
            <text:p>0.54808249480023274</text:p>
          </table:table-cell>
          <table:table-cell table:style-name="ce2" office:value-type="string">
            <text:p>0.54609094576177197</text:p>
          </table:table-cell>
          <table:table-cell table:style-name="ce2" office:value-type="string">
            <text:p>0.55746704355592835</text:p>
          </table:table-cell>
          <table:table-cell table:style-name="ce2" office:value-type="string">
            <text:p>0.55223113513372157</text:p>
          </table:table-cell>
          <table:table-cell table:style-name="ce2" office:value-type="string">
            <text:p>0.54533642633865587</text:p>
          </table:table-cell>
          <table:table-cell table:style-name="ce2" office:value-type="string">
            <text:p>0.54515298657838263</text:p>
          </table:table-cell>
          <table:table-cell table:style-name="ce2"/>
          <table:table-cell table:style-name="ce2" office:value-type="string">
            <text:p>0.56608334751790379</text:p>
          </table:table-cell>
          <table:table-cell table:style-name="ce2" office:value-type="string">
            <text:p>0.56751372015445756</text:p>
          </table:table-cell>
          <table:table-cell table:style-name="ce2" office:value-type="string">
            <text:p>0.56064907830801702</text:p>
          </table:table-cell>
          <table:table-cell table:style-name="ce2" office:value-type="string">
            <text:p>0.55181231392600738</text:p>
          </table:table-cell>
          <table:table-cell table:style-name="ce2" office:value-type="string">
            <text:p>0.55362760901535812</text:p>
          </table:table-cell>
          <table:table-cell table:style-name="ce2" office:value-type="string">
            <text:p>0.55405723291168063</text:p>
          </table:table-cell>
          <table:table-cell table:style-name="ce2" office:value-type="string">
            <text:p>0.55355347015815037</text:p>
          </table:table-cell>
          <table:table-cell table:style-name="ce2"/>
          <table:table-cell table:style-name="ce2" office:value-type="string">
            <text:p>0.55879096061439859</text:p>
          </table:table-cell>
          <table:table-cell table:style-name="ce2" table:number-columns-repeated="2"/>
          <table:table-cell table:style-name="ce2" office:value-type="string">
            <text:p>0.54656413969074846</text:p>
          </table:table-cell>
          <table:table-cell table:style-name="ce2" office:value-type="string">
            <text:p>0.55404524901670493</text:p>
          </table:table-cell>
          <table:table-cell table:style-name="ce2" table:number-columns-repeated="2"/>
          <table:table-cell table:style-name="ce2" office:value-type="string">
            <text:p>0.56244578227520325</text:p>
          </table:table-cell>
          <table:table-cell table:style-name="ce2"/>
          <table:table-cell table:style-name="ce2" office:value-type="string">
            <text:p>0.54856733009540282</text:p>
          </table:table-cell>
          <table:table-cell table:style-name="ce2" office:value-type="string">
            <text:p>0.55586850017124778</text:p>
          </table:table-cell>
          <table:table-cell table:style-name="ce2"/>
          <table:table-cell table:style-name="ce2" office:value-type="string">
            <text:p>0.54971483196096182</text:p>
          </table:table-cell>
          <table:table-cell table:style-name="ce2"/>
          <table:table-cell table:style-name="ce2" office:value-type="string">
            <text:p>0.57103698467730191</text:p>
          </table:table-cell>
          <table:table-cell table:style-name="ce2" table:number-columns-repeated="945"/>
        </table:table-row>
        <table:table-row table:style-name="ro1">
          <table:table-cell table:number-columns-repeated="42"/>
          <table:table-cell table:style-name="Default" table:number-columns-repeated="32"/>
          <table:table-cell table:number-columns-repeated="950"/>
        </table:table-row>
        <table:table-row table:style-name="ro1">
          <table:table-cell/>
          <table:table-cell office:value-type="string">
            <text:p>132_DCM_G</text:p>
          </table:table-cell>
          <table:table-cell office:value-type="string">
            <text:p>132_MES_G</text:p>
          </table:table-cell>
          <table:table-cell office:value-type="string">
            <text:p>132_SRF_G</text:p>
          </table:table-cell>
          <table:table-cell office:value-type="string">
            <text:p>133_DCM_G</text:p>
          </table:table-cell>
          <table:table-cell office:value-type="string">
            <text:p>133_MES_G</text:p>
          </table:table-cell>
          <table:table-cell office:value-type="string">
            <text:p>133_SRF_G</text:p>
          </table:table-cell>
          <table:table-cell office:value-type="string">
            <text:p>137_DCM_G</text:p>
          </table:table-cell>
          <table:table-cell office:value-type="string">
            <text:p>137_MES_G</text:p>
          </table:table-cell>
          <table:table-cell office:value-type="string">
            <text:p>137_SRF_G</text:p>
          </table:table-cell>
          <table:table-cell office:value-type="string">
            <text:p>138_DCM_G</text:p>
          </table:table-cell>
          <table:table-cell office:value-type="string">
            <text:p>138_MES_G</text:p>
          </table:table-cell>
          <table:table-cell office:value-type="string">
            <text:p>138_SRF_G</text:p>
          </table:table-cell>
          <table:table-cell office:value-type="string">
            <text:p>140_SRF_G</text:p>
          </table:table-cell>
          <table:table-cell office:value-type="string">
            <text:p>141_SRF_G</text:p>
          </table:table-cell>
          <table:table-cell office:value-type="string">
            <text:p>142_DCM_G</text:p>
          </table:table-cell>
          <table:table-cell office:value-type="string">
            <text:p>142_MES_G</text:p>
          </table:table-cell>
          <table:table-cell office:value-type="string">
            <text:p>142_SRF_G</text:p>
          </table:table-cell>
          <table:table-cell office:value-type="string">
            <text:p>145_MES_G</text:p>
          </table:table-cell>
          <table:table-cell office:value-type="string">
            <text:p>145_SRF_G</text:p>
          </table:table-cell>
          <table:table-cell office:value-type="string">
            <text:p>146_MES_G</text:p>
          </table:table-cell>
          <table:table-cell office:value-type="string">
            <text:p>146_SRF_G</text:p>
          </table:table-cell>
          <table:table-cell office:value-type="string">
            <text:p>148_SRF_G</text:p>
          </table:table-cell>
          <table:table-cell office:value-type="string">
            <text:p>148b_MES_G</text:p>
          </table:table-cell>
          <table:table-cell office:value-type="string">
            <text:p>149_MES_G</text:p>
          </table:table-cell>
          <table:table-cell office:value-type="string">
            <text:p>149_SRF_G</text:p>
          </table:table-cell>
          <table:table-cell office:value-type="string">
            <text:p>150_DCM_G</text:p>
          </table:table-cell>
          <table:table-cell office:value-type="string">
            <text:p>150_SRF_G</text:p>
          </table:table-cell>
          <table:table-cell office:value-type="string">
            <text:p>151_DCM_G</text:p>
          </table:table-cell>
          <table:table-cell office:value-type="string">
            <text:p>151_SRF_G</text:p>
          </table:table-cell>
          <table:table-cell office:value-type="string">
            <text:p>152_MES_G</text:p>
          </table:table-cell>
          <table:table-cell office:value-type="string">
            <text:p>152_MIX_G</text:p>
          </table:table-cell>
          <table:table-cell office:value-type="string">
            <text:p>152_SRF_G</text:p>
          </table:table-cell>
          <table:table-cell table:style-name="ce3" office:value-type="string">
            <text:p>155_DCM_G</text:p>
          </table:table-cell>
          <table:table-cell table:style-name="ce3" office:value-type="string">
            <text:p>155_MES_G</text:p>
          </table:table-cell>
          <table:table-cell table:style-name="ce3" office:value-type="string">
            <text:p>155_SRF_G</text:p>
          </table:table-cell>
          <table:table-cell table:style-name="ce3" office:value-type="string">
            <text:p>158_DCM_G</text:p>
          </table:table-cell>
          <table:table-cell table:style-name="ce3" office:value-type="string">
            <text:p>158_MES_G</text:p>
          </table:table-cell>
          <table:table-cell table:style-name="ce3" office:value-type="string">
            <text:p>158_SRF_G</text:p>
          </table:table-cell>
          <table:table-cell table:style-name="ce3" office:value-type="string">
            <text:p>163_MES_G</text:p>
          </table:table-cell>
          <table:table-cell table:style-name="ce3" office:value-type="string">
            <text:p>163_SRF_G</text:p>
          </table:table-cell>
          <table:table-cell table:style-name="ce3" office:value-type="string">
            <text:p>168_DCM_G</text:p>
          </table:table-cell>
          <table:table-cell office:value-type="string">
            <text:p>168_IZZ_G</text:p>
          </table:table-cell>
          <table:table-cell office:value-type="string">
            <text:p>168_SRF_G</text:p>
          </table:table-cell>
          <table:table-cell office:value-type="string">
            <text:p>173_DCM_G</text:p>
          </table:table-cell>
          <table:table-cell office:value-type="string">
            <text:p>173_IZZ_G</text:p>
          </table:table-cell>
          <table:table-cell office:value-type="string">
            <text:p>173_SRF_G</text:p>
          </table:table-cell>
          <table:table-cell office:value-type="string">
            <text:p>175_SRF_G</text:p>
          </table:table-cell>
          <table:table-cell office:value-type="string">
            <text:p>175_ZZZ_G</text:p>
          </table:table-cell>
          <table:table-cell office:value-type="string">
            <text:p>178_SRF_G</text:p>
          </table:table-cell>
          <table:table-cell office:value-type="string">
            <text:p>180_SRF_G</text:p>
          </table:table-cell>
          <table:table-cell office:value-type="string">
            <text:p>180_ZZZ_G</text:p>
          </table:table-cell>
          <table:table-cell office:value-type="string">
            <text:p>188_DCM_G</text:p>
          </table:table-cell>
          <table:table-cell office:value-type="string">
            <text:p>188_SRF_G</text:p>
          </table:table-cell>
          <table:table-cell office:value-type="string">
            <text:p>189_DCM_G</text:p>
          </table:table-cell>
          <table:table-cell office:value-type="string">
            <text:p>189_MES_G</text:p>
          </table:table-cell>
          <table:table-cell office:value-type="string">
            <text:p>189_SRF_G</text:p>
          </table:table-cell>
          <table:table-cell office:value-type="string">
            <text:p>191_SRF_G</text:p>
          </table:table-cell>
          <table:table-cell office:value-type="string">
            <text:p>193_SRF_G</text:p>
          </table:table-cell>
          <table:table-cell office:value-type="string">
            <text:p>194_DCM_G</text:p>
          </table:table-cell>
          <table:table-cell office:value-type="string">
            <text:p>194_SRF_G</text:p>
          </table:table-cell>
          <table:table-cell office:value-type="string">
            <text:p>196_SRF_G</text:p>
          </table:table-cell>
          <table:table-cell office:value-type="string">
            <text:p>201_DCM_G</text:p>
          </table:table-cell>
          <table:table-cell office:value-type="string">
            <text:p>201_MES_G</text:p>
          </table:table-cell>
          <table:table-cell office:value-type="string">
            <text:p>201_SRF_G</text:p>
          </table:table-cell>
          <table:table-cell office:value-type="string">
            <text:p>205_MES_G</text:p>
          </table:table-cell>
          <table:table-cell office:value-type="string">
            <text:p>205_SRF_G</text:p>
          </table:table-cell>
          <table:table-cell office:value-type="string">
            <text:p>206_MES_G</text:p>
          </table:table-cell>
          <table:table-cell office:value-type="string">
            <text:p>206_SRF_G</text:p>
          </table:table-cell>
          <table:table-cell office:value-type="string">
            <text:p>208_SRF_G</text:p>
          </table:table-cell>
          <table:table-cell office:value-type="string">
            <text:p>209_MES_G</text:p>
          </table:table-cell>
          <table:table-cell office:value-type="string">
            <text:p>209_SRF_G</text:p>
          </table:table-cell>
          <table:table-cell office:value-type="string">
            <text:p>210_MES_G</text:p>
          </table:table-cell>
          <table:table-cell office:value-type="string">
            <text:p>210_SRF_G</text:p>
          </table:table-cell>
          <table:table-cell table:number-columns-repeated="950"/>
        </table:table-row>
        <table:table-row table:style-name="ro1">
          <table:table-cell office:value-type="float" office:value="589873">
            <text:p>589873</text:p>
          </table:table-cell>
          <table:table-cell table:number-columns-repeated="3"/>
          <table:table-cell office:value-type="string">
            <text:p>0.62043064508329593</text:p>
          </table:table-cell>
          <table:table-cell table:number-columns-repeated="2"/>
          <table:table-cell office:value-type="string">
            <text:p>0.61639153228192189</text:p>
          </table:table-cell>
          <table:table-cell office:value-type="string">
            <text:p>0.62099521983638006</text:p>
          </table:table-cell>
          <table:table-cell table:number-columns-repeated="4"/>
          <table:table-cell office:value-type="string">
            <text:p>0.62009061929205933</text:p>
          </table:table-cell>
          <table:table-cell table:number-columns-repeated="2"/>
          <table:table-cell office:value-type="string">
            <text:p>0.6139636780608374</text:p>
          </table:table-cell>
          <table:table-cell table:number-columns-repeated="7"/>
          <table:table-cell office:value-type="string">
            <text:p>0.61713300019844819</text:p>
          </table:table-cell>
          <table:table-cell/>
          <table:table-cell office:value-type="string">
            <text:p>0.62094605183583373</text:p>
          </table:table-cell>
          <table:table-cell table:number-columns-repeated="6"/>
          <table:table-cell table:style-name="ce3" table:number-columns-repeated="9"/>
          <table:table-cell table:number-columns-repeated="982"/>
        </table:table-row>
        <table:table-row table:style-name="ro1">
          <table:table-cell office:value-type="float" office:value="529120">
            <text:p>529120</text:p>
          </table:table-cell>
          <table:table-cell/>
          <table:table-cell office:value-type="string">
            <text:p>0.65061839626094964</text:p>
          </table:table-cell>
          <table:table-cell table:number-columns-repeated="2"/>
          <table:table-cell office:value-type="string">
            <text:p>0.64819654887788447</text:p>
          </table:table-cell>
          <table:table-cell/>
          <table:table-cell office:value-type="string">
            <text:p>0.65263479699168736</text:p>
          </table:table-cell>
          <table:table-cell office:value-type="string">
            <text:p>0.64597308339910364</text:p>
          </table:table-cell>
          <table:table-cell/>
          <table:table-cell office:value-type="string">
            <text:p>0.6405146428324836</text:p>
          </table:table-cell>
          <table:table-cell office:value-type="string">
            <text:p>0.64658849031290977</text:p>
          </table:table-cell>
          <table:table-cell table:number-columns-repeated="4"/>
          <table:table-cell office:value-type="string">
            <text:p>0.65138579275441977</text:p>
          </table:table-cell>
          <table:table-cell table:number-columns-repeated="6"/>
          <table:table-cell office:value-type="string">
            <text:p>0.64938299892262819</text:p>
          </table:table-cell>
          <table:table-cell office:value-type="string">
            <text:p>0.63962774704489189</text:p>
          </table:table-cell>
          <table:table-cell table:number-columns-repeated="8"/>
          <table:table-cell table:style-name="ce3" table:number-columns-repeated="9"/>
          <table:table-cell table:number-columns-repeated="982"/>
        </table:table-row>
        <table:table-row table:style-name="ro1">
          <table:table-cell office:value-type="float" office:value="1471450">
            <text:p>1471450</text:p>
          </table:table-cell>
          <table:table-cell table:number-columns-repeated="2"/>
          <table:table-cell office:value-type="string">
            <text:p>0.65509100006751531</text:p>
          </table:table-cell>
          <table:table-cell table:number-columns-repeated="8"/>
          <table:table-cell office:value-type="string">
            <text:p>0.65719568254630223</text:p>
          </table:table-cell>
          <table:table-cell office:value-type="string">
            <text:p>0.65650149111090128</text:p>
          </table:table-cell>
          <table:table-cell office:value-type="string">
            <text:p>0.66068679309072742</text:p>
          </table:table-cell>
          <table:table-cell office:value-type="string">
            <text:p>0.65504760756707237</text:p>
          </table:table-cell>
          <table:table-cell/>
          <table:table-cell office:value-type="string">
            <text:p>0.65423522521633226</text:p>
          </table:table-cell>
          <table:table-cell table:number-columns-repeated="3"/>
          <table:table-cell office:value-type="string">
            <text:p>0.65175799457330164</text:p>
          </table:table-cell>
          <table:table-cell office:value-type="string">
            <text:p>0.6558735457146101</text:p>
          </table:table-cell>
          <table:table-cell table:number-columns-repeated="3"/>
          <table:table-cell office:value-type="string">
            <text:p>0.65751602893443506</text:p>
          </table:table-cell>
          <table:table-cell table:number-columns-repeated="6"/>
          <table:table-cell table:style-name="ce3" table:number-columns-repeated="9"/>
          <table:table-cell table:number-columns-repeated="982"/>
        </table:table-row>
        <table:table-row table:style-name="ro1">
          <table:table-cell office:value-type="float" office:value="1471521">
            <text:p>1471521</text:p>
          </table:table-cell>
          <table:table-cell table:number-columns-repeated="2"/>
          <table:table-cell office:value-type="string">
            <text:p>0.68427034303716194</text:p>
          </table:table-cell>
          <table:table-cell table:number-columns-repeated="8"/>
          <table:table-cell office:value-type="string">
            <text:p>0.7011830824554135</text:p>
          </table:table-cell>
          <table:table-cell office:value-type="string">
            <text:p>0.67932468654275524</text:p>
          </table:table-cell>
          <table:table-cell office:value-type="string">
            <text:p>0.66191099933815822</text:p>
          </table:table-cell>
          <table:table-cell office:value-type="string">
            <text:p>0.67240150289262957</text:p>
          </table:table-cell>
          <table:table-cell/>
          <table:table-cell office:value-type="string">
            <text:p>0.67518364331855296</text:p>
          </table:table-cell>
          <table:table-cell table:number-columns-repeated="3"/>
          <table:table-cell office:value-type="string">
            <text:p>0.66175701028453726</text:p>
          </table:table-cell>
          <table:table-cell office:value-type="string">
            <text:p>0.66464804453758164</text:p>
          </table:table-cell>
          <table:table-cell table:number-columns-repeated="10"/>
          <table:table-cell table:style-name="ce3" table:number-columns-repeated="9"/>
          <table:table-cell table:number-columns-repeated="982"/>
        </table:table-row>
        <table:table-row table:style-name="ro1">
          <table:table-cell table:style-name="ce2" office:value-type="float" office:value="1009412">
            <text:p>1009412</text:p>
          </table:table-cell>
          <table:table-cell table:style-name="ce2" table:number-columns-repeated="38"/>
          <table:table-cell table:style-name="ce2" office:value-type="string">
            <text:p>0.63363792981606415</text:p>
          </table:table-cell>
          <table:table-cell table:style-name="ce2" office:value-type="string">
            <text:p>0.62296028344699272</text:p>
          </table:table-cell>
          <table:table-cell table:style-name="ce2" office:value-type="string">
            <text:p>0.62378210402483381</text:p>
          </table:table-cell>
          <table:table-cell table:style-name="ce2" office:value-type="string">
            <text:p>0.6197812529500808</text:p>
          </table:table-cell>
          <table:table-cell table:style-name="ce2" office:value-type="string">
            <text:p>0.62361810209129587</text:p>
          </table:table-cell>
          <table:table-cell table:style-name="ce2" office:value-type="string">
            <text:p>0.62606630302903221</text:p>
          </table:table-cell>
          <table:table-cell table:style-name="ce2" office:value-type="string">
            <text:p>0.62204115494127166</text:p>
          </table:table-cell>
          <table:table-cell table:style-name="ce2" office:value-type="string">
            <text:p>0.62001400181062993</text:p>
          </table:table-cell>
          <table:table-cell table:style-name="ce2" office:value-type="string">
            <text:p>0.61949862517424681</text:p>
          </table:table-cell>
          <table:table-cell table:style-name="ce2" office:value-type="string">
            <text:p>0.6280301020123813</text:p>
          </table:table-cell>
          <table:table-cell table:style-name="ce2" office:value-type="string">
            <text:p>0.62428292859471257</text:p>
          </table:table-cell>
          <table:table-cell table:style-name="ce2" office:value-type="string">
            <text:p>0.62652737668140723</text:p>
          </table:table-cell>
          <table:table-cell table:style-name="ce2" office:value-type="string">
            <text:p>0.6202171757805488</text:p>
          </table:table-cell>
          <table:table-cell table:style-name="ce2" office:value-type="string">
            <text:p>0.6221748905495641</text:p>
          </table:table-cell>
          <table:table-cell table:style-name="ce2" office:value-type="string">
            <text:p>0.62225371091455262</text:p>
          </table:table-cell>
          <table:table-cell table:style-name="ce2" office:value-type="string">
            <text:p>0.62194346212495999</text:p>
          </table:table-cell>
          <table:table-cell table:style-name="ce2"/>
          <table:table-cell table:style-name="ce2" office:value-type="string">
            <text:p>0.62548121394694978</text:p>
          </table:table-cell>
          <table:table-cell table:style-name="ce2" office:value-type="string">
            <text:p>0.62332776656324762</text:p>
          </table:table-cell>
          <table:table-cell table:style-name="ce2" office:value-type="string">
            <text:p>0.62066084818879919</text:p>
          </table:table-cell>
          <table:table-cell table:style-name="ce2" office:value-type="string">
            <text:p>0.62357483788299017</text:p>
          </table:table-cell>
          <table:table-cell table:style-name="ce2" office:value-type="string">
            <text:p>0.62700863664459139</text:p>
          </table:table-cell>
          <table:table-cell table:style-name="ce2" office:value-type="string">
            <text:p>0.62558482058466003</text:p>
          </table:table-cell>
          <table:table-cell table:style-name="ce2" office:value-type="string">
            <text:p>0.62179963912288094</text:p>
          </table:table-cell>
          <table:table-cell table:style-name="ce2" office:value-type="string">
            <text:p>0.6243499114191865</text:p>
          </table:table-cell>
          <table:table-cell table:style-name="ce2" office:value-type="string">
            <text:p>0.62519438705144559</text:p>
          </table:table-cell>
          <table:table-cell table:style-name="ce2" office:value-type="string">
            <text:p>0.62374148318227951</text:p>
          </table:table-cell>
          <table:table-cell table:style-name="ce2" office:value-type="string">
            <text:p>0.61700824700673773</text:p>
          </table:table-cell>
          <table:table-cell table:style-name="ce2" office:value-type="string">
            <text:p>0.62177080016071529</text:p>
          </table:table-cell>
          <table:table-cell table:style-name="ce2" office:value-type="string">
            <text:p>0.60397658027382517</text:p>
          </table:table-cell>
          <table:table-cell table:style-name="ce2" office:value-type="string">
            <text:p>0.63000006013292087</text:p>
          </table:table-cell>
          <table:table-cell table:style-name="ce2"/>
          <table:table-cell table:style-name="ce2" office:value-type="string">
            <text:p>0.61075654303054094</text:p>
          </table:table-cell>
          <table:table-cell table:style-name="ce2" table:number-columns-repeated="952"/>
        </table:table-row>
        <table:table-row table:style-name="ro1">
          <table:table-cell office:value-type="float" office:value="1471456">
            <text:p>1471456</text:p>
          </table:table-cell>
          <table:table-cell table:number-columns-repeated="2"/>
          <table:table-cell office:value-type="string">
            <text:p>0.61043198950368327</text:p>
          </table:table-cell>
          <table:table-cell table:number-columns-repeated="8"/>
          <table:table-cell office:value-type="string">
            <text:p>0.61330664560950654</text:p>
          </table:table-cell>
          <table:table-cell office:value-type="string">
            <text:p>0.60901801923856391</text:p>
          </table:table-cell>
          <table:table-cell office:value-type="string">
            <text:p>0.60013643448733967</text:p>
          </table:table-cell>
          <table:table-cell office:value-type="string">
            <text:p>0.61255159379132884</text:p>
          </table:table-cell>
          <table:table-cell/>
          <table:table-cell office:value-type="string">
            <text:p>0.61439485431785801</text:p>
          </table:table-cell>
          <table:table-cell table:number-columns-repeated="3"/>
          <table:table-cell office:value-type="string">
            <text:p>0.60028200270102838</text:p>
          </table:table-cell>
          <table:table-cell office:value-type="string">
            <text:p>0.61295262337611622</text:p>
          </table:table-cell>
          <table:table-cell table:number-columns-repeated="10"/>
          <table:table-cell table:style-name="ce3" table:number-columns-repeated="9"/>
          <table:table-cell table:number-columns-repeated="982"/>
        </table:table-row>
        <table:table-row table:style-name="ro1">
          <table:table-cell office:value-type="float" office:value="59919">
            <text:p>59919</text:p>
          </table:table-cell>
          <table:table-cell table:number-columns-repeated="2"/>
          <table:table-cell office:value-type="string">
            <text:p>0.5281131089889235</text:p>
          </table:table-cell>
          <table:table-cell office:value-type="string">
            <text:p>0.53011237297926062</text:p>
          </table:table-cell>
          <table:table-cell/>
          <table:table-cell office:value-type="string">
            <text:p>0.5230782331280508</text:p>
          </table:table-cell>
          <table:table-cell table:number-columns-repeated="18"/>
          <table:table-cell office:value-type="string">
            <text:p>0.53418903493037107</text:p>
          </table:table-cell>
          <table:table-cell office:value-type="string">
            <text:p>0.52291197532404199</text:p>
          </table:table-cell>
          <table:table-cell office:value-type="string">
            <text:p>0.52187145829096959</text:p>
          </table:table-cell>
          <table:table-cell office:value-type="string">
            <text:p>0.52359292259629653</text:p>
          </table:table-cell>
          <table:table-cell office:value-type="string">
            <text:p>0.52205823456196454</text:p>
          </table:table-cell>
          <table:table-cell/>
          <table:table-cell office:value-type="string">
            <text:p>0.52595065935084495</text:p>
          </table:table-cell>
          <table:table-cell office:value-type="string">
            <text:p>0.52553369926051074</text:p>
          </table:table-cell>
          <table:table-cell table:style-name="ce3" table:number-columns-repeated="9"/>
          <table:table-cell table:number-columns-repeated="982"/>
        </table:table-row>
        <table:table-row table:style-name="ro1">
          <table:table-cell office:value-type="float" office:value="59926">
            <text:p>59926</text:p>
          </table:table-cell>
          <table:table-cell table:number-columns-repeated="2"/>
          <table:table-cell office:value-type="string">
            <text:p>0.53193862097600442</text:p>
          </table:table-cell>
          <table:table-cell table:number-columns-repeated="8"/>
          <table:table-cell office:value-type="string">
            <text:p>0.52887218150218729</text:p>
          </table:table-cell>
          <table:table-cell office:value-type="string">
            <text:p>0.53158364963858551</text:p>
          </table:table-cell>
          <table:table-cell office:value-type="string">
            <text:p>0.51805830689569177</text:p>
          </table:table-cell>
          <table:table-cell office:value-type="string">
            <text:p>0.52798458227872458</text:p>
          </table:table-cell>
          <table:table-cell/>
          <table:table-cell office:value-type="string">
            <text:p>0.53630579616303875</text:p>
          </table:table-cell>
          <table:table-cell table:number-columns-repeated="4"/>
          <table:table-cell office:value-type="string">
            <text:p>0.51705274323492667</text:p>
          </table:table-cell>
          <table:table-cell table:number-columns-repeated="10"/>
          <table:table-cell table:style-name="ce3" table:number-columns-repeated="9"/>
          <table:table-cell table:number-columns-repeated="982"/>
        </table:table-row>
        <table:table-row table:style-name="ro1">
          <table:table-cell office:value-type="float" office:value="167546">
            <text:p>167546</text:p>
          </table:table-cell>
          <table:table-cell table:number-columns-repeated="2"/>
          <table:table-cell office:value-type="string">
            <text:p>0.54020160909918535</text:p>
          </table:table-cell>
          <table:table-cell table:number-columns-repeated="5"/>
          <table:table-cell office:value-type="string">
            <text:p>0.53220776651553192</text:p>
          </table:table-cell>
          <table:table-cell table:number-columns-repeated="2"/>
          <table:table-cell office:value-type="string">
            <text:p>0.53631531703718693</text:p>
          </table:table-cell>
          <table:table-cell office:value-type="string">
            <text:p>0.53892925518213264</text:p>
          </table:table-cell>
          <table:table-cell office:value-type="string">
            <text:p>0.54110418769115409</text:p>
          </table:table-cell>
          <table:table-cell office:value-type="string">
            <text:p>0.52787135277116526</text:p>
          </table:table-cell>
          <table:table-cell/>
          <table:table-cell office:value-type="string">
            <text:p>0.53501742138453889</text:p>
          </table:table-cell>
          <table:table-cell table:number-columns-repeated="4"/>
          <table:table-cell office:value-type="string">
            <text:p>0.53787677268318346</text:p>
          </table:table-cell>
          <table:table-cell table:number-columns-repeated="10"/>
          <table:table-cell table:style-name="ce3" table:number-columns-repeated="9"/>
          <table:table-cell table:number-columns-repeated="982"/>
        </table:table-row>
        <table:table-row table:style-name="ro1">
          <table:table-cell office:value-type="float" office:value="146891">
            <text:p>146891</text:p>
          </table:table-cell>
          <table:table-cell table:number-columns-repeated="2"/>
          <table:table-cell office:value-type="string">
            <text:p>0.55234233513568032</text:p>
          </table:table-cell>
          <table:table-cell table:number-columns-repeated="8"/>
          <table:table-cell office:value-type="string">
            <text:p>0.54681458979105102</text:p>
          </table:table-cell>
          <table:table-cell office:value-type="string">
            <text:p>0.54538063428496608</text:p>
          </table:table-cell>
          <table:table-cell office:value-type="string">
            <text:p>0.5410544936622057</text:p>
          </table:table-cell>
          <table:table-cell office:value-type="string">
            <text:p>0.5563968179430181</text:p>
          </table:table-cell>
          <table:table-cell/>
          <table:table-cell office:value-type="string">
            <text:p>0.54837214612282681</text:p>
          </table:table-cell>
          <table:table-cell table:number-columns-repeated="4"/>
          <table:table-cell office:value-type="string">
            <text:p>0.54135460241158739</text:p>
          </table:table-cell>
          <table:table-cell table:number-columns-repeated="10"/>
          <table:table-cell table:style-name="ce3" table:number-columns-repeated="9"/>
          <table:table-cell table:number-columns-repeated="982"/>
        </table:table-row>
        <table:table-row table:style-name="ro1">
          <table:table-cell office:value-type="float" office:value="1471493">
            <text:p>1471493</text:p>
          </table:table-cell>
          <table:table-cell table:number-columns-repeated="2"/>
          <table:table-cell office:value-type="string">
            <text:p>0.6084962665203667</text:p>
          </table:table-cell>
          <table:table-cell table:number-columns-repeated="8"/>
          <table:table-cell office:value-type="string">
            <text:p>0.62506164806644071</text:p>
          </table:table-cell>
          <table:table-cell office:value-type="string">
            <text:p>0.61810950626392946</text:p>
          </table:table-cell>
          <table:table-cell office:value-type="string">
            <text:p>0.5896729751046027</text:p>
          </table:table-cell>
          <table:table-cell office:value-type="string">
            <text:p>0.6056712895822427</text:p>
          </table:table-cell>
          <table:table-cell/>
          <table:table-cell office:value-type="string">
            <text:p>0.61256514044277444</text:p>
          </table:table-cell>
          <table:table-cell table:number-columns-repeated="3"/>
          <table:table-cell office:value-type="string">
            <text:p>0.59967233631334993</text:p>
          </table:table-cell>
          <table:table-cell office:value-type="string">
            <text:p>0.60623108073599696</text:p>
          </table:table-cell>
          <table:table-cell table:number-columns-repeated="10"/>
          <table:table-cell table:style-name="ce3" table:number-columns-repeated="9"/>
          <table:table-cell table:number-columns-repeated="982"/>
        </table:table-row>
        <table:table-row table:style-name="ro1">
          <table:table-cell office:value-type="float" office:value="1471461">
            <text:p>1471461</text:p>
          </table:table-cell>
          <table:table-cell table:number-columns-repeated="2"/>
          <table:table-cell office:value-type="string">
            <text:p>0.69035471371902202</text:p>
          </table:table-cell>
          <table:table-cell table:number-columns-repeated="8"/>
          <table:table-cell office:value-type="string">
            <text:p>0.67478535597356859</text:p>
          </table:table-cell>
          <table:table-cell office:value-type="string">
            <text:p>0.68424798873106185</text:p>
          </table:table-cell>
          <table:table-cell office:value-type="string">
            <text:p>0.6601662382059561</text:p>
          </table:table-cell>
          <table:table-cell office:value-type="string">
            <text:p>0.68608127335418057</text:p>
          </table:table-cell>
          <table:table-cell/>
          <table:table-cell office:value-type="string">
            <text:p>0.68763824782146832</text:p>
          </table:table-cell>
          <table:table-cell table:number-columns-repeated="3"/>
          <table:table-cell office:value-type="string">
            <text:p>0.66517626689739773</text:p>
          </table:table-cell>
          <table:table-cell office:value-type="string">
            <text:p>0.68574563322494675</text:p>
          </table:table-cell>
          <table:table-cell table:number-columns-repeated="10"/>
          <table:table-cell table:style-name="ce3" table:number-columns-repeated="9"/>
          <table:table-cell table:number-columns-repeated="982"/>
        </table:table-row>
        <table:table-row table:style-name="ro1">
          <table:table-cell office:value-type="float" office:value="167548">
            <text:p>167548</text:p>
          </table:table-cell>
          <table:table-cell table:number-columns-repeated="2"/>
          <table:table-cell office:value-type="string">
            <text:p>0.57909172911979023</text:p>
          </table:table-cell>
          <table:table-cell table:number-columns-repeated="8"/>
          <table:table-cell office:value-type="string">
            <text:p>0.58025006372284771</text:p>
          </table:table-cell>
          <table:table-cell office:value-type="string">
            <text:p>0.57503572842156891</text:p>
          </table:table-cell>
          <table:table-cell office:value-type="string">
            <text:p>0.57154473319676002</text:p>
          </table:table-cell>
          <table:table-cell office:value-type="string">
            <text:p>0.57711658053580084</text:p>
          </table:table-cell>
          <table:table-cell/>
          <table:table-cell office:value-type="string">
            <text:p>0.5732978390406982</text:p>
          </table:table-cell>
          <table:table-cell table:number-columns-repeated="4"/>
          <table:table-cell office:value-type="string">
            <text:p>0.57835527941174614</text:p>
          </table:table-cell>
          <table:table-cell table:number-columns-repeated="10"/>
          <table:table-cell table:style-name="ce3" table:number-columns-repeated="9"/>
          <table:table-cell table:number-columns-repeated="982"/>
        </table:table-row>
        <table:table-row table:style-name="ro1">
          <table:table-cell office:value-type="float" office:value="1096769">
            <text:p>1096769</text:p>
          </table:table-cell>
          <table:table-cell office:value-type="string">
            <text:p>0.53664341937496374</text:p>
          </table:table-cell>
          <table:table-cell/>
          <table:table-cell office:value-type="string">
            <text:p>0.5274288693615411</text:p>
          </table:table-cell>
          <table:table-cell table:number-columns-repeated="5"/>
          <table:table-cell office:value-type="string">
            <text:p>0.53250720002457475</text:p>
          </table:table-cell>
          <table:table-cell office:value-type="string">
            <text:p>0.53578731031900506</text:p>
          </table:table-cell>
          <table:table-cell/>
          <table:table-cell office:value-type="string">
            <text:p>0.53453947398513546</text:p>
          </table:table-cell>
          <table:table-cell office:value-type="string">
            <text:p>0.53814512810534998</text:p>
          </table:table-cell>
          <table:table-cell office:value-type="string">
            <text:p>0.54103990502265931</text:p>
          </table:table-cell>
          <table:table-cell office:value-type="string">
            <text:p>0.53530473188432415</text:p>
          </table:table-cell>
          <table:table-cell/>
          <table:table-cell office:value-type="string">
            <text:p>0.53495298675406078</text:p>
          </table:table-cell>
          <table:table-cell/>
          <table:table-cell office:value-type="string">
            <text:p>0.53723553819520165</text:p>
          </table:table-cell>
          <table:table-cell/>
          <table:table-cell office:value-type="string">
            <text:p>0.53304454850607508</text:p>
          </table:table-cell>
          <table:table-cell office:value-type="string">
            <text:p>0.5358363077003151</text:p>
          </table:table-cell>
          <table:table-cell office:value-type="string">
            <text:p>0.54492281697061806</text:p>
          </table:table-cell>
          <table:table-cell/>
          <table:table-cell office:value-type="string">
            <text:p>0.5373901721129738</text:p>
          </table:table-cell>
          <table:table-cell office:value-type="string">
            <text:p>0.52963639701456056</text:p>
          </table:table-cell>
          <table:table-cell office:value-type="string">
            <text:p>0.53636374198961845</text:p>
          </table:table-cell>
          <table:table-cell office:value-type="string">
            <text:p>0.53386961956455581</text:p>
          </table:table-cell>
          <table:table-cell office:value-type="string">
            <text:p>0.5331667950380069</text:p>
          </table:table-cell>
          <table:table-cell/>
          <table:table-cell office:value-type="string">
            <text:p>0.53011527902266575</text:p>
          </table:table-cell>
          <table:table-cell office:value-type="string">
            <text:p>0.53912932003232938</text:p>
          </table:table-cell>
          <table:table-cell table:style-name="ce3" table:number-columns-repeated="9"/>
          <table:table-cell table:number-columns-repeated="982"/>
        </table:table-row>
        <table:table-row table:style-name="ro1">
          <table:table-cell office:value-type="float" office:value="1123866">
            <text:p>1123866</text:p>
          </table:table-cell>
          <table:table-cell table:number-columns-repeated="2"/>
          <table:table-cell office:value-type="string">
            <text:p>0.58130131353833792</text:p>
          </table:table-cell>
          <table:table-cell table:number-columns-repeated="5"/>
          <table:table-cell office:value-type="string">
            <text:p>0.58724086671517883</text:p>
          </table:table-cell>
          <table:table-cell table:number-columns-repeated="2"/>
          <table:table-cell office:value-type="string">
            <text:p>0.58485110229465875</text:p>
          </table:table-cell>
          <table:table-cell/>
          <table:table-cell office:value-type="string">
            <text:p>0.58960981924196232</text:p>
          </table:table-cell>
          <table:table-cell office:value-type="string">
            <text:p>0.59274641256680816</text:p>
          </table:table-cell>
          <table:table-cell/>
          <table:table-cell office:value-type="string">
            <text:p>0.59047128597830634</text:p>
          </table:table-cell>
          <table:table-cell table:number-columns-repeated="3"/>
          <table:table-cell office:value-type="string">
            <text:p>0.58377704748219628</text:p>
          </table:table-cell>
          <table:table-cell office:value-type="string">
            <text:p>0.58698212849660936</text:p>
          </table:table-cell>
          <table:table-cell table:number-columns-repeated="2"/>
          <table:table-cell office:value-type="string">
            <text:p>0.58333231010580489</text:p>
          </table:table-cell>
          <table:table-cell office:value-type="string">
            <text:p>0.58395264724029228</text:p>
          </table:table-cell>
          <table:table-cell table:number-columns-repeated="6"/>
          <table:table-cell table:style-name="ce3" table:number-columns-repeated="9"/>
          <table:table-cell table:number-columns-repeated="982"/>
        </table:table-row>
        <table:table-row table:style-name="ro1">
          <table:table-cell office:value-type="float" office:value="1471522">
            <text:p>1471522</text:p>
          </table:table-cell>
          <table:table-cell table:number-columns-repeated="2"/>
          <table:table-cell office:value-type="string">
            <text:p>0.66255555299839197</text:p>
          </table:table-cell>
          <table:table-cell table:number-columns-repeated="5"/>
          <table:table-cell office:value-type="string">
            <text:p>0.65870963953494976</text:p>
          </table:table-cell>
          <table:table-cell table:number-columns-repeated="2"/>
          <table:table-cell office:value-type="string">
            <text:p>0.65774015971494526</text:p>
          </table:table-cell>
          <table:table-cell office:value-type="string">
            <text:p>0.65797130579791419</text:p>
          </table:table-cell>
          <table:table-cell office:value-type="string">
            <text:p>0.65442661603890273</text:p>
          </table:table-cell>
          <table:table-cell office:value-type="string">
            <text:p>0.66391184566073258</text:p>
          </table:table-cell>
          <table:table-cell/>
          <table:table-cell office:value-type="string">
            <text:p>0.6628252486091738</text:p>
          </table:table-cell>
          <table:table-cell table:number-columns-repeated="4"/>
          <table:table-cell office:value-type="string">
            <text:p>0.65446030984256698</text:p>
          </table:table-cell>
          <table:table-cell table:number-columns-repeated="10"/>
          <table:table-cell table:style-name="ce3" table:number-columns-repeated="9"/>
          <table:table-cell table:number-columns-repeated="982"/>
        </table:table-row>
        <table:table-row table:style-name="ro1">
          <table:table-cell office:value-type="float" office:value="1471509">
            <text:p>1471509</text:p>
          </table:table-cell>
          <table:table-cell table:number-columns-repeated="2"/>
          <table:table-cell office:value-type="string">
            <text:p>0.68931850688931706</text:p>
          </table:table-cell>
          <table:table-cell table:number-columns-repeated="8"/>
          <table:table-cell office:value-type="string">
            <text:p>0.69279222734320012</text:p>
          </table:table-cell>
          <table:table-cell office:value-type="string">
            <text:p>0.69784714373287282</text:p>
          </table:table-cell>
          <table:table-cell office:value-type="string">
            <text:p>0.66937919830508896</text:p>
          </table:table-cell>
          <table:table-cell office:value-type="string">
            <text:p>0.6939412708247692</text:p>
          </table:table-cell>
          <table:table-cell/>
          <table:table-cell office:value-type="string">
            <text:p>0.69973183308102938</text:p>
          </table:table-cell>
          <table:table-cell table:number-columns-repeated="4"/>
          <table:table-cell office:value-type="string">
            <text:p>0.68180191610553886</text:p>
          </table:table-cell>
          <table:table-cell table:number-columns-repeated="10"/>
          <table:table-cell table:style-name="ce3" table:number-columns-repeated="9"/>
          <table:table-cell table:number-columns-repeated="982"/>
        </table:table-row>
        <table:table-row table:style-name="ro1">
          <table:table-cell office:value-type="float" office:value="939745">
            <text:p>939745</text:p>
          </table:table-cell>
          <table:table-cell table:number-columns-repeated="2"/>
          <table:table-cell office:value-type="string">
            <text:p>1.3170898406023073</text:p>
          </table:table-cell>
          <table:table-cell table:number-columns-repeated="5"/>
          <table:table-cell office:value-type="string">
            <text:p>1.3872680763302176</text:p>
          </table:table-cell>
          <table:table-cell table:number-columns-repeated="2"/>
          <table:table-cell office:value-type="string">
            <text:p>1.3747206992173355</text:p>
          </table:table-cell>
          <table:table-cell office:value-type="string">
            <text:p>1.3626353254968278</text:p>
          </table:table-cell>
          <table:table-cell office:value-type="string">
            <text:p>1.3167244963777611</text:p>
          </table:table-cell>
          <table:table-cell office:value-type="string">
            <text:p>1.3583725508308147</text:p>
          </table:table-cell>
          <table:table-cell/>
          <table:table-cell office:value-type="string">
            <text:p>1.3586558441934569</text:p>
          </table:table-cell>
          <table:table-cell table:number-columns-repeated="3"/>
          <table:table-cell office:value-type="string">
            <text:p>1.3408121704394951</text:p>
          </table:table-cell>
          <table:table-cell office:value-type="string">
            <text:p>1.3076426589597769</text:p>
          </table:table-cell>
          <table:table-cell table:number-columns-repeated="3"/>
          <table:table-cell office:value-type="string">
            <text:p>1.3230909819173193</text:p>
          </table:table-cell>
          <table:table-cell office:value-type="string">
            <text:p>1.3565863096226107</text:p>
          </table:table-cell>
          <table:table-cell table:number-columns-repeated="5"/>
          <table:table-cell table:style-name="ce3" table:number-columns-repeated="9"/>
          <table:table-cell table:number-columns-repeated="982"/>
        </table:table-row>
        <table:table-row table:style-name="ro1">
          <table:table-cell office:value-type="float" office:value="167555">
            <text:p>167555</text:p>
          </table:table-cell>
          <table:table-cell office:value-type="string">
            <text:p>0.56289355390711271</text:p>
          </table:table-cell>
          <table:table-cell table:number-columns-repeated="2"/>
          <table:table-cell office:value-type="string">
            <text:p>0.56739294714121991</text:p>
          </table:table-cell>
          <table:table-cell/>
          <table:table-cell office:value-type="string">
            <text:p>0.5861184356425384</text:p>
          </table:table-cell>
          <table:table-cell table:number-columns-repeated="3"/>
          <table:table-cell office:value-type="string">
            <text:p>0.55924542958473078</text:p>
          </table:table-cell>
          <table:table-cell table:number-columns-repeated="10"/>
          <table:table-cell office:value-type="string">
            <text:p>0.56682704212753543</text:p>
          </table:table-cell>
          <table:table-cell office:value-type="string">
            <text:p>0.56626951268438952</text:p>
          </table:table-cell>
          <table:table-cell table:number-columns-repeated="2"/>
          <table:table-cell office:value-type="string">
            <text:p>0.56381542430370035</text:p>
          </table:table-cell>
          <table:table-cell office:value-type="string">
            <text:p>0.56324580041152428</text:p>
          </table:table-cell>
          <table:table-cell office:value-type="string">
            <text:p>0.56436547617214405</text:p>
          </table:table-cell>
          <table:table-cell office:value-type="string">
            <text:p>0.56381263093845746</text:p>
          </table:table-cell>
          <table:table-cell office:value-type="string">
            <text:p>0.56616288259484071</text:p>
          </table:table-cell>
          <table:table-cell/>
          <table:table-cell office:value-type="string">
            <text:p>0.56666405508475926</text:p>
          </table:table-cell>
          <table:table-cell office:value-type="string">
            <text:p>0.56125115471498799</text:p>
          </table:table-cell>
          <table:table-cell table:style-name="ce3" table:number-columns-repeated="9"/>
          <table:table-cell table:number-columns-repeated="982"/>
        </table:table-row>
        <table:table-row table:style-name="ro1">
          <table:table-cell table:style-name="ce2" office:value-type="float" office:value="335992">
            <text:p>335992</text:p>
          </table:table-cell>
          <table:table-cell table:style-name="ce2" table:number-columns-repeated="3"/>
          <table:table-cell table:style-name="ce2" office:value-type="string">
            <text:p>0.55446774173563707</text:p>
          </table:table-cell>
          <table:table-cell table:style-name="ce2"/>
          <table:table-cell table:style-name="ce2" office:value-type="string">
            <text:p>0.54957131674317528</text:p>
          </table:table-cell>
          <table:table-cell table:style-name="ce2" table:number-columns-repeated="12"/>
          <table:table-cell table:style-name="ce2" office:value-type="string">
            <text:p>0.55570807940546829</text:p>
          </table:table-cell>
          <table:table-cell table:style-name="ce2" table:number-columns-repeated="13"/>
          <table:table-cell table:style-name="ce2" office:value-type="string">
            <text:p>0.53960887745601049</text:p>
          </table:table-cell>
          <table:table-cell table:style-name="ce2" office:value-type="string">
            <text:p>0.56097687400424168</text:p>
          </table:table-cell>
          <table:table-cell table:style-name="ce2" office:value-type="string">
            <text:p>0.55008414279923346</text:p>
          </table:table-cell>
          <table:table-cell table:style-name="ce2" office:value-type="string">
            <text:p>0.54413238907324502</text:p>
          </table:table-cell>
          <table:table-cell table:style-name="ce2" office:value-type="string">
            <text:p>0.54539871427580022</text:p>
          </table:table-cell>
          <table:table-cell table:style-name="ce2" office:value-type="string">
            <text:p>0.54575494310517214</text:p>
          </table:table-cell>
          <table:table-cell table:style-name="ce2" office:value-type="string">
            <text:p>0.53418474134170923</text:p>
          </table:table-cell>
          <table:table-cell table:style-name="ce2" office:value-type="string">
            <text:p>0.54043400467107972</text:p>
          </table:table-cell>
          <table:table-cell table:style-name="ce2" office:value-type="string">
            <text:p>0.54373649268826429</text:p>
          </table:table-cell>
          <table:table-cell table:style-name="ce2" office:value-type="string">
            <text:p>0.54539631932198374</text:p>
          </table:table-cell>
          <table:table-cell table:style-name="ce2" office:value-type="string">
            <text:p>0.54305284179203084</text:p>
          </table:table-cell>
          <table:table-cell table:style-name="ce2" office:value-type="string">
            <text:p>0.53837078162310315</text:p>
          </table:table-cell>
          <table:table-cell table:style-name="ce2" office:value-type="string">
            <text:p>0.53930170323886462</text:p>
          </table:table-cell>
          <table:table-cell table:style-name="ce2" office:value-type="string">
            <text:p>0.54032873686879634</text:p>
          </table:table-cell>
          <table:table-cell table:style-name="ce2" office:value-type="string">
            <text:p>0.53740566346026142</text:p>
          </table:table-cell>
          <table:table-cell table:style-name="ce2" office:value-type="string">
            <text:p>0.54083672152338491</text:p>
          </table:table-cell>
          <table:table-cell table:style-name="ce2" office:value-type="string">
            <text:p>0.53888178956926369</text:p>
          </table:table-cell>
          <table:table-cell table:style-name="ce2" office:value-type="string">
            <text:p>0.55144138142548804</text:p>
          </table:table-cell>
          <table:table-cell table:style-name="ce2" office:value-type="string">
            <text:p>0.54025014017810546</text:p>
          </table:table-cell>
          <table:table-cell table:style-name="ce2" office:value-type="string">
            <text:p>0.53884264856752462</text:p>
          </table:table-cell>
          <table:table-cell table:style-name="ce2" office:value-type="string">
            <text:p>0.53901459721741429</text:p>
          </table:table-cell>
          <table:table-cell table:style-name="ce2" office:value-type="string">
            <text:p>0.5383378894160129</text:p>
          </table:table-cell>
          <table:table-cell table:style-name="ce2" office:value-type="string">
            <text:p>0.54020720896820285</text:p>
          </table:table-cell>
          <table:table-cell table:style-name="ce2" office:value-type="string">
            <text:p>0.53791027112993584</text:p>
          </table:table-cell>
          <table:table-cell table:style-name="ce2" office:value-type="string">
            <text:p>0.54404986070112316</text:p>
          </table:table-cell>
          <table:table-cell table:style-name="ce2" office:value-type="string">
            <text:p>0.54083835705089567</text:p>
          </table:table-cell>
          <table:table-cell table:style-name="ce2" office:value-type="string">
            <text:p>0.53637114885692139</text:p>
          </table:table-cell>
          <table:table-cell table:style-name="ce2" office:value-type="string">
            <text:p>0.53781911900824775</text:p>
          </table:table-cell>
          <table:table-cell table:style-name="ce2" office:value-type="string">
            <text:p>0.54057329950765975</text:p>
          </table:table-cell>
          <table:table-cell table:style-name="ce2" office:value-type="string">
            <text:p>0.5426928648927718</text:p>
          </table:table-cell>
          <table:table-cell table:style-name="ce2" office:value-type="string">
            <text:p>0.53610909296604792</text:p>
          </table:table-cell>
          <table:table-cell table:style-name="ce2" office:value-type="string">
            <text:p>0.53381462268857049</text:p>
          </table:table-cell>
          <table:table-cell table:style-name="ce2" office:value-type="string">
            <text:p>0.5338045955565911</text:p>
          </table:table-cell>
          <table:table-cell table:style-name="ce2" office:value-type="string">
            <text:p>0.53561660779417142</text:p>
          </table:table-cell>
          <table:table-cell table:style-name="ce2" office:value-type="string">
            <text:p>0.53810077975214365</text:p>
          </table:table-cell>
          <table:table-cell table:style-name="ce2" office:value-type="string">
            <text:p>0.53877233232578103</text:p>
          </table:table-cell>
          <table:table-cell table:style-name="ce2" office:value-type="string">
            <text:p>0.53864477821641155</text:p>
          </table:table-cell>
          <table:table-cell table:style-name="ce2" office:value-type="string">
            <text:p>0.53758834537014699</text:p>
          </table:table-cell>
          <table:table-cell table:style-name="ce2" office:value-type="string">
            <text:p>0.53764353052887714</text:p>
          </table:table-cell>
          <table:table-cell table:style-name="ce2" office:value-type="string">
            <text:p>0.54478789253132653</text:p>
          </table:table-cell>
          <table:table-cell table:style-name="ce2" office:value-type="string">
            <text:p>0.5373567145787328</text:p>
          </table:table-cell>
          <table:table-cell table:style-name="ce2" table:number-columns-repeated="950"/>
        </table:table-row>
      </table:table>
      <table:table table:name="335992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2">
          <table:table-cell office:value-type="float" office:value="671204">
            <text:p>671204</text:p>
          </table:table-cell>
          <table:table-cell office:value-type="string">
            <text:p>335992.PRJNA13989.SAR11_0001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ketol-acid reductoisomerase gene=ilvC tax_id_proj_id=335992.PRJNA13989 EC_number=1.1.1.86 cog=- project_id=PRJNA13989 protein_id=AAZ20826.1 GI=71061823 /&gt;</text:p>
          </table:table-cell>
          <table:table-cell office:value-type="float" office:value="1014">
            <text:p>1014</text:p>
          </table:table-cell>
          <table:table-cell office:value-type="float" office:value="515">
            <text:p>515</text:p>
          </table:table-cell>
          <table:table-cell office:value-type="float" office:value="1528">
            <text:p>1528</text:p>
          </table:table-cell>
          <table:table-cell office:value-type="float" office:value="-0">
            <text:p>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5.2071005917</text:p>
          </table:table-cell>
        </table:table-row>
        <table:table-row table:style-name="ro2">
          <table:table-cell office:value-type="float" office:value="671205">
            <text:p>671205</text:p>
          </table:table-cell>
          <table:table-cell office:value-type="string">
            <text:p>335992.PRJNA13989.SAR11_0002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acetolactate synthase small subunit gene=ilvH tax_id_proj_id=335992.PRJNA13989 EC_number=2.2.1.6 cog=- project_id=PRJNA13989 protein_id=AAZ20827.1 GI=71061824 /&gt;</text:p>
          </table:table-cell>
          <table:table-cell office:value-type="float" office:value="549">
            <text:p>549</text:p>
          </table:table-cell>
          <table:table-cell office:value-type="float" office:value="1555">
            <text:p>1555</text:p>
          </table:table-cell>
          <table:table-cell office:value-type="float" office:value="2103">
            <text:p>2103</text:p>
          </table:table-cell>
          <table:table-cell office:value-type="float" office:value="-0">
            <text:p>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.2367941712</text:p>
          </table:table-cell>
        </table:table-row>
        <table:table-row table:style-name="ro2">
          <table:table-cell office:value-type="float" office:value="671206">
            <text:p>671206</text:p>
          </table:table-cell>
          <table:table-cell office:value-type="string">
            <text:p>335992.PRJNA13989.SAR11_0003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acetolactate synthase large subunit (ALS III) gene=ilvB tax_id_proj_id=335992.PRJNA13989 EC_number=2.2.1.6 cog=- project_id=PRJNA13989 protein_id=AAZ20828.1 GI=71061825 /&gt;</text:p>
          </table:table-cell>
          <table:table-cell office:value-type="float" office:value="1767">
            <text:p>1767</text:p>
          </table:table-cell>
          <table:table-cell office:value-type="float" office:value="2104">
            <text:p>2104</text:p>
          </table:table-cell>
          <table:table-cell office:value-type="float" office:value="3870">
            <text:p>3870</text:p>
          </table:table-cell>
          <table:table-cell office:value-type="float" office:value="-0">
            <text:p>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3.5597057159</text:p>
          </table:table-cell>
        </table:table-row>
        <table:table-row table:style-name="ro2">
          <table:table-cell office:value-type="float" office:value="671208">
            <text:p>671208</text:p>
          </table:table-cell>
          <table:table-cell office:value-type="string">
            <text:p>335992.PRJNA13989.SAR11_0005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probable periplasmic serine protease DO-like precursor gene=htrA tax_id_proj_id=335992.PRJNA13989 EC_number=3.4.21.- cog=- project_id=PRJNA13989 protein_id=AAZ20830.1 GI=71061827 /&gt;</text:p>
          </table:table-cell>
          <table:table-cell office:value-type="float" office:value="1413">
            <text:p>1413</text:p>
          </table:table-cell>
          <table:table-cell office:value-type="float" office:value="4834">
            <text:p>4834</text:p>
          </table:table-cell>
          <table:table-cell office:value-type="float" office:value="6246">
            <text:p>6246</text:p>
          </table:table-cell>
          <table:table-cell office:value-type="float" office:value="-0">
            <text:p>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1.9886765747</text:p>
          </table:table-cell>
        </table:table-row>
        <table:table-row table:style-name="ro2">
          <table:table-cell office:value-type="float" office:value="671211">
            <text:p>671211</text:p>
          </table:table-cell>
          <table:table-cell office:value-type="string">
            <text:p>335992.PRJNA13989.SAR11_0008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probable integral membrane proteinase gene=hflK tax_id_proj_id=335992.PRJNA13989 EC_number=3.4.-.- cog=- project_id=PRJNA13989 protein_id=AAZ20833.1 GI=71061830 /&gt;</text:p>
          </table:table-cell>
          <table:table-cell office:value-type="float" office:value="1101">
            <text:p>1101</text:p>
          </table:table-cell>
          <table:table-cell office:value-type="float" office:value="7309">
            <text:p>7309</text:p>
          </table:table-cell>
          <table:table-cell office:value-type="float" office:value="8409">
            <text:p>8409</text:p>
          </table:table-cell>
          <table:table-cell office:value-type="float" office:value="-0">
            <text:p>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5.9673024523</text:p>
          </table:table-cell>
        </table:table-row>
        <table:table-row table:style-name="ro2">
          <table:table-cell office:value-type="float" office:value="671212">
            <text:p>671212</text:p>
          </table:table-cell>
          <table:table-cell office:value-type="string">
            <text:p>335992.PRJNA13989.SAR11_0009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probable ATPase gene=mrp tax_id_proj_id=335992.PRJNA13989 cog=- project_id=PRJNA13989 protein_id=AAZ20834.1 GI=71061831 /&gt;</text:p>
          </table:table-cell>
          <table:table-cell office:value-type="float" office:value="876">
            <text:p>876</text:p>
          </table:table-cell>
          <table:table-cell office:value-type="float" office:value="8410">
            <text:p>8410</text:p>
          </table:table-cell>
          <table:table-cell office:value-type="float" office:value="9285">
            <text:p>928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3.1050228311</text:p>
          </table:table-cell>
        </table:table-row>
        <table:table-row table:style-name="ro2">
          <table:table-cell office:value-type="float" office:value="671289">
            <text:p>671289</text:p>
          </table:table-cell>
          <table:table-cell office:value-type="string">
            <text:p>335992.PRJNA13989.SAR11_0085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CDP-diacylglycerol gene=pgsA tax_id_proj_id=335992.PRJNA13989 EC_number=2.7.8.5 cog=- project_id=PRJNA13989 protein_id=AAZ20909.1 GI=71061906 /&gt;</text:p>
          </table:table-cell>
          <table:table-cell office:value-type="float" office:value="585">
            <text:p>585</text:p>
          </table:table-cell>
          <table:table-cell office:value-type="float" office:value="100346">
            <text:p>100346</text:p>
          </table:table-cell>
          <table:table-cell office:value-type="float" office:value="100930">
            <text:p>10093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9.7435897436</text:p>
          </table:table-cell>
        </table:table-row>
        <table:table-row table:style-name="ro2">
          <table:table-cell office:value-type="float" office:value="671291">
            <text:p>671291</text:p>
          </table:table-cell>
          <table:table-cell office:value-type="string">
            <text:p>335992.PRJNA13989.SAR11_0087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transcriptional regulator gene=petP tax_id_proj_id=335992.PRJNA13989 note=MarR family (Pfam) cog=- project_id=PRJNA13989 protein_id=AAZ20911.1 GI=71061908 /&gt;</text:p>
          </table:table-cell>
          <table:table-cell office:value-type="float" office:value="438">
            <text:p>438</text:p>
          </table:table-cell>
          <table:table-cell office:value-type="float" office:value="101879">
            <text:p>101879</text:p>
          </table:table-cell>
          <table:table-cell office:value-type="float" office:value="102316">
            <text:p>10231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5.3424657534</text:p>
          </table:table-cell>
        </table:table-row>
        <table:table-row table:style-name="ro2">
          <table:table-cell office:value-type="float" office:value="671299">
            <text:p>671299</text:p>
          </table:table-cell>
          <table:table-cell office:value-type="string">
            <text:p>335992.PRJNA13989.SAR11_0095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ribosomal 5S rRNA E-loop binding protein Ctc/L25/TL5 gene=rplY tax_id_proj_id=335992.PRJNA13989 cog=- project_id=PRJNA13989 protein_id=AAZ20919.1 GI=71061916 /&gt;</text:p>
          </table:table-cell>
          <table:table-cell office:value-type="float" office:value="687">
            <text:p>687</text:p>
          </table:table-cell>
          <table:table-cell office:value-type="float" office:value="108118">
            <text:p>108118</text:p>
          </table:table-cell>
          <table:table-cell office:value-type="float" office:value="108804">
            <text:p>10880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3.770014556</text:p>
          </table:table-cell>
        </table:table-row>
        <table:table-row table:style-name="ro2">
          <table:table-cell office:value-type="float" office:value="671310">
            <text:p>671310</text:p>
          </table:table-cell>
          <table:table-cell office:value-type="string">
            <text:p>335992.PRJNA13989.SAR11_0105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4-diphosphocytidyl-2-C-methyl-D-erythritol kinase gene=ispE tax_id_proj_id=335992.PRJNA13989 EC_number=2.7.1.148 cog=- project_id=PRJNA13989 protein_id=AAZ20929.1 GI=71061926 /&gt;</text:p>
          </table:table-cell>
          <table:table-cell office:value-type="float" office:value="846">
            <text:p>846</text:p>
          </table:table-cell>
          <table:table-cell office:value-type="float" office:value="116256">
            <text:p>116256</text:p>
          </table:table-cell>
          <table:table-cell office:value-type="float" office:value="117101">
            <text:p>117101</text:p>
          </table:table-cell>
          <table:table-cell office:value-type="float" office:value="-0">
            <text:p>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5.5319148936</text:p>
          </table:table-cell>
        </table:table-row>
        <table:table-row table:style-name="ro2">
          <table:table-cell office:value-type="float" office:value="671314">
            <text:p>671314</text:p>
          </table:table-cell>
          <table:table-cell office:value-type="string">
            <text:p>335992.PRJNA13989.SAR11_0109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site-specific DNA methyltransferase gene=babIM tax_id_proj_id=335992.PRJNA13989 EC_number=2.1.1.72 cog=- project_id=PRJNA13989 protein_id=AAZ20933.1 GI=71061930 /&gt;</text:p>
          </table:table-cell>
          <table:table-cell office:value-type="float" office:value="1071">
            <text:p>1071</text:p>
          </table:table-cell>
          <table:table-cell office:value-type="float" office:value="120215">
            <text:p>120215</text:p>
          </table:table-cell>
          <table:table-cell office:value-type="float" office:value="121285">
            <text:p>12128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.4388422035</text:p>
          </table:table-cell>
        </table:table-row>
        <table:table-row table:style-name="ro2">
          <table:table-cell office:value-type="float" office:value="671325">
            <text:p>671325</text:p>
          </table:table-cell>
          <table:table-cell office:value-type="string">
            <text:p>335992.PRJNA13989.SAR11_0120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phytoene dehydrogenase gene=crtI tax_id_proj_id=335992.PRJNA13989 cog=- project_id=PRJNA13989 protein_id=AAZ20944.1 GI=71061941 /&gt;</text:p>
          </table:table-cell>
          <table:table-cell office:value-type="float" office:value="1458">
            <text:p>1458</text:p>
          </table:table-cell>
          <table:table-cell office:value-type="float" office:value="129472">
            <text:p>129472</text:p>
          </table:table-cell>
          <table:table-cell office:value-type="float" office:value="130929">
            <text:p>13092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.1783264746</text:p>
          </table:table-cell>
        </table:table-row>
        <table:table-row table:style-name="ro2">
          <table:table-cell office:value-type="float" office:value="671364">
            <text:p>671364</text:p>
          </table:table-cell>
          <table:table-cell office:value-type="string">
            <text:p>335992.PRJNA13989.SAR11_0161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10 kDa chaperonin gene=groES tax_id_proj_id=335992.PRJNA13989 cog=- project_id=PRJNA13989 protein_id=AAZ20983.1 GI=71061980 /&gt;</text:p>
          </table:table-cell>
          <table:table-cell office:value-type="float" office:value="291">
            <text:p>291</text:p>
          </table:table-cell>
          <table:table-cell office:value-type="float" office:value="164261">
            <text:p>164261</text:p>
          </table:table-cell>
          <table:table-cell office:value-type="float" office:value="164551">
            <text:p>16455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5.3951890034</text:p>
          </table:table-cell>
        </table:table-row>
        <table:table-row table:style-name="ro2">
          <table:table-cell office:value-type="float" office:value="671381">
            <text:p>671381</text:p>
          </table:table-cell>
          <table:table-cell office:value-type="string">
            <text:p>335992.PRJNA13989.SAR11_0178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Heat shock protein tax_id_proj_id=335992.PRJNA13989 note=DnaJ N Terminal End Only cog=- project_id=PRJNA13989 protein_id=AAZ21000.1 GI=71061997 /&gt;</text:p>
          </table:table-cell>
          <table:table-cell office:value-type="float" office:value="507">
            <text:p>507</text:p>
          </table:table-cell>
          <table:table-cell office:value-type="float" office:value="180749">
            <text:p>180749</text:p>
          </table:table-cell>
          <table:table-cell office:value-type="float" office:value="181255">
            <text:p>181255</text:p>
          </table:table-cell>
          <table:table-cell office:value-type="float" office:value="-0">
            <text:p>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4.2603550296</text:p>
          </table:table-cell>
        </table:table-row>
        <table:table-row table:style-name="ro2">
          <table:table-cell office:value-type="float" office:value="671387">
            <text:p>671387</text:p>
          </table:table-cell>
          <table:table-cell office:value-type="string">
            <text:p>335992.PRJNA13989.SAR11_0185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conserved hypothetical protein tax_id_proj_id=335992.PRJNA13989 cog=- project_id=PRJNA13989 protein_id=AAZ21006.1 GI=71062003 /&gt;</text:p>
          </table:table-cell>
          <table:table-cell office:value-type="float" office:value="297">
            <text:p>297</text:p>
          </table:table-cell>
          <table:table-cell office:value-type="float" office:value="186286">
            <text:p>186286</text:p>
          </table:table-cell>
          <table:table-cell office:value-type="float" office:value="186582">
            <text:p>18658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5.0168350168</text:p>
          </table:table-cell>
        </table:table-row>
        <table:table-row table:style-name="ro2">
          <table:table-cell office:value-type="float" office:value="671420">
            <text:p>671420</text:p>
          </table:table-cell>
          <table:table-cell office:value-type="string">
            <text:p>335992.PRJNA13989.SAR11_0218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methionine biosynthesis protein gene=metW tax_id_proj_id=335992.PRJNA13989 note=MetW cog=- project_id=PRJNA13989 protein_id=AAZ21039.1 GI=71062036 /&gt;</text:p>
          </table:table-cell>
          <table:table-cell office:value-type="float" office:value="597">
            <text:p>597</text:p>
          </table:table-cell>
          <table:table-cell office:value-type="float" office:value="219454">
            <text:p>219454</text:p>
          </table:table-cell>
          <table:table-cell office:value-type="float" office:value="220050">
            <text:p>22005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6.1306532663</text:p>
          </table:table-cell>
        </table:table-row>
        <table:table-row table:style-name="ro2">
          <table:table-cell office:value-type="float" office:value="671426">
            <text:p>671426</text:p>
          </table:table-cell>
          <table:table-cell office:value-type="string">
            <text:p>335992.PRJNA13989.SAR11_0224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Gamma-glutamyl phosphate reductase gene=proA tax_id_proj_id=335992.PRJNA13989 EC_number=1.2.1.41 cog=- project_id=PRJNA13989 protein_id=AAZ21045.1 GI=71062042 /&gt;</text:p>
          </table:table-cell>
          <table:table-cell office:value-type="float" office:value="1251">
            <text:p>1251</text:p>
          </table:table-cell>
          <table:table-cell office:value-type="float" office:value="223619">
            <text:p>223619</text:p>
          </table:table-cell>
          <table:table-cell office:value-type="float" office:value="224869">
            <text:p>22486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9.7362110312</text:p>
          </table:table-cell>
        </table:table-row>
        <table:table-row table:style-name="ro2">
          <table:table-cell office:value-type="float" office:value="671434">
            <text:p>671434</text:p>
          </table:table-cell>
          <table:table-cell office:value-type="string">
            <text:p>335992.PRJNA13989.SAR11_0232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H+-transporting two-sector ATPase (F0F1-type ATP synthase) alpha chain gene=atpA tax_id_proj_id=335992.PRJNA13989 EC_number=3.6.3.14 cog=- project_id=PRJNA13989 protein_id=AAZ21053.1 GI=71062050 /&gt;</text:p>
          </table:table-cell>
          <table:table-cell office:value-type="float" office:value="1536">
            <text:p>1536</text:p>
          </table:table-cell>
          <table:table-cell office:value-type="float" office:value="230058">
            <text:p>230058</text:p>
          </table:table-cell>
          <table:table-cell office:value-type="float" office:value="231593">
            <text:p>231593</text:p>
          </table:table-cell>
          <table:table-cell office:value-type="float" office:value="-0">
            <text:p>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4.765625</text:p>
          </table:table-cell>
        </table:table-row>
        <table:table-row table:style-name="ro2">
          <table:table-cell office:value-type="float" office:value="671438">
            <text:p>671438</text:p>
          </table:table-cell>
          <table:table-cell office:value-type="string">
            <text:p>335992.PRJNA13989.SAR11_0236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2-oxoglutarate dehydrogenase complex E2 component gene=sucB tax_id_proj_id=335992.PRJNA13989 EC_number=2.3.1.61 cog=- project_id=PRJNA13989 protein_id=AAZ21057.1 GI=71062054 /&gt;</text:p>
          </table:table-cell>
          <table:table-cell office:value-type="float" office:value="1278">
            <text:p>1278</text:p>
          </table:table-cell>
          <table:table-cell office:value-type="float" office:value="235641">
            <text:p>235641</text:p>
          </table:table-cell>
          <table:table-cell office:value-type="float" office:value="236918">
            <text:p>236918</text:p>
          </table:table-cell>
          <table:table-cell office:value-type="float" office:value="-0">
            <text:p>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1.3771517997</text:p>
          </table:table-cell>
        </table:table-row>
        <table:table-row table:style-name="ro2">
          <table:table-cell office:value-type="float" office:value="671440">
            <text:p>671440</text:p>
          </table:table-cell>
          <table:table-cell office:value-type="string">
            <text:p>335992.PRJNA13989.SAR11_0238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Succinyl-CoA synthetase alpha chain (SCS-alpha) gene=sucD tax_id_proj_id=335992.PRJNA13989 EC_number=6.2.1.5 cog=- project_id=PRJNA13989 protein_id=AAZ21059.1 GI=71062056 /&gt;</text:p>
          </table:table-cell>
          <table:table-cell office:value-type="float" office:value="876">
            <text:p>876</text:p>
          </table:table-cell>
          <table:table-cell office:value-type="float" office:value="239859">
            <text:p>239859</text:p>
          </table:table-cell>
          <table:table-cell office:value-type="float" office:value="240734">
            <text:p>240734</text:p>
          </table:table-cell>
          <table:table-cell office:value-type="float" office:value="-0">
            <text:p>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4.8173515982</text:p>
          </table:table-cell>
        </table:table-row>
        <table:table-row table:style-name="ro2">
          <table:table-cell office:value-type="float" office:value="671488">
            <text:p>671488</text:p>
          </table:table-cell>
          <table:table-cell office:value-type="string">
            <text:p>335992.PRJNA13989.SAR11_0286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Heme exporter protein D gene=ccmD tax_id_proj_id=335992.PRJNA13989 note=CcmD cog=- project_id=PRJNA13989 protein_id=AAZ21107.1 GI=71062104 /&gt;</text:p>
          </table:table-cell>
          <table:table-cell office:value-type="float" office:value="228">
            <text:p>228</text:p>
          </table:table-cell>
          <table:table-cell office:value-type="float" office:value="288557">
            <text:p>288557</text:p>
          </table:table-cell>
          <table:table-cell office:value-type="float" office:value="288784">
            <text:p>288784</text:p>
          </table:table-cell>
          <table:table-cell office:value-type="float" office:value="-0">
            <text:p>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7.6315789474</text:p>
          </table:table-cell>
        </table:table-row>
        <table:table-row table:style-name="ro2">
          <table:table-cell office:value-type="float" office:value="671499">
            <text:p>671499</text:p>
          </table:table-cell>
          <table:table-cell office:value-type="string">
            <text:p>335992.PRJNA13989.SAR11_0297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Phosphate-starvation-inducible E tax_id_proj_id=335992.PRJNA13989 cog=- project_id=PRJNA13989 protein_id=AAZ21118.1 GI=71062115 /&gt;</text:p>
          </table:table-cell>
          <table:table-cell office:value-type="float" office:value="381">
            <text:p>381</text:p>
          </table:table-cell>
          <table:table-cell office:value-type="float" office:value="295652">
            <text:p>295652</text:p>
          </table:table-cell>
          <table:table-cell office:value-type="float" office:value="296032">
            <text:p>29603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9.6587926509</text:p>
          </table:table-cell>
        </table:table-row>
        <table:table-row table:style-name="ro2">
          <table:table-cell office:value-type="float" office:value="671503">
            <text:p>671503</text:p>
          </table:table-cell>
          <table:table-cell office:value-type="string">
            <text:p>335992.PRJNA13989.SAR11_0301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marC family protein gene=marC tax_id_proj_id=335992.PRJNA13989 cog=- project_id=PRJNA13989 protein_id=AAZ21122.1 GI=71062119 /&gt;</text:p>
          </table:table-cell>
          <table:table-cell office:value-type="float" office:value="609">
            <text:p>609</text:p>
          </table:table-cell>
          <table:table-cell office:value-type="float" office:value="298159">
            <text:p>298159</text:p>
          </table:table-cell>
          <table:table-cell office:value-type="float" office:value="298767">
            <text:p>298767</text:p>
          </table:table-cell>
          <table:table-cell office:value-type="float" office:value="-0">
            <text:p>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7.9146141215</text:p>
          </table:table-cell>
        </table:table-row>
        <table:table-row table:style-name="ro2">
          <table:table-cell office:value-type="float" office:value="671506">
            <text:p>671506</text:p>
          </table:table-cell>
          <table:table-cell office:value-type="string">
            <text:p>335992.PRJNA13989.SAR11_0304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short chain dehydrogenase tax_id_proj_id=335992.PRJNA13989 note=unknown specificity cog=- project_id=PRJNA13989 protein_id=AAZ21125.1 GI=71062122 /&gt;</text:p>
          </table:table-cell>
          <table:table-cell office:value-type="float" office:value="672">
            <text:p>672</text:p>
          </table:table-cell>
          <table:table-cell office:value-type="float" office:value="300898">
            <text:p>300898</text:p>
          </table:table-cell>
          <table:table-cell office:value-type="float" office:value="301569">
            <text:p>30156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3.630952381</text:p>
          </table:table-cell>
        </table:table-row>
        <table:table-row table:style-name="ro2">
          <table:table-cell office:value-type="float" office:value="671555">
            <text:p>671555</text:p>
          </table:table-cell>
          <table:table-cell office:value-type="string">
            <text:p>335992.PRJNA13989.SAR11_0351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glucose inhibited division protein A gene=gidA tax_id_proj_id=335992.PRJNA13989 cog=- project_id=PRJNA13989 protein_id=AAZ21173.1 GI=71062170 /&gt;</text:p>
          </table:table-cell>
          <table:table-cell office:value-type="float" office:value="1872">
            <text:p>1872</text:p>
          </table:table-cell>
          <table:table-cell office:value-type="float" office:value="343082">
            <text:p>343082</text:p>
          </table:table-cell>
          <table:table-cell office:value-type="float" office:value="344953">
            <text:p>34495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2.6388888889</text:p>
          </table:table-cell>
        </table:table-row>
        <table:table-row table:style-name="ro2">
          <table:table-cell office:value-type="float" office:value="671581">
            <text:p>671581</text:p>
          </table:table-cell>
          <table:table-cell office:value-type="string">
            <text:p>335992.PRJNA13989.SAR11_0378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NifU-like domain protein tax_id_proj_id=335992.PRJNA13989 cog=- project_id=PRJNA13989 protein_id=AAZ21199.1 GI=71062196 /&gt;</text:p>
          </table:table-cell>
          <table:table-cell office:value-type="float" office:value="543">
            <text:p>543</text:p>
          </table:table-cell>
          <table:table-cell office:value-type="float" office:value="369706">
            <text:p>369706</text:p>
          </table:table-cell>
          <table:table-cell office:value-type="float" office:value="370248">
            <text:p>37024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.2025782689</text:p>
          </table:table-cell>
        </table:table-row>
        <table:table-row table:style-name="ro2">
          <table:table-cell office:value-type="float" office:value="671646">
            <text:p>671646</text:p>
          </table:table-cell>
          <table:table-cell office:value-type="string">
            <text:p>335992.PRJNA13989.SAR11_0440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50S ribosomal protein L35 gene=rpmI tax_id_proj_id=335992.PRJNA13989 cog=- project_id=PRJNA13989 protein_id=AAZ21262.1 GI=71062259 /&gt;</text:p>
          </table:table-cell>
          <table:table-cell office:value-type="float" office:value="207">
            <text:p>207</text:p>
          </table:table-cell>
          <table:table-cell office:value-type="float" office:value="434321">
            <text:p>434321</text:p>
          </table:table-cell>
          <table:table-cell office:value-type="float" office:value="434527">
            <text:p>434527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1.4009661836</text:p>
          </table:table-cell>
        </table:table-row>
        <table:table-row table:style-name="ro2">
          <table:table-cell office:value-type="float" office:value="671668">
            <text:p>671668</text:p>
          </table:table-cell>
          <table:table-cell office:value-type="string">
            <text:p>335992.PRJNA13989.SAR11_0461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Unknown protein tax_id_proj_id=335992.PRJNA13989 cog=- project_id=PRJNA13989 protein_id=AAZ21283.1 GI=71062280 /&gt;</text:p>
          </table:table-cell>
          <table:table-cell office:value-type="float" office:value="195">
            <text:p>195</text:p>
          </table:table-cell>
          <table:table-cell office:value-type="float" office:value="455362">
            <text:p>455362</text:p>
          </table:table-cell>
          <table:table-cell office:value-type="float" office:value="455556">
            <text:p>455556</text:p>
          </table:table-cell>
          <table:table-cell office:value-type="float" office:value="-0">
            <text:p>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7.1794871795</text:p>
          </table:table-cell>
        </table:table-row>
        <table:table-row table:style-name="ro2">
          <table:table-cell office:value-type="float" office:value="671795">
            <text:p>671795</text:p>
          </table:table-cell>
          <table:table-cell office:value-type="string">
            <text:p>335992.PRJNA13989.SAR11_0580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probable 50S ribosomal protein L31 gene=rpmE tax_id_proj_id=335992.PRJNA13989 cog=- project_id=PRJNA13989 protein_id=AAZ21401.1 GI=71062398 /&gt;</text:p>
          </table:table-cell>
          <table:table-cell office:value-type="float" office:value="231">
            <text:p>231</text:p>
          </table:table-cell>
          <table:table-cell office:value-type="float" office:value="569352">
            <text:p>569352</text:p>
          </table:table-cell>
          <table:table-cell office:value-type="float" office:value="569582">
            <text:p>569582</text:p>
          </table:table-cell>
          <table:table-cell office:value-type="float" office:value="-0">
            <text:p>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4.1991341991</text:p>
          </table:table-cell>
        </table:table-row>
        <table:table-row table:style-name="ro2">
          <table:table-cell office:value-type="float" office:value="671799">
            <text:p>671799</text:p>
          </table:table-cell>
          <table:table-cell office:value-type="string">
            <text:p>335992.PRJNA13989.SAR11_0584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fructose-bisphosphate aldolase gene=fbaB tax_id_proj_id=335992.PRJNA13989 EC_number=4.1.2.13 note=similar to non-muscle-type fructose-bisphosphate aldolase from Pacific lamprey cog=- project_id=PRJNA13989 protein_id=AAZ21405.1 GI=71062402 /&gt;</text:p>
          </table:table-cell>
          <table:table-cell office:value-type="float" office:value="1011">
            <text:p>1011</text:p>
          </table:table-cell>
          <table:table-cell office:value-type="float" office:value="571531">
            <text:p>571531</text:p>
          </table:table-cell>
          <table:table-cell office:value-type="float" office:value="572541">
            <text:p>572541</text:p>
          </table:table-cell>
          <table:table-cell office:value-type="float" office:value="-0">
            <text:p>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3.3333333333</text:p>
          </table:table-cell>
        </table:table-row>
        <table:table-row table:style-name="ro2">
          <table:table-cell office:value-type="float" office:value="671808">
            <text:p>671808</text:p>
          </table:table-cell>
          <table:table-cell office:value-type="string">
            <text:p>335992.PRJNA13989.SAR11_0593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crossover junction endodeoxyribonuclease gene=ruvC tax_id_proj_id=335992.PRJNA13989 EC_number=3.1.22.4 cog=- project_id=PRJNA13989 protein_id=AAZ21414.1 GI=71062411 /&gt;</text:p>
          </table:table-cell>
          <table:table-cell office:value-type="float" office:value="495">
            <text:p>495</text:p>
          </table:table-cell>
          <table:table-cell office:value-type="float" office:value="579587">
            <text:p>579587</text:p>
          </table:table-cell>
          <table:table-cell office:value-type="float" office:value="580081">
            <text:p>58008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9.2929292929</text:p>
          </table:table-cell>
        </table:table-row>
        <table:table-row table:style-name="ro2">
          <table:table-cell office:value-type="float" office:value="671853">
            <text:p>671853</text:p>
          </table:table-cell>
          <table:table-cell office:value-type="string">
            <text:p>335992.PRJNA13989.SAR11_0637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tax_id_proj_id=335992.PRJNA13989 note=similar to protein of unknown function DUF636 cog=- project_id=PRJNA13989 protein_id=AAZ21458.1 GI=71062455 /&gt;</text:p>
          </table:table-cell>
          <table:table-cell office:value-type="float" office:value="363">
            <text:p>363</text:p>
          </table:table-cell>
          <table:table-cell office:value-type="float" office:value="623122">
            <text:p>623122</text:p>
          </table:table-cell>
          <table:table-cell office:value-type="float" office:value="623484">
            <text:p>62348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.0275482094</text:p>
          </table:table-cell>
        </table:table-row>
        <table:table-row table:style-name="ro2">
          <table:table-cell office:value-type="float" office:value="671864">
            <text:p>671864</text:p>
          </table:table-cell>
          <table:table-cell office:value-type="string">
            <text:p>335992.PRJNA13989.SAR11_0649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IMP dehydrogenase-like protein gene=guaB tax_id_proj_id=335992.PRJNA13989 EC_number=1.1.1.205 cog=- project_id=PRJNA13989 protein_id=AAZ21469.1 GI=71062466 /&gt;</text:p>
          </table:table-cell>
          <table:table-cell office:value-type="float" office:value="1077">
            <text:p>1077</text:p>
          </table:table-cell>
          <table:table-cell office:value-type="float" office:value="635509">
            <text:p>635509</text:p>
          </table:table-cell>
          <table:table-cell office:value-type="float" office:value="636585">
            <text:p>63658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.6406685237</text:p>
          </table:table-cell>
        </table:table-row>
        <table:table-row table:style-name="ro2">
          <table:table-cell office:value-type="float" office:value="671959">
            <text:p>671959</text:p>
          </table:table-cell>
          <table:table-cell office:value-type="string">
            <text:p>335992.PRJNA13989.SAR11_0745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hesB protein gene=hesB tax_id_proj_id=335992.PRJNA13989 cog=- project_id=PRJNA13989 protein_id=AAZ21564.1 GI=71062561 /&gt;</text:p>
          </table:table-cell>
          <table:table-cell office:value-type="float" office:value="333">
            <text:p>333</text:p>
          </table:table-cell>
          <table:table-cell office:value-type="float" office:value="728391">
            <text:p>728391</text:p>
          </table:table-cell>
          <table:table-cell office:value-type="float" office:value="728723">
            <text:p>72872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3.3333333333</text:p>
          </table:table-cell>
        </table:table-row>
        <table:table-row table:style-name="ro2">
          <table:table-cell office:value-type="float" office:value="672002">
            <text:p>672002</text:p>
          </table:table-cell>
          <table:table-cell office:value-type="string">
            <text:p>335992.PRJNA13989.SAR11_0789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cysteine synthase gene=cysK tax_id_proj_id=335992.PRJNA13989 EC_number=2.5.1.47 cog=- project_id=PRJNA13989 protein_id=AAZ21607.1 GI=71062604 /&gt;</text:p>
          </table:table-cell>
          <table:table-cell office:value-type="float" office:value="1005">
            <text:p>1005</text:p>
          </table:table-cell>
          <table:table-cell office:value-type="float" office:value="763954">
            <text:p>763954</text:p>
          </table:table-cell>
          <table:table-cell office:value-type="float" office:value="764958">
            <text:p>764958</text:p>
          </table:table-cell>
          <table:table-cell office:value-type="float" office:value="-0">
            <text:p>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2.8358208955</text:p>
          </table:table-cell>
        </table:table-row>
        <table:table-row table:style-name="ro2">
          <table:table-cell office:value-type="float" office:value="672166">
            <text:p>672166</text:p>
          </table:table-cell>
          <table:table-cell office:value-type="string">
            <text:p>335992.PRJNA13989.SAR11_0958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transcription regulator tax_id_proj_id=335992.PRJNA13989 cog=- project_id=PRJNA13989 protein_id=AAZ21766.1 GI=71062763 /&gt;</text:p>
          </table:table-cell>
          <table:table-cell office:value-type="float" office:value="372">
            <text:p>372</text:p>
          </table:table-cell>
          <table:table-cell office:value-type="float" office:value="940785">
            <text:p>940785</text:p>
          </table:table-cell>
          <table:table-cell office:value-type="float" office:value="941156">
            <text:p>941156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4.1935483871</text:p>
          </table:table-cell>
        </table:table-row>
        <table:table-row table:style-name="ro2">
          <table:table-cell office:value-type="float" office:value="672178">
            <text:p>672178</text:p>
          </table:table-cell>
          <table:table-cell office:value-type="string">
            <text:p>335992.PRJNA13989.SAR11_0968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HesB-like domain tax_id_proj_id=335992.PRJNA13989 cog=- project_id=PRJNA13989 protein_id=AAZ21776.1 GI=71062773 /&gt;</text:p>
          </table:table-cell>
          <table:table-cell office:value-type="float" office:value="318">
            <text:p>318</text:p>
          </table:table-cell>
          <table:table-cell office:value-type="float" office:value="951218">
            <text:p>951218</text:p>
          </table:table-cell>
          <table:table-cell office:value-type="float" office:value="951535">
            <text:p>951535</text:p>
          </table:table-cell>
          <table:table-cell office:value-type="float" office:value="-0">
            <text:p>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.1886792453</text:p>
          </table:table-cell>
        </table:table-row>
        <table:table-row table:style-name="ro2">
          <table:table-cell office:value-type="float" office:value="672189">
            <text:p>672189</text:p>
          </table:table-cell>
          <table:table-cell office:value-type="string">
            <text:p>335992.PRJNA13989.SAR11_0979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YajC gene=yajC tax_id_proj_id=335992.PRJNA13989 cog=- project_id=PRJNA13989 protein_id=AAZ21787.1 GI=71062784 /&gt;</text:p>
          </table:table-cell>
          <table:table-cell office:value-type="float" office:value="285">
            <text:p>285</text:p>
          </table:table-cell>
          <table:table-cell office:value-type="float" office:value="959611">
            <text:p>959611</text:p>
          </table:table-cell>
          <table:table-cell office:value-type="float" office:value="959895">
            <text:p>95989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9.1228070175</text:p>
          </table:table-cell>
        </table:table-row>
        <table:table-row table:style-name="ro2">
          <table:table-cell office:value-type="float" office:value="672249">
            <text:p>672249</text:p>
          </table:table-cell>
          <table:table-cell office:value-type="string">
            <text:p>335992.PRJNA13989.SAR11_1037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50S ribosomal protein L32 gene=rpmF tax_id_proj_id=335992.PRJNA13989 cog=- project_id=PRJNA13989 protein_id=AAZ21843.1 GI=71062840 /&gt;</text:p>
          </table:table-cell>
          <table:table-cell office:value-type="float" office:value="183">
            <text:p>183</text:p>
          </table:table-cell>
          <table:table-cell office:value-type="float" office:value="1010435">
            <text:p>1010435</text:p>
          </table:table-cell>
          <table:table-cell office:value-type="float" office:value="1010617">
            <text:p>1010617</text:p>
          </table:table-cell>
          <table:table-cell office:value-type="float" office:value="-0">
            <text:p>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6.0655737705</text:p>
          </table:table-cell>
        </table:table-row>
        <table:table-row table:style-name="ro2">
          <table:table-cell office:value-type="float" office:value="672277">
            <text:p>672277</text:p>
          </table:table-cell>
          <table:table-cell office:value-type="string">
            <text:p>335992.PRJNA13989.SAR11_1065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sarcosine oxidase delta chain gene=soxD tax_id_proj_id=335992.PRJNA13989 EC_number=1.5.3.1 cog=- project_id=PRJNA13989 protein_id=AAZ21870.1 GI=71062867 /&gt;</text:p>
          </table:table-cell>
          <table:table-cell office:value-type="float" office:value="276">
            <text:p>276</text:p>
          </table:table-cell>
          <table:table-cell office:value-type="float" office:value="1033165">
            <text:p>1033165</text:p>
          </table:table-cell>
          <table:table-cell office:value-type="float" office:value="1033440">
            <text:p>103344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3.3333333333</text:p>
          </table:table-cell>
        </table:table-row>
        <table:table-row table:style-name="ro2">
          <table:table-cell office:value-type="float" office:value="672313">
            <text:p>672313</text:p>
          </table:table-cell>
          <table:table-cell office:value-type="string">
            <text:p>335992.PRJNA13989.SAR11_1103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30S ribosomal protein S8 gene=rpsH tax_id_proj_id=335992.PRJNA13989 cog=- project_id=PRJNA13989 protein_id=AAZ21906.1 GI=71062903 /&gt;</text:p>
          </table:table-cell>
          <table:table-cell office:value-type="float" office:value="396">
            <text:p>396</text:p>
          </table:table-cell>
          <table:table-cell office:value-type="float" office:value="1064390">
            <text:p>1064390</text:p>
          </table:table-cell>
          <table:table-cell office:value-type="float" office:value="1064785">
            <text:p>1064785</text:p>
          </table:table-cell>
          <table:table-cell office:value-type="float" office:value="-0">
            <text:p>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.8080808081</text:p>
          </table:table-cell>
        </table:table-row>
        <table:table-row table:style-name="ro2">
          <table:table-cell office:value-type="float" office:value="672316">
            <text:p>672316</text:p>
          </table:table-cell>
          <table:table-cell office:value-type="string">
            <text:p>335992.PRJNA13989.SAR11_1106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probable 50S ribosomal protein L24 gene=rplX tax_id_proj_id=335992.PRJNA13989 cog=- project_id=PRJNA13989 protein_id=AAZ21909.1 GI=71062906 /&gt;</text:p>
          </table:table-cell>
          <table:table-cell office:value-type="float" office:value="249">
            <text:p>249</text:p>
          </table:table-cell>
          <table:table-cell office:value-type="float" office:value="1065658">
            <text:p>1065658</text:p>
          </table:table-cell>
          <table:table-cell office:value-type="float" office:value="1065906">
            <text:p>1065906</text:p>
          </table:table-cell>
          <table:table-cell office:value-type="float" office:value="-0">
            <text:p>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8.5140562249</text:p>
          </table:table-cell>
        </table:table-row>
        <table:table-row table:style-name="ro2">
          <table:table-cell office:value-type="float" office:value="672330">
            <text:p>672330</text:p>
          </table:table-cell>
          <table:table-cell office:value-type="string">
            <text:p>335992.PRJNA13989.SAR11_1120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30S ribosomal protein S7 gene=rpsG tax_id_proj_id=335992.PRJNA13989 cog=- project_id=PRJNA13989 protein_id=AAZ21923.1 GI=71062920 /&gt;</text:p>
          </table:table-cell>
          <table:table-cell office:value-type="float" office:value="471">
            <text:p>471</text:p>
          </table:table-cell>
          <table:table-cell office:value-type="float" office:value="1073343">
            <text:p>1073343</text:p>
          </table:table-cell>
          <table:table-cell office:value-type="float" office:value="1073813">
            <text:p>1073813</text:p>
          </table:table-cell>
          <table:table-cell office:value-type="float" office:value="-0">
            <text:p>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.3609341826</text:p>
          </table:table-cell>
        </table:table-row>
        <table:table-row table:style-name="ro2">
          <table:table-cell office:value-type="float" office:value="672351">
            <text:p>672351</text:p>
          </table:table-cell>
          <table:table-cell office:value-type="string">
            <text:p>335992.PRJNA13989.SAR11_1136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methionine aminopeptidase gene=map tax_id_proj_id=335992.PRJNA13989 EC_number=3.4.11.18 cog=- project_id=PRJNA13989 protein_id=AAZ21939.1 GI=71062936 /&gt;</text:p>
          </table:table-cell>
          <table:table-cell office:value-type="float" office:value="771">
            <text:p>771</text:p>
          </table:table-cell>
          <table:table-cell office:value-type="float" office:value="1090763">
            <text:p>1090763</text:p>
          </table:table-cell>
          <table:table-cell office:value-type="float" office:value="1091533">
            <text:p>1091533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3.0739299611</text:p>
          </table:table-cell>
        </table:table-row>
        <table:table-row table:style-name="ro2">
          <table:table-cell office:value-type="float" office:value="672354">
            <text:p>672354</text:p>
          </table:table-cell>
          <table:table-cell office:value-type="string">
            <text:p>335992.PRJNA13989.SAR11_1139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Phosphoribosylformylglycinamidine (FGAM) synthase tax_id_proj_id=335992.PRJNA13989 EC_number=6.3.5.3 note=purQ-like protein cog=- project_id=PRJNA13989 protein_id=AAZ21942.1 GI=71062939 /&gt;</text:p>
          </table:table-cell>
          <table:table-cell office:value-type="float" office:value="243">
            <text:p>243</text:p>
          </table:table-cell>
          <table:table-cell office:value-type="float" office:value="1093613">
            <text:p>1093613</text:p>
          </table:table-cell>
          <table:table-cell office:value-type="float" office:value="1093855">
            <text:p>1093855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8.3950617284</text:p>
          </table:table-cell>
        </table:table-row>
        <table:table-row table:style-name="ro2">
          <table:table-cell office:value-type="float" office:value="672415">
            <text:p>672415</text:p>
          </table:table-cell>
          <table:table-cell office:value-type="string">
            <text:p>335992.PRJNA13989.SAR11_1196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3-hydroxyisobutyrate dehydrogenase gene=mmsB tax_id_proj_id=335992.PRJNA13989 EC_number=1.1.1.31 cog=- project_id=PRJNA13989 protein_id=AAZ22003.1 GI=71063000 /&gt;</text:p>
          </table:table-cell>
          <table:table-cell office:value-type="float" office:value="867">
            <text:p>867</text:p>
          </table:table-cell>
          <table:table-cell office:value-type="float" office:value="1147088">
            <text:p>1147088</text:p>
          </table:table-cell>
          <table:table-cell office:value-type="float" office:value="1147954">
            <text:p>114795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4.7174163783</text:p>
          </table:table-cell>
        </table:table-row>
        <table:table-row table:style-name="ro2">
          <table:table-cell office:value-type="float" office:value="672492">
            <text:p>672492</text:p>
          </table:table-cell>
          <table:table-cell office:value-type="string">
            <text:p>335992.PRJNA13989.SAR11_1274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cold shock DNA-binding domain protein gene=cspL tax_id_proj_id=335992.PRJNA13989 cog=- project_id=PRJNA13989 protein_id=AAZ22078.1 GI=71063075 /&gt;</text:p>
          </table:table-cell>
          <table:table-cell office:value-type="float" office:value="207">
            <text:p>207</text:p>
          </table:table-cell>
          <table:table-cell office:value-type="float" office:value="1209773">
            <text:p>1209773</text:p>
          </table:table-cell>
          <table:table-cell office:value-type="float" office:value="1209979">
            <text:p>120997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4.7826086957</text:p>
          </table:table-cell>
        </table:table-row>
        <table:table-row table:style-name="ro2">
          <table:table-cell office:value-type="float" office:value="672526">
            <text:p>672526</text:p>
          </table:table-cell>
          <table:table-cell office:value-type="string">
            <text:p>335992.PRJNA13989.SAR11_1308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glutamate synthase large subunit-like protein tax_id_proj_id=335992.PRJNA13989 EC_number=1.4.1.13 note=GlxD-like protein cog=- project_id=PRJNA13989 protein_id=AAZ22112.1 GI=71063109 /&gt;</text:p>
          </table:table-cell>
          <table:table-cell office:value-type="float" office:value="1425">
            <text:p>1425</text:p>
          </table:table-cell>
          <table:table-cell office:value-type="float" office:value="1243895">
            <text:p>1243895</text:p>
          </table:table-cell>
          <table:table-cell office:value-type="float" office:value="1245319">
            <text:p>1245319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6.701754386</text:p>
          </table:table-cell>
        </table:table-row>
        <table:table-row table:style-name="ro2">
          <table:table-cell office:value-type="float" office:value="672544">
            <text:p>672544</text:p>
          </table:table-cell>
          <table:table-cell office:value-type="string">
            <text:p>335992.PRJNA13989.SAR11_1326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CsaA protein gene=csaA tax_id_proj_id=335992.PRJNA13989 cog=- project_id=PRJNA13989 protein_id=AAZ22130.1 GI=71063127 /&gt;</text:p>
          </table:table-cell>
          <table:table-cell office:value-type="float" office:value="342">
            <text:p>342</text:p>
          </table:table-cell>
          <table:table-cell office:value-type="float" office:value="1261646">
            <text:p>1261646</text:p>
          </table:table-cell>
          <table:table-cell office:value-type="float" office:value="1261987">
            <text:p>1261987</text:p>
          </table:table-cell>
          <table:table-cell office:value-type="float" office:value="-0">
            <text:p>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0.1169590643</text:p>
          </table:table-cell>
        </table:table-row>
        <table:table-row table:style-name="ro2">
          <table:table-cell office:value-type="float" office:value="672578">
            <text:p>672578</text:p>
          </table:table-cell>
          <table:table-cell office:value-type="string">
            <text:p>335992.PRJNA13989.SAR11_1361</text:p>
          </table:table-cell>
          <table:table-cell office:value-type="string">
            <text:p>335992.PRJNA13989.CP000084</text:p>
          </table:table-cell>
          <table:table-cell office:value-type="string">
            <text:p>CDS</text:p>
          </table:table-cell>
          <table:table-cell office:value-type="string">
            <text:p>&lt;annotation product=Leu/Ile/Val-binding protein precursor gene=livJ2 tax_id_proj_id=335992.PRJNA13989 cog=- project_id=PRJNA13989 protein_id=AAZ22164.1 GI=71063161 /&gt;</text:p>
          </table:table-cell>
          <table:table-cell office:value-type="float" office:value="1242">
            <text:p>1242</text:p>
          </table:table-cell>
          <table:table-cell office:value-type="float" office:value="1295675">
            <text:p>1295675</text:p>
          </table:table-cell>
          <table:table-cell office:value-type="float" office:value="1296916">
            <text:p>1296916</text:p>
          </table:table-cell>
          <table:table-cell office:value-type="float" office:value="-0">
            <text:p>-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6.0708534622</text:p>
          </table:table-cell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10/05/2017</text:date>, <text:time>14:0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Paoli</meta:initial-creator>
    <meta:creation-date>2017-05-09T14:18:15</meta:creation-date>
    <dc:date>2017-05-10T14:00:59</dc:date>
    <dc:creator>Lucas Paoli</dc:creator>
    <meta:editing-duration>PT23H27M44S</meta:editing-duration>
    <meta:editing-cycles>2</meta:editing-cycles>
    <meta:generator>OpenOffice/4.1.3$Unix OpenOffice.org_project/413m1$Build-9783</meta:generator>
    <meta:document-statistic meta:table-count="3" meta:cell-count="3009" meta:object-count="0"/>
  </office:meta>
</office:document-meta>
</file>